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6.53pt" svg:height="591.05pt" svg:x="218.55pt" svg:y="17.32pt">
            <loext:p draw:notify-on-update-of-ranges="Sheet1.B1:Sheet1.B22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08.05" calcext:value-type="float">
            <text:p>1008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08.05" calcext:value-type="float">
            <text:p>1008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8.05" calcext:value-type="float">
            <text:p>1008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08.05" calcext:value-type="float">
            <text:p>1008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08.05" calcext:value-type="float">
            <text:p>1008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08.05" calcext:value-type="float">
            <text:p>1008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08.05" calcext:value-type="float">
            <text:p>1008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08.05" calcext:value-type="float">
            <text:p>1008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1008.13" calcext:value-type="float">
            <text:p>1008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1008.14" calcext:value-type="float">
            <text:p>1008.1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1008.15" calcext:value-type="float">
            <text:p>1008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378" calcext:value-type="float">
            <text:p>8378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396" calcext:value-type="float">
            <text:p>8396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434" calcext:value-type="float">
            <text:p>843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453" calcext:value-type="float">
            <text:p>8453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509" calcext:value-type="float">
            <text:p>850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1008.06" calcext:value-type="float">
            <text:p>1008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1008.07" calcext:value-type="float">
            <text:p>1008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921" calcext:value-type="float">
            <text:p>8921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939" calcext:value-type="float">
            <text:p>8939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958" calcext:value-type="float">
            <text:p>8958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977" calcext:value-type="float">
            <text:p>8977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1008.12" calcext:value-type="float">
            <text:p>1008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145" calcext:value-type="float">
            <text:p>9145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164" calcext:value-type="float">
            <text:p>9164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183" calcext:value-type="float">
            <text:p>9183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239" calcext:value-type="float">
            <text:p>9239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295" calcext:value-type="float">
            <text:p>9295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332" calcext:value-type="float">
            <text:p>933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558" calcext:value-type="float">
            <text:p>9558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669" calcext:value-type="float">
            <text:p>966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707" calcext:value-type="float">
            <text:p>9707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744" calcext:value-type="float">
            <text:p>9744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782" calcext:value-type="float">
            <text:p>9782</text:p>
          </table:table-cell>
          <table:table-cell office:value-type="float" office:value="1008.11" calcext:value-type="float">
            <text:p>1008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float" office:value="1008.1" calcext:value-type="float">
            <text:p>1008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931" calcext:value-type="float">
            <text:p>9931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1008.08" calcext:value-type="float">
            <text:p>1008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float" office:value="1008.09" calcext:value-type="float">
            <text:p>1008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1004.22" calcext:value-type="float">
            <text:p>1004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1004.22" calcext:value-type="float">
            <text:p>1004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float" office:value="1004.22" calcext:value-type="float">
            <text:p>1004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float" office:value="1004.22" calcext:value-type="float">
            <text:p>1004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float" office:value="1004.22" calcext:value-type="float">
            <text:p>1004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979.94" calcext:value-type="float">
            <text:p>97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979.94" calcext:value-type="float">
            <text:p>97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float" office:value="979.94" calcext:value-type="float">
            <text:p>97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float" office:value="979.94" calcext:value-type="float">
            <text:p>97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float" office:value="979.94" calcext:value-type="float">
            <text:p>97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float" office:value="959.34" calcext:value-type="float">
            <text:p>959.3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297" calcext:value-type="float">
            <text:p>10297</text:p>
          </table:table-cell>
          <table:table-cell office:value-type="float" office:value="959.34" calcext:value-type="float">
            <text:p>959.3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959.34" calcext:value-type="float">
            <text:p>959.3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334" calcext:value-type="float">
            <text:p>10334</text:p>
          </table:table-cell>
          <table:table-cell office:value-type="float" office:value="959.34" calcext:value-type="float">
            <text:p>959.3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float" office:value="959.34" calcext:value-type="float">
            <text:p>959.3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372" calcext:value-type="float">
            <text:p>10372</text:p>
          </table:table-cell>
          <table:table-cell office:value-type="float" office:value="943.78" calcext:value-type="float">
            <text:p>94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390" calcext:value-type="float">
            <text:p>10390</text:p>
          </table:table-cell>
          <table:table-cell office:value-type="float" office:value="943.78" calcext:value-type="float">
            <text:p>94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float" office:value="943.78" calcext:value-type="float">
            <text:p>94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428" calcext:value-type="float">
            <text:p>10428</text:p>
          </table:table-cell>
          <table:table-cell office:value-type="float" office:value="943.78" calcext:value-type="float">
            <text:p>94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446" calcext:value-type="float">
            <text:p>10446</text:p>
          </table:table-cell>
          <table:table-cell office:value-type="float" office:value="943.78" calcext:value-type="float">
            <text:p>94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  <table:table-cell office:value-type="float" office:value="932.23" calcext:value-type="float">
            <text:p>932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483" calcext:value-type="float">
            <text:p>10483</text:p>
          </table:table-cell>
          <table:table-cell office:value-type="float" office:value="932.23" calcext:value-type="float">
            <text:p>932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503" calcext:value-type="float">
            <text:p>10503</text:p>
          </table:table-cell>
          <table:table-cell office:value-type="float" office:value="932.23" calcext:value-type="float">
            <text:p>932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521" calcext:value-type="float">
            <text:p>10521</text:p>
          </table:table-cell>
          <table:table-cell office:value-type="float" office:value="932.23" calcext:value-type="float">
            <text:p>932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932.23" calcext:value-type="float">
            <text:p>932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559" calcext:value-type="float">
            <text:p>10559</text:p>
          </table:table-cell>
          <table:table-cell office:value-type="float" office:value="932.23" calcext:value-type="float">
            <text:p>932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577" calcext:value-type="float">
            <text:p>10577</text:p>
          </table:table-cell>
          <table:table-cell office:value-type="float" office:value="923.69" calcext:value-type="float">
            <text:p>923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float" office:value="923.69" calcext:value-type="float">
            <text:p>923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614" calcext:value-type="float">
            <text:p>10614</text:p>
          </table:table-cell>
          <table:table-cell office:value-type="float" office:value="923.69" calcext:value-type="float">
            <text:p>923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634" calcext:value-type="float">
            <text:p>10634</text:p>
          </table:table-cell>
          <table:table-cell office:value-type="float" office:value="923.69" calcext:value-type="float">
            <text:p>923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652" calcext:value-type="float">
            <text:p>10652</text:p>
          </table:table-cell>
          <table:table-cell office:value-type="float" office:value="923.69" calcext:value-type="float">
            <text:p>923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671" calcext:value-type="float">
            <text:p>10671</text:p>
          </table:table-cell>
          <table:table-cell office:value-type="float" office:value="917.53" calcext:value-type="float">
            <text:p>917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917.53" calcext:value-type="float">
            <text:p>917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708" calcext:value-type="float">
            <text:p>10708</text:p>
          </table:table-cell>
          <table:table-cell office:value-type="float" office:value="917.53" calcext:value-type="float">
            <text:p>917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727" calcext:value-type="float">
            <text:p>10727</text:p>
          </table:table-cell>
          <table:table-cell office:value-type="float" office:value="917.53" calcext:value-type="float">
            <text:p>917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745" calcext:value-type="float">
            <text:p>10745</text:p>
          </table:table-cell>
          <table:table-cell office:value-type="float" office:value="917.53" calcext:value-type="float">
            <text:p>917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765" calcext:value-type="float">
            <text:p>10765</text:p>
          </table:table-cell>
          <table:table-cell office:value-type="float" office:value="912.85" calcext:value-type="float">
            <text:p>912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783" calcext:value-type="float">
            <text:p>10783</text:p>
          </table:table-cell>
          <table:table-cell office:value-type="float" office:value="912.85" calcext:value-type="float">
            <text:p>912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float" office:value="912.85" calcext:value-type="float">
            <text:p>912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821" calcext:value-type="float">
            <text:p>10821</text:p>
          </table:table-cell>
          <table:table-cell office:value-type="float" office:value="912.85" calcext:value-type="float">
            <text:p>912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float" office:value="912.85" calcext:value-type="float">
            <text:p>912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float" office:value="909.57" calcext:value-type="float">
            <text:p>909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876" calcext:value-type="float">
            <text:p>10876</text:p>
          </table:table-cell>
          <table:table-cell office:value-type="float" office:value="909.57" calcext:value-type="float">
            <text:p>909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896" calcext:value-type="float">
            <text:p>10896</text:p>
          </table:table-cell>
          <table:table-cell office:value-type="float" office:value="909.57" calcext:value-type="float">
            <text:p>909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914" calcext:value-type="float">
            <text:p>10914</text:p>
          </table:table-cell>
          <table:table-cell office:value-type="float" office:value="909.57" calcext:value-type="float">
            <text:p>909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933" calcext:value-type="float">
            <text:p>10933</text:p>
          </table:table-cell>
          <table:table-cell office:value-type="float" office:value="909.57" calcext:value-type="float">
            <text:p>909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951" calcext:value-type="float">
            <text:p>10951</text:p>
          </table:table-cell>
          <table:table-cell office:value-type="float" office:value="907.11" calcext:value-type="float">
            <text:p>907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float" office:value="907.11" calcext:value-type="float">
            <text:p>907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0989" calcext:value-type="float">
            <text:p>10989</text:p>
          </table:table-cell>
          <table:table-cell office:value-type="float" office:value="907.11" calcext:value-type="float">
            <text:p>907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907.11" calcext:value-type="float">
            <text:p>907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float" office:value="907.11" calcext:value-type="float">
            <text:p>907.1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float" office:value="905.28" calcext:value-type="float">
            <text:p>905.2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064" calcext:value-type="float">
            <text:p>11064</text:p>
          </table:table-cell>
          <table:table-cell office:value-type="float" office:value="905.28" calcext:value-type="float">
            <text:p>905.2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905.28" calcext:value-type="float">
            <text:p>905.2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905.28" calcext:value-type="float">
            <text:p>905.2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905.28" calcext:value-type="float">
            <text:p>905.2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139" calcext:value-type="float">
            <text:p>11139</text:p>
          </table:table-cell>
          <table:table-cell office:value-type="float" office:value="905.28" calcext:value-type="float">
            <text:p>905.2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903.93" calcext:value-type="float">
            <text:p>90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176" calcext:value-type="float">
            <text:p>11176</text:p>
          </table:table-cell>
          <table:table-cell office:value-type="float" office:value="903.93" calcext:value-type="float">
            <text:p>90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float" office:value="903.93" calcext:value-type="float">
            <text:p>90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float" office:value="903.93" calcext:value-type="float">
            <text:p>90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float" office:value="903.93" calcext:value-type="float">
            <text:p>90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float" office:value="902.83" calcext:value-type="float">
            <text:p>902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float" office:value="902.83" calcext:value-type="float">
            <text:p>902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289" calcext:value-type="float">
            <text:p>11289</text:p>
          </table:table-cell>
          <table:table-cell office:value-type="float" office:value="902.83" calcext:value-type="float">
            <text:p>902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float" office:value="902.83" calcext:value-type="float">
            <text:p>902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float" office:value="902.83" calcext:value-type="float">
            <text:p>902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float" office:value="902.12" calcext:value-type="float">
            <text:p>902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float" office:value="902.12" calcext:value-type="float">
            <text:p>902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float" office:value="902.12" calcext:value-type="float">
            <text:p>902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float" office:value="902.12" calcext:value-type="float">
            <text:p>902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902.12" calcext:value-type="float">
            <text:p>902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float" office:value="901.77" calcext:value-type="float">
            <text:p>9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457" calcext:value-type="float">
            <text:p>11457</text:p>
          </table:table-cell>
          <table:table-cell office:value-type="float" office:value="901.77" calcext:value-type="float">
            <text:p>9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475" calcext:value-type="float">
            <text:p>11475</text:p>
          </table:table-cell>
          <table:table-cell office:value-type="float" office:value="901.77" calcext:value-type="float">
            <text:p>9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495" calcext:value-type="float">
            <text:p>11495</text:p>
          </table:table-cell>
          <table:table-cell office:value-type="float" office:value="901.77" calcext:value-type="float">
            <text:p>9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float" office:value="901.77" calcext:value-type="float">
            <text:p>9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float" office:value="901.4" calcext:value-type="float">
            <text:p>901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float" office:value="901.4" calcext:value-type="float">
            <text:p>901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float" office:value="901.4" calcext:value-type="float">
            <text:p>901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588" calcext:value-type="float">
            <text:p>11588</text:p>
          </table:table-cell>
          <table:table-cell office:value-type="float" office:value="901.4" calcext:value-type="float">
            <text:p>901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607" calcext:value-type="float">
            <text:p>11607</text:p>
          </table:table-cell>
          <table:table-cell office:value-type="float" office:value="901.4" calcext:value-type="float">
            <text:p>901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626" calcext:value-type="float">
            <text:p>11626</text:p>
          </table:table-cell>
          <table:table-cell office:value-type="float" office:value="901.16" calcext:value-type="float">
            <text:p>901.1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644" calcext:value-type="float">
            <text:p>11644</text:p>
          </table:table-cell>
          <table:table-cell office:value-type="float" office:value="901.16" calcext:value-type="float">
            <text:p>901.1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float" office:value="901.16" calcext:value-type="float">
            <text:p>901.1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681" calcext:value-type="float">
            <text:p>11681</text:p>
          </table:table-cell>
          <table:table-cell office:value-type="float" office:value="901.16" calcext:value-type="float">
            <text:p>901.1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701" calcext:value-type="float">
            <text:p>11701</text:p>
          </table:table-cell>
          <table:table-cell office:value-type="float" office:value="901.16" calcext:value-type="float">
            <text:p>901.1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719" calcext:value-type="float">
            <text:p>11719</text:p>
          </table:table-cell>
          <table:table-cell office:value-type="float" office:value="901.16" calcext:value-type="float">
            <text:p>901.1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738" calcext:value-type="float">
            <text:p>11738</text:p>
          </table:table-cell>
          <table:table-cell office:value-type="float" office:value="900.94" calcext:value-type="float">
            <text:p>900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900.94" calcext:value-type="float">
            <text:p>900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776" calcext:value-type="float">
            <text:p>11776</text:p>
          </table:table-cell>
          <table:table-cell office:value-type="float" office:value="900.94" calcext:value-type="float">
            <text:p>900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794" calcext:value-type="float">
            <text:p>11794</text:p>
          </table:table-cell>
          <table:table-cell office:value-type="float" office:value="900.94" calcext:value-type="float">
            <text:p>900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812" calcext:value-type="float">
            <text:p>11812</text:p>
          </table:table-cell>
          <table:table-cell office:value-type="float" office:value="900.94" calcext:value-type="float">
            <text:p>900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832" calcext:value-type="float">
            <text:p>11832</text:p>
          </table:table-cell>
          <table:table-cell office:value-type="float" office:value="900.97" calcext:value-type="float">
            <text:p>900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850" calcext:value-type="float">
            <text:p>11850</text:p>
          </table:table-cell>
          <table:table-cell office:value-type="float" office:value="900.97" calcext:value-type="float">
            <text:p>900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869" calcext:value-type="float">
            <text:p>11869</text:p>
          </table:table-cell>
          <table:table-cell office:value-type="float" office:value="900.97" calcext:value-type="float">
            <text:p>900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888" calcext:value-type="float">
            <text:p>11888</text:p>
          </table:table-cell>
          <table:table-cell office:value-type="float" office:value="900.97" calcext:value-type="float">
            <text:p>900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907" calcext:value-type="float">
            <text:p>11907</text:p>
          </table:table-cell>
          <table:table-cell office:value-type="float" office:value="900.97" calcext:value-type="float">
            <text:p>900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925" calcext:value-type="float">
            <text:p>11925</text:p>
          </table:table-cell>
          <table:table-cell office:value-type="float" office:value="900.82" calcext:value-type="float">
            <text:p>90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943" calcext:value-type="float">
            <text:p>11943</text:p>
          </table:table-cell>
          <table:table-cell office:value-type="float" office:value="900.82" calcext:value-type="float">
            <text:p>90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963" calcext:value-type="float">
            <text:p>11963</text:p>
          </table:table-cell>
          <table:table-cell office:value-type="float" office:value="900.82" calcext:value-type="float">
            <text:p>90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1981" calcext:value-type="float">
            <text:p>11981</text:p>
          </table:table-cell>
          <table:table-cell office:value-type="float" office:value="900.82" calcext:value-type="float">
            <text:p>90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900.82" calcext:value-type="float">
            <text:p>90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019" calcext:value-type="float">
            <text:p>12019</text:p>
          </table:table-cell>
          <table:table-cell office:value-type="float" office:value="900.63" calcext:value-type="float">
            <text:p>900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038" calcext:value-type="float">
            <text:p>12038</text:p>
          </table:table-cell>
          <table:table-cell office:value-type="float" office:value="900.63" calcext:value-type="float">
            <text:p>900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056" calcext:value-type="float">
            <text:p>12056</text:p>
          </table:table-cell>
          <table:table-cell office:value-type="float" office:value="900.63" calcext:value-type="float">
            <text:p>900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075" calcext:value-type="float">
            <text:p>12075</text:p>
          </table:table-cell>
          <table:table-cell office:value-type="float" office:value="900.63" calcext:value-type="float">
            <text:p>900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094" calcext:value-type="float">
            <text:p>12094</text:p>
          </table:table-cell>
          <table:table-cell office:value-type="float" office:value="900.63" calcext:value-type="float">
            <text:p>900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float" office:value="900.74" calcext:value-type="float">
            <text:p>900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float" office:value="900.74" calcext:value-type="float">
            <text:p>900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  <table:table-cell office:value-type="float" office:value="900.74" calcext:value-type="float">
            <text:p>900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169" calcext:value-type="float">
            <text:p>12169</text:p>
          </table:table-cell>
          <table:table-cell office:value-type="float" office:value="900.74" calcext:value-type="float">
            <text:p>900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187" calcext:value-type="float">
            <text:p>12187</text:p>
          </table:table-cell>
          <table:table-cell office:value-type="float" office:value="900.74" calcext:value-type="float">
            <text:p>900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900.66" calcext:value-type="float">
            <text:p>900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225" calcext:value-type="float">
            <text:p>12225</text:p>
          </table:table-cell>
          <table:table-cell office:value-type="float" office:value="900.66" calcext:value-type="float">
            <text:p>900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243" calcext:value-type="float">
            <text:p>12243</text:p>
          </table:table-cell>
          <table:table-cell office:value-type="float" office:value="900.66" calcext:value-type="float">
            <text:p>900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262" calcext:value-type="float">
            <text:p>12262</text:p>
          </table:table-cell>
          <table:table-cell office:value-type="float" office:value="900.66" calcext:value-type="float">
            <text:p>900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900.66" calcext:value-type="float">
            <text:p>900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900.66" calcext:value-type="float">
            <text:p>900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318" calcext:value-type="float">
            <text:p>12318</text:p>
          </table:table-cell>
          <table:table-cell office:value-type="float" office:value="900.7" calcext:value-type="float">
            <text:p>900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337" calcext:value-type="float">
            <text:p>12337</text:p>
          </table:table-cell>
          <table:table-cell office:value-type="float" office:value="900.7" calcext:value-type="float">
            <text:p>900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float" office:value="900.7" calcext:value-type="float">
            <text:p>900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float" office:value="900.7" calcext:value-type="float">
            <text:p>900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393" calcext:value-type="float">
            <text:p>12393</text:p>
          </table:table-cell>
          <table:table-cell office:value-type="float" office:value="900.7" calcext:value-type="float">
            <text:p>900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411" calcext:value-type="float">
            <text:p>12411</text:p>
          </table:table-cell>
          <table:table-cell office:value-type="float" office:value="900.54" calcext:value-type="float">
            <text:p>900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float" office:value="900.54" calcext:value-type="float">
            <text:p>900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900.54" calcext:value-type="float">
            <text:p>900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float" office:value="900.54" calcext:value-type="float">
            <text:p>900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float" office:value="900.54" calcext:value-type="float">
            <text:p>900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506" calcext:value-type="float">
            <text:p>12506</text:p>
          </table:table-cell>
          <table:table-cell office:value-type="float" office:value="900.5" calcext:value-type="float">
            <text:p>900.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float" office:value="900.5" calcext:value-type="float">
            <text:p>900.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float" office:value="900.5" calcext:value-type="float">
            <text:p>900.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float" office:value="900.5" calcext:value-type="float">
            <text:p>900.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580" calcext:value-type="float">
            <text:p>12580</text:p>
          </table:table-cell>
          <table:table-cell office:value-type="float" office:value="900.5" calcext:value-type="float">
            <text:p>900.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599" calcext:value-type="float">
            <text:p>12599</text:p>
          </table:table-cell>
          <table:table-cell office:value-type="float" office:value="900.6" calcext:value-type="float">
            <text:p>900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618" calcext:value-type="float">
            <text:p>12618</text:p>
          </table:table-cell>
          <table:table-cell office:value-type="float" office:value="900.6" calcext:value-type="float">
            <text:p>900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637" calcext:value-type="float">
            <text:p>12637</text:p>
          </table:table-cell>
          <table:table-cell office:value-type="float" office:value="900.6" calcext:value-type="float">
            <text:p>900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655" calcext:value-type="float">
            <text:p>12655</text:p>
          </table:table-cell>
          <table:table-cell office:value-type="float" office:value="900.6" calcext:value-type="float">
            <text:p>900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674" calcext:value-type="float">
            <text:p>12674</text:p>
          </table:table-cell>
          <table:table-cell office:value-type="float" office:value="900.6" calcext:value-type="float">
            <text:p>900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693" calcext:value-type="float">
            <text:p>12693</text:p>
          </table:table-cell>
          <table:table-cell office:value-type="float" office:value="900.56" calcext:value-type="float">
            <text:p>900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711" calcext:value-type="float">
            <text:p>12711</text:p>
          </table:table-cell>
          <table:table-cell office:value-type="float" office:value="900.56" calcext:value-type="float">
            <text:p>900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float" office:value="900.56" calcext:value-type="float">
            <text:p>900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748" calcext:value-type="float">
            <text:p>12748</text:p>
          </table:table-cell>
          <table:table-cell office:value-type="float" office:value="900.56" calcext:value-type="float">
            <text:p>900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768" calcext:value-type="float">
            <text:p>12768</text:p>
          </table:table-cell>
          <table:table-cell office:value-type="float" office:value="900.56" calcext:value-type="float">
            <text:p>900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786" calcext:value-type="float">
            <text:p>12786</text:p>
          </table:table-cell>
          <table:table-cell office:value-type="float" office:value="900.49" calcext:value-type="float">
            <text:p>900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805" calcext:value-type="float">
            <text:p>12805</text:p>
          </table:table-cell>
          <table:table-cell office:value-type="float" office:value="900.49" calcext:value-type="float">
            <text:p>900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824" calcext:value-type="float">
            <text:p>12824</text:p>
          </table:table-cell>
          <table:table-cell office:value-type="float" office:value="900.49" calcext:value-type="float">
            <text:p>900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843" calcext:value-type="float">
            <text:p>12843</text:p>
          </table:table-cell>
          <table:table-cell office:value-type="float" office:value="900.49" calcext:value-type="float">
            <text:p>900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float" office:value="900.49" calcext:value-type="float">
            <text:p>900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879" calcext:value-type="float">
            <text:p>12879</text:p>
          </table:table-cell>
          <table:table-cell office:value-type="float" office:value="900.54" calcext:value-type="float">
            <text:p>900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899" calcext:value-type="float">
            <text:p>12899</text:p>
          </table:table-cell>
          <table:table-cell office:value-type="float" office:value="900.53" calcext:value-type="float">
            <text:p>90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917" calcext:value-type="float">
            <text:p>12917</text:p>
          </table:table-cell>
          <table:table-cell office:value-type="float" office:value="900.53" calcext:value-type="float">
            <text:p>90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936" calcext:value-type="float">
            <text:p>12936</text:p>
          </table:table-cell>
          <table:table-cell office:value-type="float" office:value="900.53" calcext:value-type="float">
            <text:p>90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955" calcext:value-type="float">
            <text:p>12955</text:p>
          </table:table-cell>
          <table:table-cell office:value-type="float" office:value="900.53" calcext:value-type="float">
            <text:p>90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974" calcext:value-type="float">
            <text:p>12974</text:p>
          </table:table-cell>
          <table:table-cell office:value-type="float" office:value="900.53" calcext:value-type="float">
            <text:p>90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086" calcext:value-type="float">
            <text:p>13086</text:p>
          </table:table-cell>
          <table:table-cell office:value-type="float" office:value="900.43" calcext:value-type="float">
            <text:p>900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float" office:value="900.43" calcext:value-type="float">
            <text:p>900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float" office:value="900.43" calcext:value-type="float">
            <text:p>900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float" office:value="900.43" calcext:value-type="float">
            <text:p>900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float" office:value="900.43" calcext:value-type="float">
            <text:p>900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float" office:value="900.58" calcext:value-type="float">
            <text:p>90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198" calcext:value-type="float">
            <text:p>13198</text:p>
          </table:table-cell>
          <table:table-cell office:value-type="float" office:value="900.58" calcext:value-type="float">
            <text:p>90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217" calcext:value-type="float">
            <text:p>13217</text:p>
          </table:table-cell>
          <table:table-cell office:value-type="float" office:value="900.58" calcext:value-type="float">
            <text:p>90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236" calcext:value-type="float">
            <text:p>13236</text:p>
          </table:table-cell>
          <table:table-cell office:value-type="float" office:value="900.58" calcext:value-type="float">
            <text:p>90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254" calcext:value-type="float">
            <text:p>13254</text:p>
          </table:table-cell>
          <table:table-cell office:value-type="float" office:value="900.58" calcext:value-type="float">
            <text:p>90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273" calcext:value-type="float">
            <text:p>13273</text:p>
          </table:table-cell>
          <table:table-cell office:value-type="float" office:value="900.3" calcext:value-type="float">
            <text:p>900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float" office:value="900.3" calcext:value-type="float">
            <text:p>900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900.3" calcext:value-type="float">
            <text:p>900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329" calcext:value-type="float">
            <text:p>13329</text:p>
          </table:table-cell>
          <table:table-cell office:value-type="float" office:value="900.3" calcext:value-type="float">
            <text:p>900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float" office:value="900.3" calcext:value-type="float">
            <text:p>900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367" calcext:value-type="float">
            <text:p>13367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385" calcext:value-type="float">
            <text:p>13385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404" calcext:value-type="float">
            <text:p>13404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423" calcext:value-type="float">
            <text:p>13423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442" calcext:value-type="float">
            <text:p>13442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460" calcext:value-type="float">
            <text:p>13460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478" calcext:value-type="float">
            <text:p>13478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498" calcext:value-type="float">
            <text:p>13498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516" calcext:value-type="float">
            <text:p>13516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554" calcext:value-type="float">
            <text:p>13554</text:p>
          </table:table-cell>
          <table:table-cell office:value-type="float" office:value="900.52" calcext:value-type="float">
            <text:p>900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573" calcext:value-type="float">
            <text:p>13573</text:p>
          </table:table-cell>
          <table:table-cell office:value-type="float" office:value="900.46" calcext:value-type="float">
            <text:p>9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591" calcext:value-type="float">
            <text:p>13591</text:p>
          </table:table-cell>
          <table:table-cell office:value-type="float" office:value="900.46" calcext:value-type="float">
            <text:p>9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609" calcext:value-type="float">
            <text:p>13609</text:p>
          </table:table-cell>
          <table:table-cell office:value-type="float" office:value="900.46" calcext:value-type="float">
            <text:p>9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629" calcext:value-type="float">
            <text:p>13629</text:p>
          </table:table-cell>
          <table:table-cell office:value-type="float" office:value="900.46" calcext:value-type="float">
            <text:p>9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647" calcext:value-type="float">
            <text:p>13647</text:p>
          </table:table-cell>
          <table:table-cell office:value-type="float" office:value="900.46" calcext:value-type="float">
            <text:p>9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685" calcext:value-type="float">
            <text:p>13685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704" calcext:value-type="float">
            <text:p>13704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741" calcext:value-type="float">
            <text:p>13741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778" calcext:value-type="float">
            <text:p>13778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816" calcext:value-type="float">
            <text:p>13816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835" calcext:value-type="float">
            <text:p>13835</text:p>
          </table:table-cell>
          <table:table-cell office:value-type="float" office:value="900.47" calcext:value-type="float">
            <text:p>900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853" calcext:value-type="float">
            <text:p>13853</text:p>
          </table:table-cell>
          <table:table-cell office:value-type="float" office:value="900.31" calcext:value-type="float">
            <text:p>900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872" calcext:value-type="float">
            <text:p>13872</text:p>
          </table:table-cell>
          <table:table-cell office:value-type="float" office:value="900.31" calcext:value-type="float">
            <text:p>900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float" office:value="900.31" calcext:value-type="float">
            <text:p>900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float" office:value="900.31" calcext:value-type="float">
            <text:p>900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928" calcext:value-type="float">
            <text:p>13928</text:p>
          </table:table-cell>
          <table:table-cell office:value-type="float" office:value="900.31" calcext:value-type="float">
            <text:p>900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946" calcext:value-type="float">
            <text:p>13946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3984" calcext:value-type="float">
            <text:p>13984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041" calcext:value-type="float">
            <text:p>14041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077" calcext:value-type="float">
            <text:p>14077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float" office:value="900.37" calcext:value-type="float">
            <text:p>900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190" calcext:value-type="float">
            <text:p>14190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209" calcext:value-type="float">
            <text:p>14209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228" calcext:value-type="float">
            <text:p>14228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float" office:value="900.39" calcext:value-type="float">
            <text:p>900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float" office:value="900.39" calcext:value-type="float">
            <text:p>900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284" calcext:value-type="float">
            <text:p>14284</text:p>
          </table:table-cell>
          <table:table-cell office:value-type="float" office:value="900.39" calcext:value-type="float">
            <text:p>900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303" calcext:value-type="float">
            <text:p>14303</text:p>
          </table:table-cell>
          <table:table-cell office:value-type="float" office:value="900.39" calcext:value-type="float">
            <text:p>900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float" office:value="900.39" calcext:value-type="float">
            <text:p>900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340" calcext:value-type="float">
            <text:p>14340</text:p>
          </table:table-cell>
          <table:table-cell office:value-type="float" office:value="900.24" calcext:value-type="float">
            <text:p>900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900.24" calcext:value-type="float">
            <text:p>900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377" calcext:value-type="float">
            <text:p>14377</text:p>
          </table:table-cell>
          <table:table-cell office:value-type="float" office:value="900.24" calcext:value-type="float">
            <text:p>900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396" calcext:value-type="float">
            <text:p>14396</text:p>
          </table:table-cell>
          <table:table-cell office:value-type="float" office:value="900.24" calcext:value-type="float">
            <text:p>900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float" office:value="900.24" calcext:value-type="float">
            <text:p>900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float" office:value="900.08" calcext:value-type="float">
            <text:p>900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float" office:value="900.08" calcext:value-type="float">
            <text:p>900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471" calcext:value-type="float">
            <text:p>14471</text:p>
          </table:table-cell>
          <table:table-cell office:value-type="float" office:value="900.08" calcext:value-type="float">
            <text:p>900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float" office:value="900.08" calcext:value-type="float">
            <text:p>900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float" office:value="900.08" calcext:value-type="float">
            <text:p>900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527" calcext:value-type="float">
            <text:p>14527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602" calcext:value-type="float">
            <text:p>14602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658" calcext:value-type="float">
            <text:p>14658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696" calcext:value-type="float">
            <text:p>14696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714" calcext:value-type="float">
            <text:p>14714</text:p>
          </table:table-cell>
          <table:table-cell office:value-type="float" office:value="900.27" calcext:value-type="float">
            <text:p>900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733" calcext:value-type="float">
            <text:p>14733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771" calcext:value-type="float">
            <text:p>14771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789" calcext:value-type="float">
            <text:p>14789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808" calcext:value-type="float">
            <text:p>14808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827" calcext:value-type="float">
            <text:p>14827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845" calcext:value-type="float">
            <text:p>14845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864" calcext:value-type="float">
            <text:p>14864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883" calcext:value-type="float">
            <text:p>14883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902" calcext:value-type="float">
            <text:p>14902</text:p>
          </table:table-cell>
          <table:table-cell office:value-type="float" office:value="900.32" calcext:value-type="float">
            <text:p>900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float" office:value="900.23" calcext:value-type="float">
            <text:p>900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939" calcext:value-type="float">
            <text:p>14939</text:p>
          </table:table-cell>
          <table:table-cell office:value-type="float" office:value="900.23" calcext:value-type="float">
            <text:p>900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958" calcext:value-type="float">
            <text:p>14958</text:p>
          </table:table-cell>
          <table:table-cell office:value-type="float" office:value="900.23" calcext:value-type="float">
            <text:p>900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977" calcext:value-type="float">
            <text:p>14977</text:p>
          </table:table-cell>
          <table:table-cell office:value-type="float" office:value="900.23" calcext:value-type="float">
            <text:p>900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4995" calcext:value-type="float">
            <text:p>14995</text:p>
          </table:table-cell>
          <table:table-cell office:value-type="float" office:value="900.23" calcext:value-type="float">
            <text:p>900.2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108" calcext:value-type="float">
            <text:p>15108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182" calcext:value-type="float">
            <text:p>15182</text:p>
          </table:table-cell>
          <table:table-cell office:value-type="float" office:value="900.1" calcext:value-type="float">
            <text:p>900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220" calcext:value-type="float">
            <text:p>15220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239" calcext:value-type="float">
            <text:p>15239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257" calcext:value-type="float">
            <text:p>15257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276" calcext:value-type="float">
            <text:p>15276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370" calcext:value-type="float">
            <text:p>15370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388" calcext:value-type="float">
            <text:p>15388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407" calcext:value-type="float">
            <text:p>15407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482" calcext:value-type="float">
            <text:p>15482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501" calcext:value-type="float">
            <text:p>15501</text:p>
          </table:table-cell>
          <table:table-cell office:value-type="float" office:value="899.99" calcext:value-type="float">
            <text:p>899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519" calcext:value-type="float">
            <text:p>15519</text:p>
          </table:table-cell>
          <table:table-cell office:value-type="float" office:value="899.99" calcext:value-type="float">
            <text:p>899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float" office:value="899.99" calcext:value-type="float">
            <text:p>899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557" calcext:value-type="float">
            <text:p>15557</text:p>
          </table:table-cell>
          <table:table-cell office:value-type="float" office:value="899.99" calcext:value-type="float">
            <text:p>899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576" calcext:value-type="float">
            <text:p>15576</text:p>
          </table:table-cell>
          <table:table-cell office:value-type="float" office:value="899.99" calcext:value-type="float">
            <text:p>899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650" calcext:value-type="float">
            <text:p>15650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669" calcext:value-type="float">
            <text:p>15669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688" calcext:value-type="float">
            <text:p>15688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781" calcext:value-type="float">
            <text:p>15781</text:p>
          </table:table-cell>
          <table:table-cell office:value-type="float" office:value="899.84" calcext:value-type="float">
            <text:p>899.8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899.84" calcext:value-type="float">
            <text:p>899.8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819" calcext:value-type="float">
            <text:p>15819</text:p>
          </table:table-cell>
          <table:table-cell office:value-type="float" office:value="899.84" calcext:value-type="float">
            <text:p>899.8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838" calcext:value-type="float">
            <text:p>15838</text:p>
          </table:table-cell>
          <table:table-cell office:value-type="float" office:value="899.84" calcext:value-type="float">
            <text:p>899.8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856" calcext:value-type="float">
            <text:p>15856</text:p>
          </table:table-cell>
          <table:table-cell office:value-type="float" office:value="899.84" calcext:value-type="float">
            <text:p>899.8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875" calcext:value-type="float">
            <text:p>15875</text:p>
          </table:table-cell>
          <table:table-cell office:value-type="float" office:value="899.84" calcext:value-type="float">
            <text:p>899.8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894" calcext:value-type="float">
            <text:p>15894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912" calcext:value-type="float">
            <text:p>15912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931" calcext:value-type="float">
            <text:p>15931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950" calcext:value-type="float">
            <text:p>15950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969" calcext:value-type="float">
            <text:p>15969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5987" calcext:value-type="float">
            <text:p>15987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006" calcext:value-type="float">
            <text:p>16006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025" calcext:value-type="float">
            <text:p>16025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044" calcext:value-type="float">
            <text:p>16044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062" calcext:value-type="float">
            <text:p>16062</text:p>
          </table:table-cell>
          <table:table-cell office:value-type="float" office:value="899.9" calcext:value-type="float">
            <text:p>899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081" calcext:value-type="float">
            <text:p>16081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156" calcext:value-type="float">
            <text:p>16156</text:p>
          </table:table-cell>
          <table:table-cell office:value-type="float" office:value="899.94" calcext:value-type="float">
            <text:p>899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175" calcext:value-type="float">
            <text:p>16175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193" calcext:value-type="float">
            <text:p>16193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212" calcext:value-type="float">
            <text:p>16212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231" calcext:value-type="float">
            <text:p>16231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899.92" calcext:value-type="float">
            <text:p>899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268" calcext:value-type="float">
            <text:p>16268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287" calcext:value-type="float">
            <text:p>16287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306" calcext:value-type="float">
            <text:p>16306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324" calcext:value-type="float">
            <text:p>16324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343" calcext:value-type="float">
            <text:p>16343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362" calcext:value-type="float">
            <text:p>16362</text:p>
          </table:table-cell>
          <table:table-cell office:value-type="float" office:value="900.12" calcext:value-type="float">
            <text:p>900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900.12" calcext:value-type="float">
            <text:p>900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399" calcext:value-type="float">
            <text:p>16399</text:p>
          </table:table-cell>
          <table:table-cell office:value-type="float" office:value="900.12" calcext:value-type="float">
            <text:p>900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418" calcext:value-type="float">
            <text:p>16418</text:p>
          </table:table-cell>
          <table:table-cell office:value-type="float" office:value="900.12" calcext:value-type="float">
            <text:p>900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437" calcext:value-type="float">
            <text:p>16437</text:p>
          </table:table-cell>
          <table:table-cell office:value-type="float" office:value="900.12" calcext:value-type="float">
            <text:p>900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455" calcext:value-type="float">
            <text:p>16455</text:p>
          </table:table-cell>
          <table:table-cell office:value-type="float" office:value="900.12" calcext:value-type="float">
            <text:p>900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474" calcext:value-type="float">
            <text:p>16474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493" calcext:value-type="float">
            <text:p>16493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530" calcext:value-type="float">
            <text:p>16530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549" calcext:value-type="float">
            <text:p>16549</text:p>
          </table:table-cell>
          <table:table-cell office:value-type="float" office:value="900.04" calcext:value-type="float">
            <text:p>900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568" calcext:value-type="float">
            <text:p>16568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586" calcext:value-type="float">
            <text:p>16586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605" calcext:value-type="float">
            <text:p>16605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624" calcext:value-type="float">
            <text:p>16624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float" office:value="900.07" calcext:value-type="float">
            <text:p>900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661" calcext:value-type="float">
            <text:p>16661</text:p>
          </table:table-cell>
          <table:table-cell office:value-type="float" office:value="899.89" calcext:value-type="float">
            <text:p>899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899.89" calcext:value-type="float">
            <text:p>899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float" office:value="899.89" calcext:value-type="float">
            <text:p>899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717" calcext:value-type="float">
            <text:p>16717</text:p>
          </table:table-cell>
          <table:table-cell office:value-type="float" office:value="899.89" calcext:value-type="float">
            <text:p>899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736" calcext:value-type="float">
            <text:p>16736</text:p>
          </table:table-cell>
          <table:table-cell office:value-type="float" office:value="899.89" calcext:value-type="float">
            <text:p>899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755" calcext:value-type="float">
            <text:p>16755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774" calcext:value-type="float">
            <text:p>16774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792" calcext:value-type="float">
            <text:p>16792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812" calcext:value-type="float">
            <text:p>16812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830" calcext:value-type="float">
            <text:p>16830</text:p>
          </table:table-cell>
          <table:table-cell office:value-type="float" office:value="900.02" calcext:value-type="float">
            <text:p>9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float" office:value="899.88" calcext:value-type="float">
            <text:p>899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867" calcext:value-type="float">
            <text:p>16867</text:p>
          </table:table-cell>
          <table:table-cell office:value-type="float" office:value="899.88" calcext:value-type="float">
            <text:p>899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886" calcext:value-type="float">
            <text:p>16886</text:p>
          </table:table-cell>
          <table:table-cell office:value-type="float" office:value="899.88" calcext:value-type="float">
            <text:p>899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905" calcext:value-type="float">
            <text:p>16905</text:p>
          </table:table-cell>
          <table:table-cell office:value-type="float" office:value="899.88" calcext:value-type="float">
            <text:p>899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923" calcext:value-type="float">
            <text:p>16923</text:p>
          </table:table-cell>
          <table:table-cell office:value-type="float" office:value="899.88" calcext:value-type="float">
            <text:p>899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942" calcext:value-type="float">
            <text:p>16942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961" calcext:value-type="float">
            <text:p>16961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979" calcext:value-type="float">
            <text:p>16979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6998" calcext:value-type="float">
            <text:p>16998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017" calcext:value-type="float">
            <text:p>17017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054" calcext:value-type="float">
            <text:p>17054</text:p>
          </table:table-cell>
          <table:table-cell office:value-type="float" office:value="900.01" calcext:value-type="float">
            <text:p>900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073" calcext:value-type="float">
            <text:p>17073</text:p>
          </table:table-cell>
          <table:table-cell office:value-type="float" office:value="900.01" calcext:value-type="float">
            <text:p>900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092" calcext:value-type="float">
            <text:p>17092</text:p>
          </table:table-cell>
          <table:table-cell office:value-type="float" office:value="900.01" calcext:value-type="float">
            <text:p>900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900.01" calcext:value-type="float">
            <text:p>900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129" calcext:value-type="float">
            <text:p>17129</text:p>
          </table:table-cell>
          <table:table-cell office:value-type="float" office:value="900.01" calcext:value-type="float">
            <text:p>900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148" calcext:value-type="float">
            <text:p>17148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185" calcext:value-type="float">
            <text:p>17185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204" calcext:value-type="float">
            <text:p>17204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223" calcext:value-type="float">
            <text:p>17223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242" calcext:value-type="float">
            <text:p>17242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260" calcext:value-type="float">
            <text:p>17260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316" calcext:value-type="float">
            <text:p>17316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335" calcext:value-type="float">
            <text:p>17335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354" calcext:value-type="float">
            <text:p>17354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373" calcext:value-type="float">
            <text:p>17373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391" calcext:value-type="float">
            <text:p>17391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411" calcext:value-type="float">
            <text:p>17411</text:p>
          </table:table-cell>
          <table:table-cell office:value-type="float" office:value="899.98" calcext:value-type="float">
            <text:p>899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429" calcext:value-type="float">
            <text:p>17429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447" calcext:value-type="float">
            <text:p>17447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466" calcext:value-type="float">
            <text:p>17466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485" calcext:value-type="float">
            <text:p>17485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504" calcext:value-type="float">
            <text:p>17504</text:p>
          </table:table-cell>
          <table:table-cell office:value-type="float" office:value="899.95" calcext:value-type="float">
            <text:p>899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522" calcext:value-type="float">
            <text:p>17522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541" calcext:value-type="float">
            <text:p>17541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579" calcext:value-type="float">
            <text:p>17579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597" calcext:value-type="float">
            <text:p>17597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616" calcext:value-type="float">
            <text:p>17616</text:p>
          </table:table-cell>
          <table:table-cell office:value-type="float" office:value="899.93" calcext:value-type="float">
            <text:p>8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635" calcext:value-type="float">
            <text:p>17635</text:p>
          </table:table-cell>
          <table:table-cell office:value-type="float" office:value="869.51" calcext:value-type="float">
            <text:p>869.5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653" calcext:value-type="float">
            <text:p>17653</text:p>
          </table:table-cell>
          <table:table-cell office:value-type="float" office:value="869.51" calcext:value-type="float">
            <text:p>869.5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672" calcext:value-type="float">
            <text:p>17672</text:p>
          </table:table-cell>
          <table:table-cell office:value-type="float" office:value="869.51" calcext:value-type="float">
            <text:p>869.5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691" calcext:value-type="float">
            <text:p>17691</text:p>
          </table:table-cell>
          <table:table-cell office:value-type="float" office:value="869.51" calcext:value-type="float">
            <text:p>869.5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710" calcext:value-type="float">
            <text:p>17710</text:p>
          </table:table-cell>
          <table:table-cell office:value-type="float" office:value="869.51" calcext:value-type="float">
            <text:p>869.5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728" calcext:value-type="float">
            <text:p>17728</text:p>
          </table:table-cell>
          <table:table-cell office:value-type="float" office:value="838.32" calcext:value-type="float">
            <text:p>838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747" calcext:value-type="float">
            <text:p>17747</text:p>
          </table:table-cell>
          <table:table-cell office:value-type="float" office:value="838.32" calcext:value-type="float">
            <text:p>838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766" calcext:value-type="float">
            <text:p>17766</text:p>
          </table:table-cell>
          <table:table-cell office:value-type="float" office:value="838.32" calcext:value-type="float">
            <text:p>838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784" calcext:value-type="float">
            <text:p>17784</text:p>
          </table:table-cell>
          <table:table-cell office:value-type="float" office:value="838.32" calcext:value-type="float">
            <text:p>838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803" calcext:value-type="float">
            <text:p>17803</text:p>
          </table:table-cell>
          <table:table-cell office:value-type="float" office:value="838.32" calcext:value-type="float">
            <text:p>838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822" calcext:value-type="float">
            <text:p>17822</text:p>
          </table:table-cell>
          <table:table-cell office:value-type="float" office:value="829.36" calcext:value-type="float">
            <text:p>829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841" calcext:value-type="float">
            <text:p>17841</text:p>
          </table:table-cell>
          <table:table-cell office:value-type="float" office:value="829.36" calcext:value-type="float">
            <text:p>829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859" calcext:value-type="float">
            <text:p>17859</text:p>
          </table:table-cell>
          <table:table-cell office:value-type="float" office:value="829.36" calcext:value-type="float">
            <text:p>829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879" calcext:value-type="float">
            <text:p>17879</text:p>
          </table:table-cell>
          <table:table-cell office:value-type="float" office:value="829.36" calcext:value-type="float">
            <text:p>829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897" calcext:value-type="float">
            <text:p>17897</text:p>
          </table:table-cell>
          <table:table-cell office:value-type="float" office:value="829.36" calcext:value-type="float">
            <text:p>829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915" calcext:value-type="float">
            <text:p>17915</text:p>
          </table:table-cell>
          <table:table-cell office:value-type="float" office:value="823.91" calcext:value-type="float">
            <text:p>823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934" calcext:value-type="float">
            <text:p>17934</text:p>
          </table:table-cell>
          <table:table-cell office:value-type="float" office:value="823.91" calcext:value-type="float">
            <text:p>823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953" calcext:value-type="float">
            <text:p>17953</text:p>
          </table:table-cell>
          <table:table-cell office:value-type="float" office:value="823.91" calcext:value-type="float">
            <text:p>823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972" calcext:value-type="float">
            <text:p>17972</text:p>
          </table:table-cell>
          <table:table-cell office:value-type="float" office:value="823.91" calcext:value-type="float">
            <text:p>823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7990" calcext:value-type="float">
            <text:p>17990</text:p>
          </table:table-cell>
          <table:table-cell office:value-type="float" office:value="823.91" calcext:value-type="float">
            <text:p>823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818.7" calcext:value-type="float">
            <text:p>818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028" calcext:value-type="float">
            <text:p>18028</text:p>
          </table:table-cell>
          <table:table-cell office:value-type="float" office:value="818.7" calcext:value-type="float">
            <text:p>818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float" office:value="818.7" calcext:value-type="float">
            <text:p>818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065" calcext:value-type="float">
            <text:p>18065</text:p>
          </table:table-cell>
          <table:table-cell office:value-type="float" office:value="818.7" calcext:value-type="float">
            <text:p>818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084" calcext:value-type="float">
            <text:p>18084</text:p>
          </table:table-cell>
          <table:table-cell office:value-type="float" office:value="818.7" calcext:value-type="float">
            <text:p>818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103" calcext:value-type="float">
            <text:p>18103</text:p>
          </table:table-cell>
          <table:table-cell office:value-type="float" office:value="814.58" calcext:value-type="float">
            <text:p>814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121" calcext:value-type="float">
            <text:p>18121</text:p>
          </table:table-cell>
          <table:table-cell office:value-type="float" office:value="814.58" calcext:value-type="float">
            <text:p>814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814.58" calcext:value-type="float">
            <text:p>814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159" calcext:value-type="float">
            <text:p>18159</text:p>
          </table:table-cell>
          <table:table-cell office:value-type="float" office:value="814.58" calcext:value-type="float">
            <text:p>814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178" calcext:value-type="float">
            <text:p>18178</text:p>
          </table:table-cell>
          <table:table-cell office:value-type="float" office:value="814.58" calcext:value-type="float">
            <text:p>814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196" calcext:value-type="float">
            <text:p>18196</text:p>
          </table:table-cell>
          <table:table-cell office:value-type="float" office:value="811.61" calcext:value-type="float">
            <text:p>811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215" calcext:value-type="float">
            <text:p>18215</text:p>
          </table:table-cell>
          <table:table-cell office:value-type="float" office:value="811.59" calcext:value-type="float">
            <text:p>811.5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234" calcext:value-type="float">
            <text:p>18234</text:p>
          </table:table-cell>
          <table:table-cell office:value-type="float" office:value="811.59" calcext:value-type="float">
            <text:p>811.5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252" calcext:value-type="float">
            <text:p>18252</text:p>
          </table:table-cell>
          <table:table-cell office:value-type="float" office:value="811.59" calcext:value-type="float">
            <text:p>811.5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811.59" calcext:value-type="float">
            <text:p>811.5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290" calcext:value-type="float">
            <text:p>18290</text:p>
          </table:table-cell>
          <table:table-cell office:value-type="float" office:value="811.59" calcext:value-type="float">
            <text:p>811.5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309" calcext:value-type="float">
            <text:p>18309</text:p>
          </table:table-cell>
          <table:table-cell office:value-type="float" office:value="808.36" calcext:value-type="float">
            <text:p>808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327" calcext:value-type="float">
            <text:p>18327</text:p>
          </table:table-cell>
          <table:table-cell office:value-type="float" office:value="808.36" calcext:value-type="float">
            <text:p>808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347" calcext:value-type="float">
            <text:p>18347</text:p>
          </table:table-cell>
          <table:table-cell office:value-type="float" office:value="808.36" calcext:value-type="float">
            <text:p>808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365" calcext:value-type="float">
            <text:p>18365</text:p>
          </table:table-cell>
          <table:table-cell office:value-type="float" office:value="808.36" calcext:value-type="float">
            <text:p>808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383" calcext:value-type="float">
            <text:p>18383</text:p>
          </table:table-cell>
          <table:table-cell office:value-type="float" office:value="808.36" calcext:value-type="float">
            <text:p>808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402" calcext:value-type="float">
            <text:p>18402</text:p>
          </table:table-cell>
          <table:table-cell office:value-type="float" office:value="805.62" calcext:value-type="float">
            <text:p>805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421" calcext:value-type="float">
            <text:p>18421</text:p>
          </table:table-cell>
          <table:table-cell office:value-type="float" office:value="805.62" calcext:value-type="float">
            <text:p>805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440" calcext:value-type="float">
            <text:p>18440</text:p>
          </table:table-cell>
          <table:table-cell office:value-type="float" office:value="805.62" calcext:value-type="float">
            <text:p>805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458" calcext:value-type="float">
            <text:p>18458</text:p>
          </table:table-cell>
          <table:table-cell office:value-type="float" office:value="805.62" calcext:value-type="float">
            <text:p>805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478" calcext:value-type="float">
            <text:p>18478</text:p>
          </table:table-cell>
          <table:table-cell office:value-type="float" office:value="805.62" calcext:value-type="float">
            <text:p>805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float" office:value="803.78" calcext:value-type="float">
            <text:p>80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514" calcext:value-type="float">
            <text:p>18514</text:p>
          </table:table-cell>
          <table:table-cell office:value-type="float" office:value="803.78" calcext:value-type="float">
            <text:p>80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533" calcext:value-type="float">
            <text:p>18533</text:p>
          </table:table-cell>
          <table:table-cell office:value-type="float" office:value="803.78" calcext:value-type="float">
            <text:p>80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552" calcext:value-type="float">
            <text:p>18552</text:p>
          </table:table-cell>
          <table:table-cell office:value-type="float" office:value="803.78" calcext:value-type="float">
            <text:p>80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571" calcext:value-type="float">
            <text:p>18571</text:p>
          </table:table-cell>
          <table:table-cell office:value-type="float" office:value="803.78" calcext:value-type="float">
            <text:p>80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589" calcext:value-type="float">
            <text:p>18589</text:p>
          </table:table-cell>
          <table:table-cell office:value-type="float" office:value="802.06" calcext:value-type="float">
            <text:p>802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609" calcext:value-type="float">
            <text:p>18609</text:p>
          </table:table-cell>
          <table:table-cell office:value-type="float" office:value="802.06" calcext:value-type="float">
            <text:p>802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627" calcext:value-type="float">
            <text:p>18627</text:p>
          </table:table-cell>
          <table:table-cell office:value-type="float" office:value="802.06" calcext:value-type="float">
            <text:p>802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646" calcext:value-type="float">
            <text:p>18646</text:p>
          </table:table-cell>
          <table:table-cell office:value-type="float" office:value="802.06" calcext:value-type="float">
            <text:p>802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664" calcext:value-type="float">
            <text:p>18664</text:p>
          </table:table-cell>
          <table:table-cell office:value-type="float" office:value="802.06" calcext:value-type="float">
            <text:p>802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683" calcext:value-type="float">
            <text:p>18683</text:p>
          </table:table-cell>
          <table:table-cell office:value-type="float" office:value="800.62" calcext:value-type="float">
            <text:p>80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702" calcext:value-type="float">
            <text:p>18702</text:p>
          </table:table-cell>
          <table:table-cell office:value-type="float" office:value="800.62" calcext:value-type="float">
            <text:p>80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800.62" calcext:value-type="float">
            <text:p>80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739" calcext:value-type="float">
            <text:p>18739</text:p>
          </table:table-cell>
          <table:table-cell office:value-type="float" office:value="800.62" calcext:value-type="float">
            <text:p>80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758" calcext:value-type="float">
            <text:p>18758</text:p>
          </table:table-cell>
          <table:table-cell office:value-type="float" office:value="800.62" calcext:value-type="float">
            <text:p>80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777" calcext:value-type="float">
            <text:p>18777</text:p>
          </table:table-cell>
          <table:table-cell office:value-type="float" office:value="799.61" calcext:value-type="float">
            <text:p>7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795" calcext:value-type="float">
            <text:p>18795</text:p>
          </table:table-cell>
          <table:table-cell office:value-type="float" office:value="799.61" calcext:value-type="float">
            <text:p>7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814" calcext:value-type="float">
            <text:p>18814</text:p>
          </table:table-cell>
          <table:table-cell office:value-type="float" office:value="799.61" calcext:value-type="float">
            <text:p>7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833" calcext:value-type="float">
            <text:p>18833</text:p>
          </table:table-cell>
          <table:table-cell office:value-type="float" office:value="799.61" calcext:value-type="float">
            <text:p>7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851" calcext:value-type="float">
            <text:p>18851</text:p>
          </table:table-cell>
          <table:table-cell office:value-type="float" office:value="799.61" calcext:value-type="float">
            <text:p>7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870" calcext:value-type="float">
            <text:p>18870</text:p>
          </table:table-cell>
          <table:table-cell office:value-type="float" office:value="799.61" calcext:value-type="float">
            <text:p>7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889" calcext:value-type="float">
            <text:p>18889</text:p>
          </table:table-cell>
          <table:table-cell office:value-type="float" office:value="798.45" calcext:value-type="float">
            <text:p>798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908" calcext:value-type="float">
            <text:p>18908</text:p>
          </table:table-cell>
          <table:table-cell office:value-type="float" office:value="798.45" calcext:value-type="float">
            <text:p>798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926" calcext:value-type="float">
            <text:p>18926</text:p>
          </table:table-cell>
          <table:table-cell office:value-type="float" office:value="798.45" calcext:value-type="float">
            <text:p>798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946" calcext:value-type="float">
            <text:p>18946</text:p>
          </table:table-cell>
          <table:table-cell office:value-type="float" office:value="798.45" calcext:value-type="float">
            <text:p>798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964" calcext:value-type="float">
            <text:p>18964</text:p>
          </table:table-cell>
          <table:table-cell office:value-type="float" office:value="798.45" calcext:value-type="float">
            <text:p>798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8982" calcext:value-type="float">
            <text:p>18982</text:p>
          </table:table-cell>
          <table:table-cell office:value-type="float" office:value="796.76" calcext:value-type="float">
            <text:p>796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001" calcext:value-type="float">
            <text:p>19001</text:p>
          </table:table-cell>
          <table:table-cell office:value-type="float" office:value="796.76" calcext:value-type="float">
            <text:p>796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float" office:value="796.76" calcext:value-type="float">
            <text:p>796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039" calcext:value-type="float">
            <text:p>19039</text:p>
          </table:table-cell>
          <table:table-cell office:value-type="float" office:value="796.76" calcext:value-type="float">
            <text:p>796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057" calcext:value-type="float">
            <text:p>19057</text:p>
          </table:table-cell>
          <table:table-cell office:value-type="float" office:value="796.76" calcext:value-type="float">
            <text:p>796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077" calcext:value-type="float">
            <text:p>19077</text:p>
          </table:table-cell>
          <table:table-cell office:value-type="float" office:value="796.22" calcext:value-type="float">
            <text:p>79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095" calcext:value-type="float">
            <text:p>19095</text:p>
          </table:table-cell>
          <table:table-cell office:value-type="float" office:value="796.22" calcext:value-type="float">
            <text:p>79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113" calcext:value-type="float">
            <text:p>19113</text:p>
          </table:table-cell>
          <table:table-cell office:value-type="float" office:value="796.22" calcext:value-type="float">
            <text:p>79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132" calcext:value-type="float">
            <text:p>19132</text:p>
          </table:table-cell>
          <table:table-cell office:value-type="float" office:value="796.22" calcext:value-type="float">
            <text:p>79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151" calcext:value-type="float">
            <text:p>19151</text:p>
          </table:table-cell>
          <table:table-cell office:value-type="float" office:value="796.22" calcext:value-type="float">
            <text:p>79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795.44" calcext:value-type="float">
            <text:p>795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188" calcext:value-type="float">
            <text:p>19188</text:p>
          </table:table-cell>
          <table:table-cell office:value-type="float" office:value="795.44" calcext:value-type="float">
            <text:p>795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208" calcext:value-type="float">
            <text:p>19208</text:p>
          </table:table-cell>
          <table:table-cell office:value-type="float" office:value="795.44" calcext:value-type="float">
            <text:p>795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226" calcext:value-type="float">
            <text:p>19226</text:p>
          </table:table-cell>
          <table:table-cell office:value-type="float" office:value="795.44" calcext:value-type="float">
            <text:p>795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245" calcext:value-type="float">
            <text:p>19245</text:p>
          </table:table-cell>
          <table:table-cell office:value-type="float" office:value="795.44" calcext:value-type="float">
            <text:p>795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263" calcext:value-type="float">
            <text:p>19263</text:p>
          </table:table-cell>
          <table:table-cell office:value-type="float" office:value="794.83" calcext:value-type="float">
            <text:p>79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282" calcext:value-type="float">
            <text:p>19282</text:p>
          </table:table-cell>
          <table:table-cell office:value-type="float" office:value="794.83" calcext:value-type="float">
            <text:p>79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301" calcext:value-type="float">
            <text:p>19301</text:p>
          </table:table-cell>
          <table:table-cell office:value-type="float" office:value="794.83" calcext:value-type="float">
            <text:p>79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319" calcext:value-type="float">
            <text:p>19319</text:p>
          </table:table-cell>
          <table:table-cell office:value-type="float" office:value="794.83" calcext:value-type="float">
            <text:p>79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338" calcext:value-type="float">
            <text:p>19338</text:p>
          </table:table-cell>
          <table:table-cell office:value-type="float" office:value="794.83" calcext:value-type="float">
            <text:p>79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357" calcext:value-type="float">
            <text:p>19357</text:p>
          </table:table-cell>
          <table:table-cell office:value-type="float" office:value="793.78" calcext:value-type="float">
            <text:p>79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376" calcext:value-type="float">
            <text:p>19376</text:p>
          </table:table-cell>
          <table:table-cell office:value-type="float" office:value="793.78" calcext:value-type="float">
            <text:p>79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394" calcext:value-type="float">
            <text:p>19394</text:p>
          </table:table-cell>
          <table:table-cell office:value-type="float" office:value="793.78" calcext:value-type="float">
            <text:p>79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414" calcext:value-type="float">
            <text:p>19414</text:p>
          </table:table-cell>
          <table:table-cell office:value-type="float" office:value="793.78" calcext:value-type="float">
            <text:p>79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432" calcext:value-type="float">
            <text:p>19432</text:p>
          </table:table-cell>
          <table:table-cell office:value-type="float" office:value="793.78" calcext:value-type="float">
            <text:p>79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450" calcext:value-type="float">
            <text:p>19450</text:p>
          </table:table-cell>
          <table:table-cell office:value-type="float" office:value="793.78" calcext:value-type="float">
            <text:p>793.7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469" calcext:value-type="float">
            <text:p>19469</text:p>
          </table:table-cell>
          <table:table-cell office:value-type="float" office:value="793.75" calcext:value-type="float">
            <text:p>793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488" calcext:value-type="float">
            <text:p>19488</text:p>
          </table:table-cell>
          <table:table-cell office:value-type="float" office:value="793.75" calcext:value-type="float">
            <text:p>793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507" calcext:value-type="float">
            <text:p>19507</text:p>
          </table:table-cell>
          <table:table-cell office:value-type="float" office:value="793.75" calcext:value-type="float">
            <text:p>793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525" calcext:value-type="float">
            <text:p>19525</text:p>
          </table:table-cell>
          <table:table-cell office:value-type="float" office:value="793.75" calcext:value-type="float">
            <text:p>793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545" calcext:value-type="float">
            <text:p>19545</text:p>
          </table:table-cell>
          <table:table-cell office:value-type="float" office:value="793.75" calcext:value-type="float">
            <text:p>793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563" calcext:value-type="float">
            <text:p>19563</text:p>
          </table:table-cell>
          <table:table-cell office:value-type="float" office:value="793.44" calcext:value-type="float">
            <text:p>793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581" calcext:value-type="float">
            <text:p>19581</text:p>
          </table:table-cell>
          <table:table-cell office:value-type="float" office:value="793.44" calcext:value-type="float">
            <text:p>793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793.44" calcext:value-type="float">
            <text:p>793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619" calcext:value-type="float">
            <text:p>19619</text:p>
          </table:table-cell>
          <table:table-cell office:value-type="float" office:value="793.44" calcext:value-type="float">
            <text:p>793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638" calcext:value-type="float">
            <text:p>19638</text:p>
          </table:table-cell>
          <table:table-cell office:value-type="float" office:value="793.44" calcext:value-type="float">
            <text:p>793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656" calcext:value-type="float">
            <text:p>19656</text:p>
          </table:table-cell>
          <table:table-cell office:value-type="float" office:value="793.25" calcext:value-type="float">
            <text:p>79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676" calcext:value-type="float">
            <text:p>19676</text:p>
          </table:table-cell>
          <table:table-cell office:value-type="float" office:value="793.25" calcext:value-type="float">
            <text:p>79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694" calcext:value-type="float">
            <text:p>19694</text:p>
          </table:table-cell>
          <table:table-cell office:value-type="float" office:value="793.25" calcext:value-type="float">
            <text:p>79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713" calcext:value-type="float">
            <text:p>19713</text:p>
          </table:table-cell>
          <table:table-cell office:value-type="float" office:value="793.25" calcext:value-type="float">
            <text:p>79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731" calcext:value-type="float">
            <text:p>19731</text:p>
          </table:table-cell>
          <table:table-cell office:value-type="float" office:value="793.25" calcext:value-type="float">
            <text:p>79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793.12" calcext:value-type="float">
            <text:p>793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769" calcext:value-type="float">
            <text:p>19769</text:p>
          </table:table-cell>
          <table:table-cell office:value-type="float" office:value="793.12" calcext:value-type="float">
            <text:p>793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787" calcext:value-type="float">
            <text:p>19787</text:p>
          </table:table-cell>
          <table:table-cell office:value-type="float" office:value="793.12" calcext:value-type="float">
            <text:p>793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807" calcext:value-type="float">
            <text:p>19807</text:p>
          </table:table-cell>
          <table:table-cell office:value-type="float" office:value="793.12" calcext:value-type="float">
            <text:p>793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825" calcext:value-type="float">
            <text:p>19825</text:p>
          </table:table-cell>
          <table:table-cell office:value-type="float" office:value="793.12" calcext:value-type="float">
            <text:p>793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844" calcext:value-type="float">
            <text:p>19844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862" calcext:value-type="float">
            <text:p>19862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881" calcext:value-type="float">
            <text:p>19881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918" calcext:value-type="float">
            <text:p>19918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937" calcext:value-type="float">
            <text:p>19937</text:p>
          </table:table-cell>
          <table:table-cell office:value-type="float" office:value="791.63" calcext:value-type="float">
            <text:p>791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956" calcext:value-type="float">
            <text:p>19956</text:p>
          </table:table-cell>
          <table:table-cell office:value-type="float" office:value="791.63" calcext:value-type="float">
            <text:p>791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975" calcext:value-type="float">
            <text:p>19975</text:p>
          </table:table-cell>
          <table:table-cell office:value-type="float" office:value="791.63" calcext:value-type="float">
            <text:p>791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19993" calcext:value-type="float">
            <text:p>19993</text:p>
          </table:table-cell>
          <table:table-cell office:value-type="float" office:value="791.63" calcext:value-type="float">
            <text:p>791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float" office:value="791.63" calcext:value-type="float">
            <text:p>791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float" office:value="791.63" calcext:value-type="float">
            <text:p>791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float" office:value="792.09" calcext:value-type="float">
            <text:p>792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float" office:value="792.09" calcext:value-type="float">
            <text:p>792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087" calcext:value-type="float">
            <text:p>20087</text:p>
          </table:table-cell>
          <table:table-cell office:value-type="float" office:value="792.09" calcext:value-type="float">
            <text:p>792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float" office:value="792.09" calcext:value-type="float">
            <text:p>792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float" office:value="792.09" calcext:value-type="float">
            <text:p>792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144" calcext:value-type="float">
            <text:p>20144</text:p>
          </table:table-cell>
          <table:table-cell office:value-type="float" office:value="792.01" calcext:value-type="float">
            <text:p>792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float" office:value="792.01" calcext:value-type="float">
            <text:p>792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792.01" calcext:value-type="float">
            <text:p>792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199" calcext:value-type="float">
            <text:p>20199</text:p>
          </table:table-cell>
          <table:table-cell office:value-type="float" office:value="792.01" calcext:value-type="float">
            <text:p>792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218" calcext:value-type="float">
            <text:p>20218</text:p>
          </table:table-cell>
          <table:table-cell office:value-type="float" office:value="792.01" calcext:value-type="float">
            <text:p>792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float" office:value="791.75" calcext:value-type="float">
            <text:p>791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255" calcext:value-type="float">
            <text:p>20255</text:p>
          </table:table-cell>
          <table:table-cell office:value-type="float" office:value="791.75" calcext:value-type="float">
            <text:p>791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float" office:value="791.75" calcext:value-type="float">
            <text:p>791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293" calcext:value-type="float">
            <text:p>20293</text:p>
          </table:table-cell>
          <table:table-cell office:value-type="float" office:value="791.75" calcext:value-type="float">
            <text:p>791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312" calcext:value-type="float">
            <text:p>20312</text:p>
          </table:table-cell>
          <table:table-cell office:value-type="float" office:value="791.75" calcext:value-type="float">
            <text:p>791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float" office:value="791.79" calcext:value-type="float">
            <text:p>79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349" calcext:value-type="float">
            <text:p>20349</text:p>
          </table:table-cell>
          <table:table-cell office:value-type="float" office:value="791.79" calcext:value-type="float">
            <text:p>79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368" calcext:value-type="float">
            <text:p>20368</text:p>
          </table:table-cell>
          <table:table-cell office:value-type="float" office:value="791.79" calcext:value-type="float">
            <text:p>79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386" calcext:value-type="float">
            <text:p>20386</text:p>
          </table:table-cell>
          <table:table-cell office:value-type="float" office:value="791.79" calcext:value-type="float">
            <text:p>79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406" calcext:value-type="float">
            <text:p>20406</text:p>
          </table:table-cell>
          <table:table-cell office:value-type="float" office:value="791.79" calcext:value-type="float">
            <text:p>79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float" office:value="791.85" calcext:value-type="float">
            <text:p>791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443" calcext:value-type="float">
            <text:p>20443</text:p>
          </table:table-cell>
          <table:table-cell office:value-type="float" office:value="791.85" calcext:value-type="float">
            <text:p>791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461" calcext:value-type="float">
            <text:p>20461</text:p>
          </table:table-cell>
          <table:table-cell office:value-type="float" office:value="791.85" calcext:value-type="float">
            <text:p>791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481" calcext:value-type="float">
            <text:p>20481</text:p>
          </table:table-cell>
          <table:table-cell office:value-type="float" office:value="791.85" calcext:value-type="float">
            <text:p>791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499" calcext:value-type="float">
            <text:p>20499</text:p>
          </table:table-cell>
          <table:table-cell office:value-type="float" office:value="791.85" calcext:value-type="float">
            <text:p>791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517" calcext:value-type="float">
            <text:p>20517</text:p>
          </table:table-cell>
          <table:table-cell office:value-type="float" office:value="791.67" calcext:value-type="float">
            <text:p>791.6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536" calcext:value-type="float">
            <text:p>20536</text:p>
          </table:table-cell>
          <table:table-cell office:value-type="float" office:value="791.67" calcext:value-type="float">
            <text:p>791.6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555" calcext:value-type="float">
            <text:p>20555</text:p>
          </table:table-cell>
          <table:table-cell office:value-type="float" office:value="791.67" calcext:value-type="float">
            <text:p>791.6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574" calcext:value-type="float">
            <text:p>20574</text:p>
          </table:table-cell>
          <table:table-cell office:value-type="float" office:value="791.67" calcext:value-type="float">
            <text:p>791.6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592" calcext:value-type="float">
            <text:p>20592</text:p>
          </table:table-cell>
          <table:table-cell office:value-type="float" office:value="791.67" calcext:value-type="float">
            <text:p>791.6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612" calcext:value-type="float">
            <text:p>20612</text:p>
          </table:table-cell>
          <table:table-cell office:value-type="float" office:value="791.67" calcext:value-type="float">
            <text:p>791.6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630" calcext:value-type="float">
            <text:p>20630</text:p>
          </table:table-cell>
          <table:table-cell office:value-type="float" office:value="791.19" calcext:value-type="float">
            <text:p>791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648" calcext:value-type="float">
            <text:p>20648</text:p>
          </table:table-cell>
          <table:table-cell office:value-type="float" office:value="791.19" calcext:value-type="float">
            <text:p>791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667" calcext:value-type="float">
            <text:p>20667</text:p>
          </table:table-cell>
          <table:table-cell office:value-type="float" office:value="791.19" calcext:value-type="float">
            <text:p>791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686" calcext:value-type="float">
            <text:p>20686</text:p>
          </table:table-cell>
          <table:table-cell office:value-type="float" office:value="791.19" calcext:value-type="float">
            <text:p>791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705" calcext:value-type="float">
            <text:p>20705</text:p>
          </table:table-cell>
          <table:table-cell office:value-type="float" office:value="791.19" calcext:value-type="float">
            <text:p>791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723" calcext:value-type="float">
            <text:p>20723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743" calcext:value-type="float">
            <text:p>20743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761" calcext:value-type="float">
            <text:p>20761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780" calcext:value-type="float">
            <text:p>20780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798" calcext:value-type="float">
            <text:p>20798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817" calcext:value-type="float">
            <text:p>20817</text:p>
          </table:table-cell>
          <table:table-cell office:value-type="float" office:value="790.58" calcext:value-type="float">
            <text:p>79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836" calcext:value-type="float">
            <text:p>20836</text:p>
          </table:table-cell>
          <table:table-cell office:value-type="float" office:value="790.58" calcext:value-type="float">
            <text:p>79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854" calcext:value-type="float">
            <text:p>20854</text:p>
          </table:table-cell>
          <table:table-cell office:value-type="float" office:value="790.58" calcext:value-type="float">
            <text:p>79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874" calcext:value-type="float">
            <text:p>20874</text:p>
          </table:table-cell>
          <table:table-cell office:value-type="float" office:value="790.58" calcext:value-type="float">
            <text:p>79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892" calcext:value-type="float">
            <text:p>20892</text:p>
          </table:table-cell>
          <table:table-cell office:value-type="float" office:value="790.58" calcext:value-type="float">
            <text:p>790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911" calcext:value-type="float">
            <text:p>20911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929" calcext:value-type="float">
            <text:p>20929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948" calcext:value-type="float">
            <text:p>20948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967" calcext:value-type="float">
            <text:p>20967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0985" calcext:value-type="float">
            <text:p>20985</text:p>
          </table:table-cell>
          <table:table-cell office:value-type="float" office:value="791.3" calcext:value-type="float">
            <text:p>791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005" calcext:value-type="float">
            <text:p>21005</text:p>
          </table:table-cell>
          <table:table-cell office:value-type="float" office:value="790.42" calcext:value-type="float">
            <text:p>790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023" calcext:value-type="float">
            <text:p>21023</text:p>
          </table:table-cell>
          <table:table-cell office:value-type="float" office:value="790.42" calcext:value-type="float">
            <text:p>790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042" calcext:value-type="float">
            <text:p>21042</text:p>
          </table:table-cell>
          <table:table-cell office:value-type="float" office:value="790.42" calcext:value-type="float">
            <text:p>790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790.42" calcext:value-type="float">
            <text:p>790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080" calcext:value-type="float">
            <text:p>21080</text:p>
          </table:table-cell>
          <table:table-cell office:value-type="float" office:value="790.42" calcext:value-type="float">
            <text:p>790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098" calcext:value-type="float">
            <text:p>21098</text:p>
          </table:table-cell>
          <table:table-cell office:value-type="float" office:value="790.62" calcext:value-type="float">
            <text:p>79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116" calcext:value-type="float">
            <text:p>21116</text:p>
          </table:table-cell>
          <table:table-cell office:value-type="float" office:value="790.62" calcext:value-type="float">
            <text:p>79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135" calcext:value-type="float">
            <text:p>21135</text:p>
          </table:table-cell>
          <table:table-cell office:value-type="float" office:value="790.62" calcext:value-type="float">
            <text:p>79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float" office:value="790.62" calcext:value-type="float">
            <text:p>79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173" calcext:value-type="float">
            <text:p>21173</text:p>
          </table:table-cell>
          <table:table-cell office:value-type="float" office:value="790.62" calcext:value-type="float">
            <text:p>79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191" calcext:value-type="float">
            <text:p>21191</text:p>
          </table:table-cell>
          <table:table-cell office:value-type="float" office:value="790.62" calcext:value-type="float">
            <text:p>790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float" office:value="848.42" calcext:value-type="float">
            <text:p>848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229" calcext:value-type="float">
            <text:p>21229</text:p>
          </table:table-cell>
          <table:table-cell office:value-type="float" office:value="848.42" calcext:value-type="float">
            <text:p>848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248" calcext:value-type="float">
            <text:p>21248</text:p>
          </table:table-cell>
          <table:table-cell office:value-type="float" office:value="848.42" calcext:value-type="float">
            <text:p>848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266" calcext:value-type="float">
            <text:p>21266</text:p>
          </table:table-cell>
          <table:table-cell office:value-type="float" office:value="848.42" calcext:value-type="float">
            <text:p>848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285" calcext:value-type="float">
            <text:p>21285</text:p>
          </table:table-cell>
          <table:table-cell office:value-type="float" office:value="848.42" calcext:value-type="float">
            <text:p>848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304" calcext:value-type="float">
            <text:p>21304</text:p>
          </table:table-cell>
          <table:table-cell office:value-type="float" office:value="868.03" calcext:value-type="float">
            <text:p>86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float" office:value="868.03" calcext:value-type="float">
            <text:p>86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342" calcext:value-type="float">
            <text:p>21342</text:p>
          </table:table-cell>
          <table:table-cell office:value-type="float" office:value="868.03" calcext:value-type="float">
            <text:p>86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360" calcext:value-type="float">
            <text:p>21360</text:p>
          </table:table-cell>
          <table:table-cell office:value-type="float" office:value="868.03" calcext:value-type="float">
            <text:p>86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379" calcext:value-type="float">
            <text:p>21379</text:p>
          </table:table-cell>
          <table:table-cell office:value-type="float" office:value="868.03" calcext:value-type="float">
            <text:p>86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397" calcext:value-type="float">
            <text:p>21397</text:p>
          </table:table-cell>
          <table:table-cell office:value-type="float" office:value="876.13" calcext:value-type="float">
            <text:p>87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416" calcext:value-type="float">
            <text:p>21416</text:p>
          </table:table-cell>
          <table:table-cell office:value-type="float" office:value="876.13" calcext:value-type="float">
            <text:p>87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float" office:value="876.13" calcext:value-type="float">
            <text:p>87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453" calcext:value-type="float">
            <text:p>21453</text:p>
          </table:table-cell>
          <table:table-cell office:value-type="float" office:value="876.13" calcext:value-type="float">
            <text:p>87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473" calcext:value-type="float">
            <text:p>21473</text:p>
          </table:table-cell>
          <table:table-cell office:value-type="float" office:value="876.13" calcext:value-type="float">
            <text:p>87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491" calcext:value-type="float">
            <text:p>21491</text:p>
          </table:table-cell>
          <table:table-cell office:value-type="float" office:value="881.99" calcext:value-type="float">
            <text:p>881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510" calcext:value-type="float">
            <text:p>21510</text:p>
          </table:table-cell>
          <table:table-cell office:value-type="float" office:value="881.99" calcext:value-type="float">
            <text:p>881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528" calcext:value-type="float">
            <text:p>21528</text:p>
          </table:table-cell>
          <table:table-cell office:value-type="float" office:value="881.99" calcext:value-type="float">
            <text:p>881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548" calcext:value-type="float">
            <text:p>21548</text:p>
          </table:table-cell>
          <table:table-cell office:value-type="float" office:value="881.99" calcext:value-type="float">
            <text:p>881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566" calcext:value-type="float">
            <text:p>21566</text:p>
          </table:table-cell>
          <table:table-cell office:value-type="float" office:value="881.99" calcext:value-type="float">
            <text:p>881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584" calcext:value-type="float">
            <text:p>21584</text:p>
          </table:table-cell>
          <table:table-cell office:value-type="float" office:value="886.25" calcext:value-type="float">
            <text:p>886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604" calcext:value-type="float">
            <text:p>21604</text:p>
          </table:table-cell>
          <table:table-cell office:value-type="float" office:value="886.25" calcext:value-type="float">
            <text:p>886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622" calcext:value-type="float">
            <text:p>21622</text:p>
          </table:table-cell>
          <table:table-cell office:value-type="float" office:value="886.25" calcext:value-type="float">
            <text:p>886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641" calcext:value-type="float">
            <text:p>21641</text:p>
          </table:table-cell>
          <table:table-cell office:value-type="float" office:value="886.25" calcext:value-type="float">
            <text:p>886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659" calcext:value-type="float">
            <text:p>21659</text:p>
          </table:table-cell>
          <table:table-cell office:value-type="float" office:value="886.25" calcext:value-type="float">
            <text:p>886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679" calcext:value-type="float">
            <text:p>21679</text:p>
          </table:table-cell>
          <table:table-cell office:value-type="float" office:value="889.44" calcext:value-type="float">
            <text:p>88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697" calcext:value-type="float">
            <text:p>21697</text:p>
          </table:table-cell>
          <table:table-cell office:value-type="float" office:value="889.44" calcext:value-type="float">
            <text:p>88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715" calcext:value-type="float">
            <text:p>21715</text:p>
          </table:table-cell>
          <table:table-cell office:value-type="float" office:value="889.44" calcext:value-type="float">
            <text:p>88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float" office:value="889.44" calcext:value-type="float">
            <text:p>88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753" calcext:value-type="float">
            <text:p>21753</text:p>
          </table:table-cell>
          <table:table-cell office:value-type="float" office:value="889.44" calcext:value-type="float">
            <text:p>88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772" calcext:value-type="float">
            <text:p>21772</text:p>
          </table:table-cell>
          <table:table-cell office:value-type="float" office:value="889.44" calcext:value-type="float">
            <text:p>88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790" calcext:value-type="float">
            <text:p>21790</text:p>
          </table:table-cell>
          <table:table-cell office:value-type="float" office:value="891.96" calcext:value-type="float">
            <text:p>891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810" calcext:value-type="float">
            <text:p>21810</text:p>
          </table:table-cell>
          <table:table-cell office:value-type="float" office:value="891.96" calcext:value-type="float">
            <text:p>891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828" calcext:value-type="float">
            <text:p>21828</text:p>
          </table:table-cell>
          <table:table-cell office:value-type="float" office:value="891.96" calcext:value-type="float">
            <text:p>891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847" calcext:value-type="float">
            <text:p>21847</text:p>
          </table:table-cell>
          <table:table-cell office:value-type="float" office:value="891.96" calcext:value-type="float">
            <text:p>891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865" calcext:value-type="float">
            <text:p>21865</text:p>
          </table:table-cell>
          <table:table-cell office:value-type="float" office:value="891.96" calcext:value-type="float">
            <text:p>891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884" calcext:value-type="float">
            <text:p>21884</text:p>
          </table:table-cell>
          <table:table-cell office:value-type="float" office:value="893.71" calcext:value-type="float">
            <text:p>893.7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903" calcext:value-type="float">
            <text:p>21903</text:p>
          </table:table-cell>
          <table:table-cell office:value-type="float" office:value="893.71" calcext:value-type="float">
            <text:p>893.7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921" calcext:value-type="float">
            <text:p>21921</text:p>
          </table:table-cell>
          <table:table-cell office:value-type="float" office:value="893.71" calcext:value-type="float">
            <text:p>893.7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941" calcext:value-type="float">
            <text:p>21941</text:p>
          </table:table-cell>
          <table:table-cell office:value-type="float" office:value="893.71" calcext:value-type="float">
            <text:p>893.7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959" calcext:value-type="float">
            <text:p>21959</text:p>
          </table:table-cell>
          <table:table-cell office:value-type="float" office:value="893.71" calcext:value-type="float">
            <text:p>893.7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978" calcext:value-type="float">
            <text:p>21978</text:p>
          </table:table-cell>
          <table:table-cell office:value-type="float" office:value="895.07" calcext:value-type="float">
            <text:p>895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1996" calcext:value-type="float">
            <text:p>21996</text:p>
          </table:table-cell>
          <table:table-cell office:value-type="float" office:value="895.07" calcext:value-type="float">
            <text:p>895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016" calcext:value-type="float">
            <text:p>22016</text:p>
          </table:table-cell>
          <table:table-cell office:value-type="float" office:value="895.07" calcext:value-type="float">
            <text:p>895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034" calcext:value-type="float">
            <text:p>22034</text:p>
          </table:table-cell>
          <table:table-cell office:value-type="float" office:value="895.07" calcext:value-type="float">
            <text:p>895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052" calcext:value-type="float">
            <text:p>22052</text:p>
          </table:table-cell>
          <table:table-cell office:value-type="float" office:value="895.07" calcext:value-type="float">
            <text:p>895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072" calcext:value-type="float">
            <text:p>22072</text:p>
          </table:table-cell>
          <table:table-cell office:value-type="float" office:value="896.17" calcext:value-type="float">
            <text:p>89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090" calcext:value-type="float">
            <text:p>22090</text:p>
          </table:table-cell>
          <table:table-cell office:value-type="float" office:value="896.17" calcext:value-type="float">
            <text:p>89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109" calcext:value-type="float">
            <text:p>22109</text:p>
          </table:table-cell>
          <table:table-cell office:value-type="float" office:value="896.17" calcext:value-type="float">
            <text:p>89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127" calcext:value-type="float">
            <text:p>22127</text:p>
          </table:table-cell>
          <table:table-cell office:value-type="float" office:value="896.17" calcext:value-type="float">
            <text:p>89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147" calcext:value-type="float">
            <text:p>22147</text:p>
          </table:table-cell>
          <table:table-cell office:value-type="float" office:value="896.17" calcext:value-type="float">
            <text:p>89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165" calcext:value-type="float">
            <text:p>22165</text:p>
          </table:table-cell>
          <table:table-cell office:value-type="float" office:value="897.06" calcext:value-type="float">
            <text:p>897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183" calcext:value-type="float">
            <text:p>22183</text:p>
          </table:table-cell>
          <table:table-cell office:value-type="float" office:value="897.06" calcext:value-type="float">
            <text:p>897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203" calcext:value-type="float">
            <text:p>22203</text:p>
          </table:table-cell>
          <table:table-cell office:value-type="float" office:value="897.06" calcext:value-type="float">
            <text:p>897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float" office:value="897.06" calcext:value-type="float">
            <text:p>897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240" calcext:value-type="float">
            <text:p>22240</text:p>
          </table:table-cell>
          <table:table-cell office:value-type="float" office:value="897.06" calcext:value-type="float">
            <text:p>897.0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258" calcext:value-type="float">
            <text:p>22258</text:p>
          </table:table-cell>
          <table:table-cell office:value-type="float" office:value="897.56" calcext:value-type="float">
            <text:p>897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278" calcext:value-type="float">
            <text:p>22278</text:p>
          </table:table-cell>
          <table:table-cell office:value-type="float" office:value="897.56" calcext:value-type="float">
            <text:p>897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296" calcext:value-type="float">
            <text:p>22296</text:p>
          </table:table-cell>
          <table:table-cell office:value-type="float" office:value="897.56" calcext:value-type="float">
            <text:p>897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315" calcext:value-type="float">
            <text:p>22315</text:p>
          </table:table-cell>
          <table:table-cell office:value-type="float" office:value="897.56" calcext:value-type="float">
            <text:p>897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333" calcext:value-type="float">
            <text:p>22333</text:p>
          </table:table-cell>
          <table:table-cell office:value-type="float" office:value="897.56" calcext:value-type="float">
            <text:p>897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float" office:value="897.56" calcext:value-type="float">
            <text:p>897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371" calcext:value-type="float">
            <text:p>22371</text:p>
          </table:table-cell>
          <table:table-cell office:value-type="float" office:value="898.03" calcext:value-type="float">
            <text:p>89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389" calcext:value-type="float">
            <text:p>22389</text:p>
          </table:table-cell>
          <table:table-cell office:value-type="float" office:value="898.03" calcext:value-type="float">
            <text:p>89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409" calcext:value-type="float">
            <text:p>22409</text:p>
          </table:table-cell>
          <table:table-cell office:value-type="float" office:value="898.03" calcext:value-type="float">
            <text:p>89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427" calcext:value-type="float">
            <text:p>22427</text:p>
          </table:table-cell>
          <table:table-cell office:value-type="float" office:value="898.03" calcext:value-type="float">
            <text:p>89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float" office:value="898.03" calcext:value-type="float">
            <text:p>898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float" office:value="898.35" calcext:value-type="float">
            <text:p>898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483" calcext:value-type="float">
            <text:p>22483</text:p>
          </table:table-cell>
          <table:table-cell office:value-type="float" office:value="898.35" calcext:value-type="float">
            <text:p>898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502" calcext:value-type="float">
            <text:p>22502</text:p>
          </table:table-cell>
          <table:table-cell office:value-type="float" office:value="898.35" calcext:value-type="float">
            <text:p>898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520" calcext:value-type="float">
            <text:p>22520</text:p>
          </table:table-cell>
          <table:table-cell office:value-type="float" office:value="898.35" calcext:value-type="float">
            <text:p>898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540" calcext:value-type="float">
            <text:p>22540</text:p>
          </table:table-cell>
          <table:table-cell office:value-type="float" office:value="898.35" calcext:value-type="float">
            <text:p>898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558" calcext:value-type="float">
            <text:p>22558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577" calcext:value-type="float">
            <text:p>22577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595" calcext:value-type="float">
            <text:p>22595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651" calcext:value-type="float">
            <text:p>22651</text:p>
          </table:table-cell>
          <table:table-cell office:value-type="float" office:value="898.73" calcext:value-type="float">
            <text:p>898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671" calcext:value-type="float">
            <text:p>22671</text:p>
          </table:table-cell>
          <table:table-cell office:value-type="float" office:value="898.73" calcext:value-type="float">
            <text:p>898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689" calcext:value-type="float">
            <text:p>22689</text:p>
          </table:table-cell>
          <table:table-cell office:value-type="float" office:value="898.73" calcext:value-type="float">
            <text:p>898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708" calcext:value-type="float">
            <text:p>22708</text:p>
          </table:table-cell>
          <table:table-cell office:value-type="float" office:value="898.73" calcext:value-type="float">
            <text:p>898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float" office:value="898.73" calcext:value-type="float">
            <text:p>898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764" calcext:value-type="float">
            <text:p>22764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782" calcext:value-type="float">
            <text:p>22782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802" calcext:value-type="float">
            <text:p>22802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820" calcext:value-type="float">
            <text:p>22820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839" calcext:value-type="float">
            <text:p>22839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857" calcext:value-type="float">
            <text:p>22857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877" calcext:value-type="float">
            <text:p>22877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895" calcext:value-type="float">
            <text:p>22895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914" calcext:value-type="float">
            <text:p>22914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932" calcext:value-type="float">
            <text:p>22932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951" calcext:value-type="float">
            <text:p>22951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2988" calcext:value-type="float">
            <text:p>22988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008" calcext:value-type="float">
            <text:p>23008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026" calcext:value-type="float">
            <text:p>23026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045" calcext:value-type="float">
            <text:p>23045</text:p>
          </table:table-cell>
          <table:table-cell office:value-type="float" office:value="898.82" calcext:value-type="float">
            <text:p>898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063" calcext:value-type="float">
            <text:p>23063</text:p>
          </table:table-cell>
          <table:table-cell office:value-type="float" office:value="898.82" calcext:value-type="float">
            <text:p>898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083" calcext:value-type="float">
            <text:p>23083</text:p>
          </table:table-cell>
          <table:table-cell office:value-type="float" office:value="898.82" calcext:value-type="float">
            <text:p>898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101" calcext:value-type="float">
            <text:p>23101</text:p>
          </table:table-cell>
          <table:table-cell office:value-type="float" office:value="898.82" calcext:value-type="float">
            <text:p>898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119" calcext:value-type="float">
            <text:p>23119</text:p>
          </table:table-cell>
          <table:table-cell office:value-type="float" office:value="898.82" calcext:value-type="float">
            <text:p>898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139" calcext:value-type="float">
            <text:p>23139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157" calcext:value-type="float">
            <text:p>23157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176" calcext:value-type="float">
            <text:p>23176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194" calcext:value-type="float">
            <text:p>23194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232" calcext:value-type="float">
            <text:p>23232</text:p>
          </table:table-cell>
          <table:table-cell office:value-type="float" office:value="898.97" calcext:value-type="float">
            <text:p>898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float" office:value="898.97" calcext:value-type="float">
            <text:p>898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270" calcext:value-type="float">
            <text:p>23270</text:p>
          </table:table-cell>
          <table:table-cell office:value-type="float" office:value="898.97" calcext:value-type="float">
            <text:p>898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288" calcext:value-type="float">
            <text:p>23288</text:p>
          </table:table-cell>
          <table:table-cell office:value-type="float" office:value="898.97" calcext:value-type="float">
            <text:p>898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307" calcext:value-type="float">
            <text:p>23307</text:p>
          </table:table-cell>
          <table:table-cell office:value-type="float" office:value="898.97" calcext:value-type="float">
            <text:p>898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325" calcext:value-type="float">
            <text:p>23325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345" calcext:value-type="float">
            <text:p>23345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382" calcext:value-type="float">
            <text:p>23382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401" calcext:value-type="float">
            <text:p>23401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419" calcext:value-type="float">
            <text:p>23419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438" calcext:value-type="float">
            <text:p>23438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476" calcext:value-type="float">
            <text:p>23476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494" calcext:value-type="float">
            <text:p>23494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513" calcext:value-type="float">
            <text:p>23513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531" calcext:value-type="float">
            <text:p>23531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550" calcext:value-type="float">
            <text:p>23550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587" calcext:value-type="float">
            <text:p>23587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607" calcext:value-type="float">
            <text:p>23607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625" calcext:value-type="float">
            <text:p>23625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644" calcext:value-type="float">
            <text:p>23644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662" calcext:value-type="float">
            <text:p>23662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682" calcext:value-type="float">
            <text:p>23682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float" office:value="898.81" calcext:value-type="float">
            <text:p>89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738" calcext:value-type="float">
            <text:p>23738</text:p>
          </table:table-cell>
          <table:table-cell office:value-type="float" office:value="898.81" calcext:value-type="float">
            <text:p>89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756" calcext:value-type="float">
            <text:p>23756</text:p>
          </table:table-cell>
          <table:table-cell office:value-type="float" office:value="898.81" calcext:value-type="float">
            <text:p>89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775" calcext:value-type="float">
            <text:p>23775</text:p>
          </table:table-cell>
          <table:table-cell office:value-type="float" office:value="898.81" calcext:value-type="float">
            <text:p>89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793" calcext:value-type="float">
            <text:p>23793</text:p>
          </table:table-cell>
          <table:table-cell office:value-type="float" office:value="898.81" calcext:value-type="float">
            <text:p>89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849" calcext:value-type="float">
            <text:p>23849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869" calcext:value-type="float">
            <text:p>23869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887" calcext:value-type="float">
            <text:p>23887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906" calcext:value-type="float">
            <text:p>23906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924" calcext:value-type="float">
            <text:p>23924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944" calcext:value-type="float">
            <text:p>23944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962" calcext:value-type="float">
            <text:p>23962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3981" calcext:value-type="float">
            <text:p>23981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98.88" calcext:value-type="float">
            <text:p>89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018" calcext:value-type="float">
            <text:p>24018</text:p>
          </table:table-cell>
          <table:table-cell office:value-type="float" office:value="898.88" calcext:value-type="float">
            <text:p>89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037" calcext:value-type="float">
            <text:p>24037</text:p>
          </table:table-cell>
          <table:table-cell office:value-type="float" office:value="898.88" calcext:value-type="float">
            <text:p>89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055" calcext:value-type="float">
            <text:p>24055</text:p>
          </table:table-cell>
          <table:table-cell office:value-type="float" office:value="898.88" calcext:value-type="float">
            <text:p>89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float" office:value="898.88" calcext:value-type="float">
            <text:p>89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093" calcext:value-type="float">
            <text:p>24093</text:p>
          </table:table-cell>
          <table:table-cell office:value-type="float" office:value="898.79" calcext:value-type="float">
            <text:p>898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float" office:value="898.79" calcext:value-type="float">
            <text:p>898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130" calcext:value-type="float">
            <text:p>24130</text:p>
          </table:table-cell>
          <table:table-cell office:value-type="float" office:value="898.79" calcext:value-type="float">
            <text:p>898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150" calcext:value-type="float">
            <text:p>24150</text:p>
          </table:table-cell>
          <table:table-cell office:value-type="float" office:value="898.79" calcext:value-type="float">
            <text:p>898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168" calcext:value-type="float">
            <text:p>24168</text:p>
          </table:table-cell>
          <table:table-cell office:value-type="float" office:value="898.79" calcext:value-type="float">
            <text:p>898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186" calcext:value-type="float">
            <text:p>24186</text:p>
          </table:table-cell>
          <table:table-cell office:value-type="float" office:value="898.79" calcext:value-type="float">
            <text:p>898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206" calcext:value-type="float">
            <text:p>24206</text:p>
          </table:table-cell>
          <table:table-cell office:value-type="float" office:value="898.8" calcext:value-type="float">
            <text:p>89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float" office:value="898.8" calcext:value-type="float">
            <text:p>89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243" calcext:value-type="float">
            <text:p>24243</text:p>
          </table:table-cell>
          <table:table-cell office:value-type="float" office:value="898.8" calcext:value-type="float">
            <text:p>89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261" calcext:value-type="float">
            <text:p>24261</text:p>
          </table:table-cell>
          <table:table-cell office:value-type="float" office:value="898.8" calcext:value-type="float">
            <text:p>89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281" calcext:value-type="float">
            <text:p>24281</text:p>
          </table:table-cell>
          <table:table-cell office:value-type="float" office:value="898.8" calcext:value-type="float">
            <text:p>89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299" calcext:value-type="float">
            <text:p>24299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317" calcext:value-type="float">
            <text:p>24317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337" calcext:value-type="float">
            <text:p>24337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355" calcext:value-type="float">
            <text:p>24355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374" calcext:value-type="float">
            <text:p>24374</text:p>
          </table:table-cell>
          <table:table-cell office:value-type="float" office:value="898.89" calcext:value-type="float">
            <text:p>89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392" calcext:value-type="float">
            <text:p>24392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449" calcext:value-type="float">
            <text:p>24449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468" calcext:value-type="float">
            <text:p>24468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486" calcext:value-type="float">
            <text:p>24486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505" calcext:value-type="float">
            <text:p>24505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523" calcext:value-type="float">
            <text:p>24523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580" calcext:value-type="float">
            <text:p>24580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599" calcext:value-type="float">
            <text:p>24599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674" calcext:value-type="float">
            <text:p>24674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692" calcext:value-type="float">
            <text:p>24692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711" calcext:value-type="float">
            <text:p>24711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729" calcext:value-type="float">
            <text:p>24729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749" calcext:value-type="float">
            <text:p>24749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767" calcext:value-type="float">
            <text:p>24767</text:p>
          </table:table-cell>
          <table:table-cell office:value-type="float" office:value="898.86" calcext:value-type="float">
            <text:p>898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785" calcext:value-type="float">
            <text:p>24785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805" calcext:value-type="float">
            <text:p>24805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823" calcext:value-type="float">
            <text:p>24823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842" calcext:value-type="float">
            <text:p>24842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860" calcext:value-type="float">
            <text:p>24860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880" calcext:value-type="float">
            <text:p>24880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898" calcext:value-type="float">
            <text:p>24898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916" calcext:value-type="float">
            <text:p>24916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936" calcext:value-type="float">
            <text:p>24936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954" calcext:value-type="float">
            <text:p>24954</text:p>
          </table:table-cell>
          <table:table-cell office:value-type="float" office:value="898.91" calcext:value-type="float">
            <text:p>898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973" calcext:value-type="float">
            <text:p>24973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4991" calcext:value-type="float">
            <text:p>24991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011" calcext:value-type="float">
            <text:p>25011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029" calcext:value-type="float">
            <text:p>25029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048" calcext:value-type="float">
            <text:p>25048</text:p>
          </table:table-cell>
          <table:table-cell office:value-type="float" office:value="898.92" calcext:value-type="float">
            <text:p>898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067" calcext:value-type="float">
            <text:p>25067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104" calcext:value-type="float">
            <text:p>25104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122" calcext:value-type="float">
            <text:p>25122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142" calcext:value-type="float">
            <text:p>25142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float" office:value="842.43" calcext:value-type="float">
            <text:p>842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179" calcext:value-type="float">
            <text:p>25179</text:p>
          </table:table-cell>
          <table:table-cell office:value-type="float" office:value="842.43" calcext:value-type="float">
            <text:p>842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198" calcext:value-type="float">
            <text:p>25198</text:p>
          </table:table-cell>
          <table:table-cell office:value-type="float" office:value="842.43" calcext:value-type="float">
            <text:p>842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217" calcext:value-type="float">
            <text:p>25217</text:p>
          </table:table-cell>
          <table:table-cell office:value-type="float" office:value="842.43" calcext:value-type="float">
            <text:p>842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235" calcext:value-type="float">
            <text:p>25235</text:p>
          </table:table-cell>
          <table:table-cell office:value-type="float" office:value="842.43" calcext:value-type="float">
            <text:p>842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253" calcext:value-type="float">
            <text:p>25253</text:p>
          </table:table-cell>
          <table:table-cell office:value-type="float" office:value="836.62" calcext:value-type="float">
            <text:p>836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273" calcext:value-type="float">
            <text:p>25273</text:p>
          </table:table-cell>
          <table:table-cell office:value-type="float" office:value="836.62" calcext:value-type="float">
            <text:p>836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291" calcext:value-type="float">
            <text:p>25291</text:p>
          </table:table-cell>
          <table:table-cell office:value-type="float" office:value="836.62" calcext:value-type="float">
            <text:p>836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310" calcext:value-type="float">
            <text:p>25310</text:p>
          </table:table-cell>
          <table:table-cell office:value-type="float" office:value="836.62" calcext:value-type="float">
            <text:p>836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328" calcext:value-type="float">
            <text:p>25328</text:p>
          </table:table-cell>
          <table:table-cell office:value-type="float" office:value="836.62" calcext:value-type="float">
            <text:p>836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348" calcext:value-type="float">
            <text:p>25348</text:p>
          </table:table-cell>
          <table:table-cell office:value-type="float" office:value="836.62" calcext:value-type="float">
            <text:p>836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366" calcext:value-type="float">
            <text:p>25366</text:p>
          </table:table-cell>
          <table:table-cell office:value-type="float" office:value="829.32" calcext:value-type="float">
            <text:p>82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384" calcext:value-type="float">
            <text:p>25384</text:p>
          </table:table-cell>
          <table:table-cell office:value-type="float" office:value="829.32" calcext:value-type="float">
            <text:p>82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404" calcext:value-type="float">
            <text:p>25404</text:p>
          </table:table-cell>
          <table:table-cell office:value-type="float" office:value="829.32" calcext:value-type="float">
            <text:p>82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422" calcext:value-type="float">
            <text:p>25422</text:p>
          </table:table-cell>
          <table:table-cell office:value-type="float" office:value="829.32" calcext:value-type="float">
            <text:p>82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441" calcext:value-type="float">
            <text:p>25441</text:p>
          </table:table-cell>
          <table:table-cell office:value-type="float" office:value="829.32" calcext:value-type="float">
            <text:p>82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459" calcext:value-type="float">
            <text:p>25459</text:p>
          </table:table-cell>
          <table:table-cell office:value-type="float" office:value="823.52" calcext:value-type="float">
            <text:p>823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479" calcext:value-type="float">
            <text:p>25479</text:p>
          </table:table-cell>
          <table:table-cell office:value-type="float" office:value="823.52" calcext:value-type="float">
            <text:p>823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497" calcext:value-type="float">
            <text:p>25497</text:p>
          </table:table-cell>
          <table:table-cell office:value-type="float" office:value="823.52" calcext:value-type="float">
            <text:p>823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516" calcext:value-type="float">
            <text:p>25516</text:p>
          </table:table-cell>
          <table:table-cell office:value-type="float" office:value="823.52" calcext:value-type="float">
            <text:p>823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535" calcext:value-type="float">
            <text:p>25535</text:p>
          </table:table-cell>
          <table:table-cell office:value-type="float" office:value="823.52" calcext:value-type="float">
            <text:p>823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553" calcext:value-type="float">
            <text:p>25553</text:p>
          </table:table-cell>
          <table:table-cell office:value-type="float" office:value="818.47" calcext:value-type="float">
            <text:p>818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572" calcext:value-type="float">
            <text:p>25572</text:p>
          </table:table-cell>
          <table:table-cell office:value-type="float" office:value="818.47" calcext:value-type="float">
            <text:p>818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590" calcext:value-type="float">
            <text:p>25590</text:p>
          </table:table-cell>
          <table:table-cell office:value-type="float" office:value="818.47" calcext:value-type="float">
            <text:p>818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610" calcext:value-type="float">
            <text:p>25610</text:p>
          </table:table-cell>
          <table:table-cell office:value-type="float" office:value="818.47" calcext:value-type="float">
            <text:p>818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628" calcext:value-type="float">
            <text:p>25628</text:p>
          </table:table-cell>
          <table:table-cell office:value-type="float" office:value="818.47" calcext:value-type="float">
            <text:p>818.4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647" calcext:value-type="float">
            <text:p>25647</text:p>
          </table:table-cell>
          <table:table-cell office:value-type="float" office:value="814.12" calcext:value-type="float">
            <text:p>814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float" office:value="814.12" calcext:value-type="float">
            <text:p>814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684" calcext:value-type="float">
            <text:p>25684</text:p>
          </table:table-cell>
          <table:table-cell office:value-type="float" office:value="814.12" calcext:value-type="float">
            <text:p>814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703" calcext:value-type="float">
            <text:p>25703</text:p>
          </table:table-cell>
          <table:table-cell office:value-type="float" office:value="814.12" calcext:value-type="float">
            <text:p>814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721" calcext:value-type="float">
            <text:p>25721</text:p>
          </table:table-cell>
          <table:table-cell office:value-type="float" office:value="814.12" calcext:value-type="float">
            <text:p>814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741" calcext:value-type="float">
            <text:p>25741</text:p>
          </table:table-cell>
          <table:table-cell office:value-type="float" office:value="811.22" calcext:value-type="float">
            <text:p>811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759" calcext:value-type="float">
            <text:p>25759</text:p>
          </table:table-cell>
          <table:table-cell office:value-type="float" office:value="811.22" calcext:value-type="float">
            <text:p>811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778" calcext:value-type="float">
            <text:p>25778</text:p>
          </table:table-cell>
          <table:table-cell office:value-type="float" office:value="811.22" calcext:value-type="float">
            <text:p>811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float" office:value="811.22" calcext:value-type="float">
            <text:p>811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816" calcext:value-type="float">
            <text:p>25816</text:p>
          </table:table-cell>
          <table:table-cell office:value-type="float" office:value="811.22" calcext:value-type="float">
            <text:p>811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834" calcext:value-type="float">
            <text:p>25834</text:p>
          </table:table-cell>
          <table:table-cell office:value-type="float" office:value="808.29" calcext:value-type="float">
            <text:p>808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852" calcext:value-type="float">
            <text:p>25852</text:p>
          </table:table-cell>
          <table:table-cell office:value-type="float" office:value="808.29" calcext:value-type="float">
            <text:p>808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872" calcext:value-type="float">
            <text:p>25872</text:p>
          </table:table-cell>
          <table:table-cell office:value-type="float" office:value="808.29" calcext:value-type="float">
            <text:p>808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890" calcext:value-type="float">
            <text:p>25890</text:p>
          </table:table-cell>
          <table:table-cell office:value-type="float" office:value="808.29" calcext:value-type="float">
            <text:p>808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909" calcext:value-type="float">
            <text:p>25909</text:p>
          </table:table-cell>
          <table:table-cell office:value-type="float" office:value="808.29" calcext:value-type="float">
            <text:p>808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927" calcext:value-type="float">
            <text:p>25927</text:p>
          </table:table-cell>
          <table:table-cell office:value-type="float" office:value="808.29" calcext:value-type="float">
            <text:p>808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947" calcext:value-type="float">
            <text:p>25947</text:p>
          </table:table-cell>
          <table:table-cell office:value-type="float" office:value="805.52" calcext:value-type="float">
            <text:p>805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965" calcext:value-type="float">
            <text:p>25965</text:p>
          </table:table-cell>
          <table:table-cell office:value-type="float" office:value="805.52" calcext:value-type="float">
            <text:p>805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5984" calcext:value-type="float">
            <text:p>25984</text:p>
          </table:table-cell>
          <table:table-cell office:value-type="float" office:value="805.52" calcext:value-type="float">
            <text:p>805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003" calcext:value-type="float">
            <text:p>26003</text:p>
          </table:table-cell>
          <table:table-cell office:value-type="float" office:value="805.52" calcext:value-type="float">
            <text:p>805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021" calcext:value-type="float">
            <text:p>26021</text:p>
          </table:table-cell>
          <table:table-cell office:value-type="float" office:value="805.52" calcext:value-type="float">
            <text:p>805.5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040" calcext:value-type="float">
            <text:p>26040</text:p>
          </table:table-cell>
          <table:table-cell office:value-type="float" office:value="803.27" calcext:value-type="float">
            <text:p>803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058" calcext:value-type="float">
            <text:p>26058</text:p>
          </table:table-cell>
          <table:table-cell office:value-type="float" office:value="803.27" calcext:value-type="float">
            <text:p>803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078" calcext:value-type="float">
            <text:p>26078</text:p>
          </table:table-cell>
          <table:table-cell office:value-type="float" office:value="803.27" calcext:value-type="float">
            <text:p>803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096" calcext:value-type="float">
            <text:p>26096</text:p>
          </table:table-cell>
          <table:table-cell office:value-type="float" office:value="803.27" calcext:value-type="float">
            <text:p>803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115" calcext:value-type="float">
            <text:p>26115</text:p>
          </table:table-cell>
          <table:table-cell office:value-type="float" office:value="803.27" calcext:value-type="float">
            <text:p>803.2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134" calcext:value-type="float">
            <text:p>26134</text:p>
          </table:table-cell>
          <table:table-cell office:value-type="float" office:value="801.77" calcext:value-type="float">
            <text:p>8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152" calcext:value-type="float">
            <text:p>26152</text:p>
          </table:table-cell>
          <table:table-cell office:value-type="float" office:value="801.77" calcext:value-type="float">
            <text:p>8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171" calcext:value-type="float">
            <text:p>26171</text:p>
          </table:table-cell>
          <table:table-cell office:value-type="float" office:value="801.77" calcext:value-type="float">
            <text:p>8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189" calcext:value-type="float">
            <text:p>26189</text:p>
          </table:table-cell>
          <table:table-cell office:value-type="float" office:value="801.77" calcext:value-type="float">
            <text:p>8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209" calcext:value-type="float">
            <text:p>26209</text:p>
          </table:table-cell>
          <table:table-cell office:value-type="float" office:value="801.77" calcext:value-type="float">
            <text:p>801.7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227" calcext:value-type="float">
            <text:p>26227</text:p>
          </table:table-cell>
          <table:table-cell office:value-type="float" office:value="799.87" calcext:value-type="float">
            <text:p>799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246" calcext:value-type="float">
            <text:p>26246</text:p>
          </table:table-cell>
          <table:table-cell office:value-type="float" office:value="799.87" calcext:value-type="float">
            <text:p>799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float" office:value="799.87" calcext:value-type="float">
            <text:p>799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284" calcext:value-type="float">
            <text:p>26284</text:p>
          </table:table-cell>
          <table:table-cell office:value-type="float" office:value="799.87" calcext:value-type="float">
            <text:p>799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302" calcext:value-type="float">
            <text:p>26302</text:p>
          </table:table-cell>
          <table:table-cell office:value-type="float" office:value="799.87" calcext:value-type="float">
            <text:p>799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320" calcext:value-type="float">
            <text:p>26320</text:p>
          </table:table-cell>
          <table:table-cell office:value-type="float" office:value="798.54" calcext:value-type="float">
            <text:p>7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340" calcext:value-type="float">
            <text:p>26340</text:p>
          </table:table-cell>
          <table:table-cell office:value-type="float" office:value="798.54" calcext:value-type="float">
            <text:p>7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358" calcext:value-type="float">
            <text:p>26358</text:p>
          </table:table-cell>
          <table:table-cell office:value-type="float" office:value="798.54" calcext:value-type="float">
            <text:p>7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377" calcext:value-type="float">
            <text:p>26377</text:p>
          </table:table-cell>
          <table:table-cell office:value-type="float" office:value="798.54" calcext:value-type="float">
            <text:p>7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396" calcext:value-type="float">
            <text:p>26396</text:p>
          </table:table-cell>
          <table:table-cell office:value-type="float" office:value="798.54" calcext:value-type="float">
            <text:p>7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415" calcext:value-type="float">
            <text:p>26415</text:p>
          </table:table-cell>
          <table:table-cell office:value-type="float" office:value="797.48" calcext:value-type="float">
            <text:p>797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433" calcext:value-type="float">
            <text:p>26433</text:p>
          </table:table-cell>
          <table:table-cell office:value-type="float" office:value="797.48" calcext:value-type="float">
            <text:p>797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451" calcext:value-type="float">
            <text:p>26451</text:p>
          </table:table-cell>
          <table:table-cell office:value-type="float" office:value="797.48" calcext:value-type="float">
            <text:p>797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471" calcext:value-type="float">
            <text:p>26471</text:p>
          </table:table-cell>
          <table:table-cell office:value-type="float" office:value="797.48" calcext:value-type="float">
            <text:p>797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489" calcext:value-type="float">
            <text:p>26489</text:p>
          </table:table-cell>
          <table:table-cell office:value-type="float" office:value="797.48" calcext:value-type="float">
            <text:p>797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508" calcext:value-type="float">
            <text:p>26508</text:p>
          </table:table-cell>
          <table:table-cell office:value-type="float" office:value="796.54" calcext:value-type="float">
            <text:p>796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526" calcext:value-type="float">
            <text:p>26526</text:p>
          </table:table-cell>
          <table:table-cell office:value-type="float" office:value="796.54" calcext:value-type="float">
            <text:p>796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546" calcext:value-type="float">
            <text:p>26546</text:p>
          </table:table-cell>
          <table:table-cell office:value-type="float" office:value="796.54" calcext:value-type="float">
            <text:p>796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float" office:value="796.54" calcext:value-type="float">
            <text:p>796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583" calcext:value-type="float">
            <text:p>26583</text:p>
          </table:table-cell>
          <table:table-cell office:value-type="float" office:value="796.54" calcext:value-type="float">
            <text:p>796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602" calcext:value-type="float">
            <text:p>26602</text:p>
          </table:table-cell>
          <table:table-cell office:value-type="float" office:value="796.54" calcext:value-type="float">
            <text:p>796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620" calcext:value-type="float">
            <text:p>26620</text:p>
          </table:table-cell>
          <table:table-cell office:value-type="float" office:value="795.98" calcext:value-type="float">
            <text:p>795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639" calcext:value-type="float">
            <text:p>26639</text:p>
          </table:table-cell>
          <table:table-cell office:value-type="float" office:value="795.98" calcext:value-type="float">
            <text:p>795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657" calcext:value-type="float">
            <text:p>26657</text:p>
          </table:table-cell>
          <table:table-cell office:value-type="float" office:value="795.98" calcext:value-type="float">
            <text:p>795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677" calcext:value-type="float">
            <text:p>26677</text:p>
          </table:table-cell>
          <table:table-cell office:value-type="float" office:value="795.98" calcext:value-type="float">
            <text:p>795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695" calcext:value-type="float">
            <text:p>26695</text:p>
          </table:table-cell>
          <table:table-cell office:value-type="float" office:value="795.98" calcext:value-type="float">
            <text:p>795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714" calcext:value-type="float">
            <text:p>26714</text:p>
          </table:table-cell>
          <table:table-cell office:value-type="float" office:value="794.95" calcext:value-type="float">
            <text:p>79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733" calcext:value-type="float">
            <text:p>26733</text:p>
          </table:table-cell>
          <table:table-cell office:value-type="float" office:value="794.95" calcext:value-type="float">
            <text:p>79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752" calcext:value-type="float">
            <text:p>26752</text:p>
          </table:table-cell>
          <table:table-cell office:value-type="float" office:value="794.95" calcext:value-type="float">
            <text:p>79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770" calcext:value-type="float">
            <text:p>26770</text:p>
          </table:table-cell>
          <table:table-cell office:value-type="float" office:value="794.95" calcext:value-type="float">
            <text:p>79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788" calcext:value-type="float">
            <text:p>26788</text:p>
          </table:table-cell>
          <table:table-cell office:value-type="float" office:value="794.95" calcext:value-type="float">
            <text:p>79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808" calcext:value-type="float">
            <text:p>26808</text:p>
          </table:table-cell>
          <table:table-cell office:value-type="float" office:value="794.41" calcext:value-type="float">
            <text:p>794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float" office:value="794.41" calcext:value-type="float">
            <text:p>794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845" calcext:value-type="float">
            <text:p>26845</text:p>
          </table:table-cell>
          <table:table-cell office:value-type="float" office:value="794.41" calcext:value-type="float">
            <text:p>794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864" calcext:value-type="float">
            <text:p>26864</text:p>
          </table:table-cell>
          <table:table-cell office:value-type="float" office:value="794.41" calcext:value-type="float">
            <text:p>794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883" calcext:value-type="float">
            <text:p>26883</text:p>
          </table:table-cell>
          <table:table-cell office:value-type="float" office:value="794.41" calcext:value-type="float">
            <text:p>794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901" calcext:value-type="float">
            <text:p>26901</text:p>
          </table:table-cell>
          <table:table-cell office:value-type="float" office:value="794.08" calcext:value-type="float">
            <text:p>794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919" calcext:value-type="float">
            <text:p>26919</text:p>
          </table:table-cell>
          <table:table-cell office:value-type="float" office:value="794.08" calcext:value-type="float">
            <text:p>794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939" calcext:value-type="float">
            <text:p>26939</text:p>
          </table:table-cell>
          <table:table-cell office:value-type="float" office:value="794.08" calcext:value-type="float">
            <text:p>794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957" calcext:value-type="float">
            <text:p>26957</text:p>
          </table:table-cell>
          <table:table-cell office:value-type="float" office:value="794.08" calcext:value-type="float">
            <text:p>794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976" calcext:value-type="float">
            <text:p>26976</text:p>
          </table:table-cell>
          <table:table-cell office:value-type="float" office:value="794.08" calcext:value-type="float">
            <text:p>794.0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793.41" calcext:value-type="float">
            <text:p>793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014" calcext:value-type="float">
            <text:p>27014</text:p>
          </table:table-cell>
          <table:table-cell office:value-type="float" office:value="793.41" calcext:value-type="float">
            <text:p>793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032" calcext:value-type="float">
            <text:p>27032</text:p>
          </table:table-cell>
          <table:table-cell office:value-type="float" office:value="793.41" calcext:value-type="float">
            <text:p>793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051" calcext:value-type="float">
            <text:p>27051</text:p>
          </table:table-cell>
          <table:table-cell office:value-type="float" office:value="793.41" calcext:value-type="float">
            <text:p>793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070" calcext:value-type="float">
            <text:p>27070</text:p>
          </table:table-cell>
          <table:table-cell office:value-type="float" office:value="793.41" calcext:value-type="float">
            <text:p>793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088" calcext:value-type="float">
            <text:p>27088</text:p>
          </table:table-cell>
          <table:table-cell office:value-type="float" office:value="792.95" calcext:value-type="float">
            <text:p>792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107" calcext:value-type="float">
            <text:p>27107</text:p>
          </table:table-cell>
          <table:table-cell office:value-type="float" office:value="792.95" calcext:value-type="float">
            <text:p>792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125" calcext:value-type="float">
            <text:p>27125</text:p>
          </table:table-cell>
          <table:table-cell office:value-type="float" office:value="792.95" calcext:value-type="float">
            <text:p>792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145" calcext:value-type="float">
            <text:p>27145</text:p>
          </table:table-cell>
          <table:table-cell office:value-type="float" office:value="792.95" calcext:value-type="float">
            <text:p>792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163" calcext:value-type="float">
            <text:p>27163</text:p>
          </table:table-cell>
          <table:table-cell office:value-type="float" office:value="792.95" calcext:value-type="float">
            <text:p>792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182" calcext:value-type="float">
            <text:p>27182</text:p>
          </table:table-cell>
          <table:table-cell office:value-type="float" office:value="792.95" calcext:value-type="float">
            <text:p>792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201" calcext:value-type="float">
            <text:p>27201</text:p>
          </table:table-cell>
          <table:table-cell office:value-type="float" office:value="792.65" calcext:value-type="float">
            <text:p>792.6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219" calcext:value-type="float">
            <text:p>27219</text:p>
          </table:table-cell>
          <table:table-cell office:value-type="float" office:value="792.65" calcext:value-type="float">
            <text:p>792.6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238" calcext:value-type="float">
            <text:p>27238</text:p>
          </table:table-cell>
          <table:table-cell office:value-type="float" office:value="792.65" calcext:value-type="float">
            <text:p>792.6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256" calcext:value-type="float">
            <text:p>27256</text:p>
          </table:table-cell>
          <table:table-cell office:value-type="float" office:value="792.65" calcext:value-type="float">
            <text:p>792.6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276" calcext:value-type="float">
            <text:p>27276</text:p>
          </table:table-cell>
          <table:table-cell office:value-type="float" office:value="792.65" calcext:value-type="float">
            <text:p>792.6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294" calcext:value-type="float">
            <text:p>27294</text:p>
          </table:table-cell>
          <table:table-cell office:value-type="float" office:value="793.17" calcext:value-type="float">
            <text:p>793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313" calcext:value-type="float">
            <text:p>27313</text:p>
          </table:table-cell>
          <table:table-cell office:value-type="float" office:value="793.17" calcext:value-type="float">
            <text:p>793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332" calcext:value-type="float">
            <text:p>27332</text:p>
          </table:table-cell>
          <table:table-cell office:value-type="float" office:value="793.17" calcext:value-type="float">
            <text:p>793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351" calcext:value-type="float">
            <text:p>27351</text:p>
          </table:table-cell>
          <table:table-cell office:value-type="float" office:value="793.17" calcext:value-type="float">
            <text:p>793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369" calcext:value-type="float">
            <text:p>27369</text:p>
          </table:table-cell>
          <table:table-cell office:value-type="float" office:value="793.17" calcext:value-type="float">
            <text:p>793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387" calcext:value-type="float">
            <text:p>27387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407" calcext:value-type="float">
            <text:p>27407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425" calcext:value-type="float">
            <text:p>27425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444" calcext:value-type="float">
            <text:p>27444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463" calcext:value-type="float">
            <text:p>27463</text:p>
          </table:table-cell>
          <table:table-cell office:value-type="float" office:value="792.53" calcext:value-type="float">
            <text:p>792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482" calcext:value-type="float">
            <text:p>27482</text:p>
          </table:table-cell>
          <table:table-cell office:value-type="float" office:value="793.46" calcext:value-type="float">
            <text:p>793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793.46" calcext:value-type="float">
            <text:p>793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518" calcext:value-type="float">
            <text:p>27518</text:p>
          </table:table-cell>
          <table:table-cell office:value-type="float" office:value="793.46" calcext:value-type="float">
            <text:p>793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538" calcext:value-type="float">
            <text:p>27538</text:p>
          </table:table-cell>
          <table:table-cell office:value-type="float" office:value="793.46" calcext:value-type="float">
            <text:p>793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556" calcext:value-type="float">
            <text:p>27556</text:p>
          </table:table-cell>
          <table:table-cell office:value-type="float" office:value="793.46" calcext:value-type="float">
            <text:p>793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575" calcext:value-type="float">
            <text:p>27575</text:p>
          </table:table-cell>
          <table:table-cell office:value-type="float" office:value="795.19" calcext:value-type="float">
            <text:p>79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594" calcext:value-type="float">
            <text:p>27594</text:p>
          </table:table-cell>
          <table:table-cell office:value-type="float" office:value="795.19" calcext:value-type="float">
            <text:p>79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613" calcext:value-type="float">
            <text:p>27613</text:p>
          </table:table-cell>
          <table:table-cell office:value-type="float" office:value="795.19" calcext:value-type="float">
            <text:p>79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631" calcext:value-type="float">
            <text:p>27631</text:p>
          </table:table-cell>
          <table:table-cell office:value-type="float" office:value="795.19" calcext:value-type="float">
            <text:p>79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650" calcext:value-type="float">
            <text:p>27650</text:p>
          </table:table-cell>
          <table:table-cell office:value-type="float" office:value="795.19" calcext:value-type="float">
            <text:p>79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669" calcext:value-type="float">
            <text:p>27669</text:p>
          </table:table-cell>
          <table:table-cell office:value-type="float" office:value="800.02" calcext:value-type="float">
            <text:p>8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687" calcext:value-type="float">
            <text:p>27687</text:p>
          </table:table-cell>
          <table:table-cell office:value-type="float" office:value="800.02" calcext:value-type="float">
            <text:p>8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706" calcext:value-type="float">
            <text:p>27706</text:p>
          </table:table-cell>
          <table:table-cell office:value-type="float" office:value="800.02" calcext:value-type="float">
            <text:p>8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724" calcext:value-type="float">
            <text:p>27724</text:p>
          </table:table-cell>
          <table:table-cell office:value-type="float" office:value="800.02" calcext:value-type="float">
            <text:p>8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744" calcext:value-type="float">
            <text:p>27744</text:p>
          </table:table-cell>
          <table:table-cell office:value-type="float" office:value="800.02" calcext:value-type="float">
            <text:p>8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762" calcext:value-type="float">
            <text:p>27762</text:p>
          </table:table-cell>
          <table:table-cell office:value-type="float" office:value="800.02" calcext:value-type="float">
            <text:p>800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781" calcext:value-type="float">
            <text:p>27781</text:p>
          </table:table-cell>
          <table:table-cell office:value-type="float" office:value="810.86" calcext:value-type="float">
            <text:p>810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810.86" calcext:value-type="float">
            <text:p>810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819" calcext:value-type="float">
            <text:p>27819</text:p>
          </table:table-cell>
          <table:table-cell office:value-type="float" office:value="810.86" calcext:value-type="float">
            <text:p>810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837" calcext:value-type="float">
            <text:p>27837</text:p>
          </table:table-cell>
          <table:table-cell office:value-type="float" office:value="810.86" calcext:value-type="float">
            <text:p>810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855" calcext:value-type="float">
            <text:p>27855</text:p>
          </table:table-cell>
          <table:table-cell office:value-type="float" office:value="810.86" calcext:value-type="float">
            <text:p>810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875" calcext:value-type="float">
            <text:p>27875</text:p>
          </table:table-cell>
          <table:table-cell office:value-type="float" office:value="846.95" calcext:value-type="float">
            <text:p>846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893" calcext:value-type="float">
            <text:p>27893</text:p>
          </table:table-cell>
          <table:table-cell office:value-type="float" office:value="846.95" calcext:value-type="float">
            <text:p>846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912" calcext:value-type="float">
            <text:p>27912</text:p>
          </table:table-cell>
          <table:table-cell office:value-type="float" office:value="846.95" calcext:value-type="float">
            <text:p>846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931" calcext:value-type="float">
            <text:p>27931</text:p>
          </table:table-cell>
          <table:table-cell office:value-type="float" office:value="846.95" calcext:value-type="float">
            <text:p>846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950" calcext:value-type="float">
            <text:p>27950</text:p>
          </table:table-cell>
          <table:table-cell office:value-type="float" office:value="846.95" calcext:value-type="float">
            <text:p>846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968" calcext:value-type="float">
            <text:p>27968</text:p>
          </table:table-cell>
          <table:table-cell office:value-type="float" office:value="873.15" calcext:value-type="float">
            <text:p>873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7986" calcext:value-type="float">
            <text:p>27986</text:p>
          </table:table-cell>
          <table:table-cell office:value-type="float" office:value="873.15" calcext:value-type="float">
            <text:p>873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006" calcext:value-type="float">
            <text:p>28006</text:p>
          </table:table-cell>
          <table:table-cell office:value-type="float" office:value="873.15" calcext:value-type="float">
            <text:p>873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024" calcext:value-type="float">
            <text:p>28024</text:p>
          </table:table-cell>
          <table:table-cell office:value-type="float" office:value="873.15" calcext:value-type="float">
            <text:p>873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043" calcext:value-type="float">
            <text:p>28043</text:p>
          </table:table-cell>
          <table:table-cell office:value-type="float" office:value="873.15" calcext:value-type="float">
            <text:p>873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062" calcext:value-type="float">
            <text:p>28062</text:p>
          </table:table-cell>
          <table:table-cell office:value-type="float" office:value="880.44" calcext:value-type="float">
            <text:p>880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081" calcext:value-type="float">
            <text:p>28081</text:p>
          </table:table-cell>
          <table:table-cell office:value-type="float" office:value="880.44" calcext:value-type="float">
            <text:p>880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099" calcext:value-type="float">
            <text:p>28099</text:p>
          </table:table-cell>
          <table:table-cell office:value-type="float" office:value="880.44" calcext:value-type="float">
            <text:p>880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118" calcext:value-type="float">
            <text:p>28118</text:p>
          </table:table-cell>
          <table:table-cell office:value-type="float" office:value="880.44" calcext:value-type="float">
            <text:p>880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137" calcext:value-type="float">
            <text:p>28137</text:p>
          </table:table-cell>
          <table:table-cell office:value-type="float" office:value="880.44" calcext:value-type="float">
            <text:p>880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155" calcext:value-type="float">
            <text:p>28155</text:p>
          </table:table-cell>
          <table:table-cell office:value-type="float" office:value="885.39" calcext:value-type="float">
            <text:p>88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174" calcext:value-type="float">
            <text:p>28174</text:p>
          </table:table-cell>
          <table:table-cell office:value-type="float" office:value="885.39" calcext:value-type="float">
            <text:p>88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193" calcext:value-type="float">
            <text:p>28193</text:p>
          </table:table-cell>
          <table:table-cell office:value-type="float" office:value="885.39" calcext:value-type="float">
            <text:p>88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212" calcext:value-type="float">
            <text:p>28212</text:p>
          </table:table-cell>
          <table:table-cell office:value-type="float" office:value="885.39" calcext:value-type="float">
            <text:p>88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230" calcext:value-type="float">
            <text:p>28230</text:p>
          </table:table-cell>
          <table:table-cell office:value-type="float" office:value="885.39" calcext:value-type="float">
            <text:p>88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249" calcext:value-type="float">
            <text:p>28249</text:p>
          </table:table-cell>
          <table:table-cell office:value-type="float" office:value="888.8" calcext:value-type="float">
            <text:p>88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268" calcext:value-type="float">
            <text:p>28268</text:p>
          </table:table-cell>
          <table:table-cell office:value-type="float" office:value="888.8" calcext:value-type="float">
            <text:p>88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286" calcext:value-type="float">
            <text:p>28286</text:p>
          </table:table-cell>
          <table:table-cell office:value-type="float" office:value="888.8" calcext:value-type="float">
            <text:p>88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305" calcext:value-type="float">
            <text:p>28305</text:p>
          </table:table-cell>
          <table:table-cell office:value-type="float" office:value="888.8" calcext:value-type="float">
            <text:p>88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323" calcext:value-type="float">
            <text:p>28323</text:p>
          </table:table-cell>
          <table:table-cell office:value-type="float" office:value="888.8" calcext:value-type="float">
            <text:p>88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343" calcext:value-type="float">
            <text:p>28343</text:p>
          </table:table-cell>
          <table:table-cell office:value-type="float" office:value="888.8" calcext:value-type="float">
            <text:p>888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361" calcext:value-type="float">
            <text:p>28361</text:p>
          </table:table-cell>
          <table:table-cell office:value-type="float" office:value="891.64" calcext:value-type="float">
            <text:p>891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380" calcext:value-type="float">
            <text:p>28380</text:p>
          </table:table-cell>
          <table:table-cell office:value-type="float" office:value="891.64" calcext:value-type="float">
            <text:p>891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399" calcext:value-type="float">
            <text:p>28399</text:p>
          </table:table-cell>
          <table:table-cell office:value-type="float" office:value="891.64" calcext:value-type="float">
            <text:p>891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418" calcext:value-type="float">
            <text:p>28418</text:p>
          </table:table-cell>
          <table:table-cell office:value-type="float" office:value="891.64" calcext:value-type="float">
            <text:p>891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436" calcext:value-type="float">
            <text:p>28436</text:p>
          </table:table-cell>
          <table:table-cell office:value-type="float" office:value="891.64" calcext:value-type="float">
            <text:p>891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454" calcext:value-type="float">
            <text:p>28454</text:p>
          </table:table-cell>
          <table:table-cell office:value-type="float" office:value="893.6" calcext:value-type="float">
            <text:p>893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474" calcext:value-type="float">
            <text:p>28474</text:p>
          </table:table-cell>
          <table:table-cell office:value-type="float" office:value="893.6" calcext:value-type="float">
            <text:p>893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492" calcext:value-type="float">
            <text:p>28492</text:p>
          </table:table-cell>
          <table:table-cell office:value-type="float" office:value="893.6" calcext:value-type="float">
            <text:p>893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511" calcext:value-type="float">
            <text:p>28511</text:p>
          </table:table-cell>
          <table:table-cell office:value-type="float" office:value="893.6" calcext:value-type="float">
            <text:p>893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530" calcext:value-type="float">
            <text:p>28530</text:p>
          </table:table-cell>
          <table:table-cell office:value-type="float" office:value="893.6" calcext:value-type="float">
            <text:p>893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549" calcext:value-type="float">
            <text:p>28549</text:p>
          </table:table-cell>
          <table:table-cell office:value-type="float" office:value="895.1" calcext:value-type="float">
            <text:p>895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567" calcext:value-type="float">
            <text:p>28567</text:p>
          </table:table-cell>
          <table:table-cell office:value-type="float" office:value="895.1" calcext:value-type="float">
            <text:p>895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585" calcext:value-type="float">
            <text:p>28585</text:p>
          </table:table-cell>
          <table:table-cell office:value-type="float" office:value="895.1" calcext:value-type="float">
            <text:p>895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605" calcext:value-type="float">
            <text:p>28605</text:p>
          </table:table-cell>
          <table:table-cell office:value-type="float" office:value="895.1" calcext:value-type="float">
            <text:p>895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623" calcext:value-type="float">
            <text:p>28623</text:p>
          </table:table-cell>
          <table:table-cell office:value-type="float" office:value="895.1" calcext:value-type="float">
            <text:p>895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642" calcext:value-type="float">
            <text:p>28642</text:p>
          </table:table-cell>
          <table:table-cell office:value-type="float" office:value="896.13" calcext:value-type="float">
            <text:p>89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661" calcext:value-type="float">
            <text:p>28661</text:p>
          </table:table-cell>
          <table:table-cell office:value-type="float" office:value="896.13" calcext:value-type="float">
            <text:p>89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680" calcext:value-type="float">
            <text:p>28680</text:p>
          </table:table-cell>
          <table:table-cell office:value-type="float" office:value="896.13" calcext:value-type="float">
            <text:p>89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698" calcext:value-type="float">
            <text:p>28698</text:p>
          </table:table-cell>
          <table:table-cell office:value-type="float" office:value="896.13" calcext:value-type="float">
            <text:p>89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717" calcext:value-type="float">
            <text:p>28717</text:p>
          </table:table-cell>
          <table:table-cell office:value-type="float" office:value="896.13" calcext:value-type="float">
            <text:p>89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736" calcext:value-type="float">
            <text:p>28736</text:p>
          </table:table-cell>
          <table:table-cell office:value-type="float" office:value="897.1" calcext:value-type="float">
            <text:p>897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754" calcext:value-type="float">
            <text:p>28754</text:p>
          </table:table-cell>
          <table:table-cell office:value-type="float" office:value="897.1" calcext:value-type="float">
            <text:p>897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773" calcext:value-type="float">
            <text:p>28773</text:p>
          </table:table-cell>
          <table:table-cell office:value-type="float" office:value="897.1" calcext:value-type="float">
            <text:p>897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792" calcext:value-type="float">
            <text:p>28792</text:p>
          </table:table-cell>
          <table:table-cell office:value-type="float" office:value="897.1" calcext:value-type="float">
            <text:p>897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811" calcext:value-type="float">
            <text:p>28811</text:p>
          </table:table-cell>
          <table:table-cell office:value-type="float" office:value="897.1" calcext:value-type="float">
            <text:p>897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829" calcext:value-type="float">
            <text:p>28829</text:p>
          </table:table-cell>
          <table:table-cell office:value-type="float" office:value="897.64" calcext:value-type="float">
            <text:p>897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848" calcext:value-type="float">
            <text:p>28848</text:p>
          </table:table-cell>
          <table:table-cell office:value-type="float" office:value="897.64" calcext:value-type="float">
            <text:p>897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867" calcext:value-type="float">
            <text:p>28867</text:p>
          </table:table-cell>
          <table:table-cell office:value-type="float" office:value="897.64" calcext:value-type="float">
            <text:p>897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886" calcext:value-type="float">
            <text:p>28886</text:p>
          </table:table-cell>
          <table:table-cell office:value-type="float" office:value="897.64" calcext:value-type="float">
            <text:p>897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904" calcext:value-type="float">
            <text:p>28904</text:p>
          </table:table-cell>
          <table:table-cell office:value-type="float" office:value="897.64" calcext:value-type="float">
            <text:p>897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922" calcext:value-type="float">
            <text:p>28922</text:p>
          </table:table-cell>
          <table:table-cell office:value-type="float" office:value="897.64" calcext:value-type="float">
            <text:p>897.6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942" calcext:value-type="float">
            <text:p>28942</text:p>
          </table:table-cell>
          <table:table-cell office:value-type="float" office:value="897.98" calcext:value-type="float">
            <text:p>89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960" calcext:value-type="float">
            <text:p>28960</text:p>
          </table:table-cell>
          <table:table-cell office:value-type="float" office:value="897.98" calcext:value-type="float">
            <text:p>89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979" calcext:value-type="float">
            <text:p>28979</text:p>
          </table:table-cell>
          <table:table-cell office:value-type="float" office:value="897.98" calcext:value-type="float">
            <text:p>89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8998" calcext:value-type="float">
            <text:p>28998</text:p>
          </table:table-cell>
          <table:table-cell office:value-type="float" office:value="897.98" calcext:value-type="float">
            <text:p>89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017" calcext:value-type="float">
            <text:p>29017</text:p>
          </table:table-cell>
          <table:table-cell office:value-type="float" office:value="897.98" calcext:value-type="float">
            <text:p>89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035" calcext:value-type="float">
            <text:p>29035</text:p>
          </table:table-cell>
          <table:table-cell office:value-type="float" office:value="898.41" calcext:value-type="float">
            <text:p>898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053" calcext:value-type="float">
            <text:p>29053</text:p>
          </table:table-cell>
          <table:table-cell office:value-type="float" office:value="898.41" calcext:value-type="float">
            <text:p>898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073" calcext:value-type="float">
            <text:p>29073</text:p>
          </table:table-cell>
          <table:table-cell office:value-type="float" office:value="898.41" calcext:value-type="float">
            <text:p>898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091" calcext:value-type="float">
            <text:p>29091</text:p>
          </table:table-cell>
          <table:table-cell office:value-type="float" office:value="898.41" calcext:value-type="float">
            <text:p>898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float" office:value="898.41" calcext:value-type="float">
            <text:p>898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129" calcext:value-type="float">
            <text:p>29129</text:p>
          </table:table-cell>
          <table:table-cell office:value-type="float" office:value="898.6" calcext:value-type="float">
            <text:p>898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148" calcext:value-type="float">
            <text:p>29148</text:p>
          </table:table-cell>
          <table:table-cell office:value-type="float" office:value="898.6" calcext:value-type="float">
            <text:p>898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166" calcext:value-type="float">
            <text:p>29166</text:p>
          </table:table-cell>
          <table:table-cell office:value-type="float" office:value="898.6" calcext:value-type="float">
            <text:p>898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185" calcext:value-type="float">
            <text:p>29185</text:p>
          </table:table-cell>
          <table:table-cell office:value-type="float" office:value="898.6" calcext:value-type="float">
            <text:p>898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204" calcext:value-type="float">
            <text:p>29204</text:p>
          </table:table-cell>
          <table:table-cell office:value-type="float" office:value="898.6" calcext:value-type="float">
            <text:p>898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222" calcext:value-type="float">
            <text:p>29222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241" calcext:value-type="float">
            <text:p>29241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279" calcext:value-type="float">
            <text:p>29279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297" calcext:value-type="float">
            <text:p>29297</text:p>
          </table:table-cell>
          <table:table-cell office:value-type="float" office:value="898.9" calcext:value-type="float">
            <text:p>898.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316" calcext:value-type="float">
            <text:p>29316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335" calcext:value-type="float">
            <text:p>29335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353" calcext:value-type="float">
            <text:p>29353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372" calcext:value-type="float">
            <text:p>29372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391" calcext:value-type="float">
            <text:p>29391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428" calcext:value-type="float">
            <text:p>29428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447" calcext:value-type="float">
            <text:p>29447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466" calcext:value-type="float">
            <text:p>29466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485" calcext:value-type="float">
            <text:p>29485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503" calcext:value-type="float">
            <text:p>29503</text:p>
          </table:table-cell>
          <table:table-cell office:value-type="float" office:value="899.04" calcext:value-type="float">
            <text:p>89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521" calcext:value-type="float">
            <text:p>29521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541" calcext:value-type="float">
            <text:p>29541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559" calcext:value-type="float">
            <text:p>29559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578" calcext:value-type="float">
            <text:p>29578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597" calcext:value-type="float">
            <text:p>29597</text:p>
          </table:table-cell>
          <table:table-cell office:value-type="float" office:value="898.95" calcext:value-type="float">
            <text:p>898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616" calcext:value-type="float">
            <text:p>29616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634" calcext:value-type="float">
            <text:p>29634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652" calcext:value-type="float">
            <text:p>29652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672" calcext:value-type="float">
            <text:p>29672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690" calcext:value-type="float">
            <text:p>29690</text:p>
          </table:table-cell>
          <table:table-cell office:value-type="float" office:value="898.94" calcext:value-type="float">
            <text:p>898.9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709" calcext:value-type="float">
            <text:p>29709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728" calcext:value-type="float">
            <text:p>29728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747" calcext:value-type="float">
            <text:p>29747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765" calcext:value-type="float">
            <text:p>29765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784" calcext:value-type="float">
            <text:p>29784</text:p>
          </table:table-cell>
          <table:table-cell office:value-type="float" office:value="898.87" calcext:value-type="float">
            <text:p>898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803" calcext:value-type="float">
            <text:p>29803</text:p>
          </table:table-cell>
          <table:table-cell office:value-type="float" office:value="898.96" calcext:value-type="float">
            <text:p>898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821" calcext:value-type="float">
            <text:p>29821</text:p>
          </table:table-cell>
          <table:table-cell office:value-type="float" office:value="898.96" calcext:value-type="float">
            <text:p>898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840" calcext:value-type="float">
            <text:p>29840</text:p>
          </table:table-cell>
          <table:table-cell office:value-type="float" office:value="898.96" calcext:value-type="float">
            <text:p>898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859" calcext:value-type="float">
            <text:p>29859</text:p>
          </table:table-cell>
          <table:table-cell office:value-type="float" office:value="898.96" calcext:value-type="float">
            <text:p>898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878" calcext:value-type="float">
            <text:p>29878</text:p>
          </table:table-cell>
          <table:table-cell office:value-type="float" office:value="898.96" calcext:value-type="float">
            <text:p>898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896" calcext:value-type="float">
            <text:p>29896</text:p>
          </table:table-cell>
          <table:table-cell office:value-type="float" office:value="898.54" calcext:value-type="float">
            <text:p>8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915" calcext:value-type="float">
            <text:p>29915</text:p>
          </table:table-cell>
          <table:table-cell office:value-type="float" office:value="898.54" calcext:value-type="float">
            <text:p>8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934" calcext:value-type="float">
            <text:p>29934</text:p>
          </table:table-cell>
          <table:table-cell office:value-type="float" office:value="898.54" calcext:value-type="float">
            <text:p>8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953" calcext:value-type="float">
            <text:p>29953</text:p>
          </table:table-cell>
          <table:table-cell office:value-type="float" office:value="898.54" calcext:value-type="float">
            <text:p>8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971" calcext:value-type="float">
            <text:p>29971</text:p>
          </table:table-cell>
          <table:table-cell office:value-type="float" office:value="898.54" calcext:value-type="float">
            <text:p>898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29990" calcext:value-type="float">
            <text:p>29990</text:p>
          </table:table-cell>
          <table:table-cell office:value-type="float" office:value="897.88" calcext:value-type="float">
            <text:p>897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float" office:value="897.88" calcext:value-type="float">
            <text:p>897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027" calcext:value-type="float">
            <text:p>30027</text:p>
          </table:table-cell>
          <table:table-cell office:value-type="float" office:value="897.88" calcext:value-type="float">
            <text:p>897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046" calcext:value-type="float">
            <text:p>30046</text:p>
          </table:table-cell>
          <table:table-cell office:value-type="float" office:value="897.88" calcext:value-type="float">
            <text:p>897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065" calcext:value-type="float">
            <text:p>30065</text:p>
          </table:table-cell>
          <table:table-cell office:value-type="float" office:value="897.88" calcext:value-type="float">
            <text:p>897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084" calcext:value-type="float">
            <text:p>30084</text:p>
          </table:table-cell>
          <table:table-cell office:value-type="float" office:value="859.04" calcext:value-type="float">
            <text:p>859.0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102" calcext:value-type="float">
            <text:p>30102</text:p>
          </table:table-cell>
          <table:table-cell office:value-type="float" office:value="859.03" calcext:value-type="float">
            <text:p>859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float" office:value="859.03" calcext:value-type="float">
            <text:p>859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float" office:value="859.03" calcext:value-type="float">
            <text:p>859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158" calcext:value-type="float">
            <text:p>30158</text:p>
          </table:table-cell>
          <table:table-cell office:value-type="float" office:value="859.03" calcext:value-type="float">
            <text:p>859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177" calcext:value-type="float">
            <text:p>30177</text:p>
          </table:table-cell>
          <table:table-cell office:value-type="float" office:value="859.03" calcext:value-type="float">
            <text:p>859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196" calcext:value-type="float">
            <text:p>30196</text:p>
          </table:table-cell>
          <table:table-cell office:value-type="float" office:value="837.98" calcext:value-type="float">
            <text:p>83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215" calcext:value-type="float">
            <text:p>30215</text:p>
          </table:table-cell>
          <table:table-cell office:value-type="float" office:value="837.98" calcext:value-type="float">
            <text:p>83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233" calcext:value-type="float">
            <text:p>30233</text:p>
          </table:table-cell>
          <table:table-cell office:value-type="float" office:value="837.98" calcext:value-type="float">
            <text:p>83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252" calcext:value-type="float">
            <text:p>30252</text:p>
          </table:table-cell>
          <table:table-cell office:value-type="float" office:value="837.98" calcext:value-type="float">
            <text:p>83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271" calcext:value-type="float">
            <text:p>30271</text:p>
          </table:table-cell>
          <table:table-cell office:value-type="float" office:value="837.98" calcext:value-type="float">
            <text:p>837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289" calcext:value-type="float">
            <text:p>30289</text:p>
          </table:table-cell>
          <table:table-cell office:value-type="float" office:value="829.15" calcext:value-type="float">
            <text:p>829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308" calcext:value-type="float">
            <text:p>30308</text:p>
          </table:table-cell>
          <table:table-cell office:value-type="float" office:value="829.15" calcext:value-type="float">
            <text:p>829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327" calcext:value-type="float">
            <text:p>30327</text:p>
          </table:table-cell>
          <table:table-cell office:value-type="float" office:value="829.15" calcext:value-type="float">
            <text:p>829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float" office:value="829.15" calcext:value-type="float">
            <text:p>829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364" calcext:value-type="float">
            <text:p>30364</text:p>
          </table:table-cell>
          <table:table-cell office:value-type="float" office:value="829.15" calcext:value-type="float">
            <text:p>829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383" calcext:value-type="float">
            <text:p>30383</text:p>
          </table:table-cell>
          <table:table-cell office:value-type="float" office:value="822.31" calcext:value-type="float">
            <text:p>82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402" calcext:value-type="float">
            <text:p>30402</text:p>
          </table:table-cell>
          <table:table-cell office:value-type="float" office:value="822.31" calcext:value-type="float">
            <text:p>82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float" office:value="822.31" calcext:value-type="float">
            <text:p>82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439" calcext:value-type="float">
            <text:p>30439</text:p>
          </table:table-cell>
          <table:table-cell office:value-type="float" office:value="822.31" calcext:value-type="float">
            <text:p>82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458" calcext:value-type="float">
            <text:p>30458</text:p>
          </table:table-cell>
          <table:table-cell office:value-type="float" office:value="822.31" calcext:value-type="float">
            <text:p>82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477" calcext:value-type="float">
            <text:p>30477</text:p>
          </table:table-cell>
          <table:table-cell office:value-type="float" office:value="818.89" calcext:value-type="float">
            <text:p>81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495" calcext:value-type="float">
            <text:p>30495</text:p>
          </table:table-cell>
          <table:table-cell office:value-type="float" office:value="818.89" calcext:value-type="float">
            <text:p>81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514" calcext:value-type="float">
            <text:p>30514</text:p>
          </table:table-cell>
          <table:table-cell office:value-type="float" office:value="818.89" calcext:value-type="float">
            <text:p>81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533" calcext:value-type="float">
            <text:p>30533</text:p>
          </table:table-cell>
          <table:table-cell office:value-type="float" office:value="818.89" calcext:value-type="float">
            <text:p>81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552" calcext:value-type="float">
            <text:p>30552</text:p>
          </table:table-cell>
          <table:table-cell office:value-type="float" office:value="818.89" calcext:value-type="float">
            <text:p>818.8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570" calcext:value-type="float">
            <text:p>30570</text:p>
          </table:table-cell>
          <table:table-cell office:value-type="float" office:value="815.33" calcext:value-type="float">
            <text:p>815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589" calcext:value-type="float">
            <text:p>30589</text:p>
          </table:table-cell>
          <table:table-cell office:value-type="float" office:value="815.33" calcext:value-type="float">
            <text:p>815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608" calcext:value-type="float">
            <text:p>30608</text:p>
          </table:table-cell>
          <table:table-cell office:value-type="float" office:value="815.33" calcext:value-type="float">
            <text:p>815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626" calcext:value-type="float">
            <text:p>30626</text:p>
          </table:table-cell>
          <table:table-cell office:value-type="float" office:value="815.33" calcext:value-type="float">
            <text:p>815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645" calcext:value-type="float">
            <text:p>30645</text:p>
          </table:table-cell>
          <table:table-cell office:value-type="float" office:value="815.33" calcext:value-type="float">
            <text:p>815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664" calcext:value-type="float">
            <text:p>30664</text:p>
          </table:table-cell>
          <table:table-cell office:value-type="float" office:value="813.02" calcext:value-type="float">
            <text:p>813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683" calcext:value-type="float">
            <text:p>30683</text:p>
          </table:table-cell>
          <table:table-cell office:value-type="float" office:value="813.02" calcext:value-type="float">
            <text:p>813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813.02" calcext:value-type="float">
            <text:p>813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813.02" calcext:value-type="float">
            <text:p>813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739" calcext:value-type="float">
            <text:p>30739</text:p>
          </table:table-cell>
          <table:table-cell office:value-type="float" office:value="813.02" calcext:value-type="float">
            <text:p>813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757" calcext:value-type="float">
            <text:p>30757</text:p>
          </table:table-cell>
          <table:table-cell office:value-type="float" office:value="813.02" calcext:value-type="float">
            <text:p>813.0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776" calcext:value-type="float">
            <text:p>30776</text:p>
          </table:table-cell>
          <table:table-cell office:value-type="float" office:value="810.82" calcext:value-type="float">
            <text:p>81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795" calcext:value-type="float">
            <text:p>30795</text:p>
          </table:table-cell>
          <table:table-cell office:value-type="float" office:value="810.82" calcext:value-type="float">
            <text:p>81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814" calcext:value-type="float">
            <text:p>30814</text:p>
          </table:table-cell>
          <table:table-cell office:value-type="float" office:value="810.82" calcext:value-type="float">
            <text:p>81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832" calcext:value-type="float">
            <text:p>30832</text:p>
          </table:table-cell>
          <table:table-cell office:value-type="float" office:value="810.82" calcext:value-type="float">
            <text:p>81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851" calcext:value-type="float">
            <text:p>30851</text:p>
          </table:table-cell>
          <table:table-cell office:value-type="float" office:value="810.82" calcext:value-type="float">
            <text:p>810.8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870" calcext:value-type="float">
            <text:p>30870</text:p>
          </table:table-cell>
          <table:table-cell office:value-type="float" office:value="809.73" calcext:value-type="float">
            <text:p>809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888" calcext:value-type="float">
            <text:p>30888</text:p>
          </table:table-cell>
          <table:table-cell office:value-type="float" office:value="809.73" calcext:value-type="float">
            <text:p>809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907" calcext:value-type="float">
            <text:p>30907</text:p>
          </table:table-cell>
          <table:table-cell office:value-type="float" office:value="809.73" calcext:value-type="float">
            <text:p>809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926" calcext:value-type="float">
            <text:p>30926</text:p>
          </table:table-cell>
          <table:table-cell office:value-type="float" office:value="809.73" calcext:value-type="float">
            <text:p>809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945" calcext:value-type="float">
            <text:p>30945</text:p>
          </table:table-cell>
          <table:table-cell office:value-type="float" office:value="809.73" calcext:value-type="float">
            <text:p>809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963" calcext:value-type="float">
            <text:p>30963</text:p>
          </table:table-cell>
          <table:table-cell office:value-type="float" office:value="808.81" calcext:value-type="float">
            <text:p>80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0982" calcext:value-type="float">
            <text:p>30982</text:p>
          </table:table-cell>
          <table:table-cell office:value-type="float" office:value="808.81" calcext:value-type="float">
            <text:p>80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808.81" calcext:value-type="float">
            <text:p>80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808.81" calcext:value-type="float">
            <text:p>80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038" calcext:value-type="float">
            <text:p>31038</text:p>
          </table:table-cell>
          <table:table-cell office:value-type="float" office:value="808.81" calcext:value-type="float">
            <text:p>808.8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057" calcext:value-type="float">
            <text:p>31057</text:p>
          </table:table-cell>
          <table:table-cell office:value-type="float" office:value="809.29" calcext:value-type="float">
            <text:p>809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076" calcext:value-type="float">
            <text:p>31076</text:p>
          </table:table-cell>
          <table:table-cell office:value-type="float" office:value="809.29" calcext:value-type="float">
            <text:p>809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094" calcext:value-type="float">
            <text:p>31094</text:p>
          </table:table-cell>
          <table:table-cell office:value-type="float" office:value="809.29" calcext:value-type="float">
            <text:p>809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113" calcext:value-type="float">
            <text:p>31113</text:p>
          </table:table-cell>
          <table:table-cell office:value-type="float" office:value="809.29" calcext:value-type="float">
            <text:p>809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132" calcext:value-type="float">
            <text:p>31132</text:p>
          </table:table-cell>
          <table:table-cell office:value-type="float" office:value="809.29" calcext:value-type="float">
            <text:p>809.2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151" calcext:value-type="float">
            <text:p>31151</text:p>
          </table:table-cell>
          <table:table-cell office:value-type="float" office:value="810.09" calcext:value-type="float">
            <text:p>810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169" calcext:value-type="float">
            <text:p>31169</text:p>
          </table:table-cell>
          <table:table-cell office:value-type="float" office:value="810.09" calcext:value-type="float">
            <text:p>810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188" calcext:value-type="float">
            <text:p>31188</text:p>
          </table:table-cell>
          <table:table-cell office:value-type="float" office:value="810.09" calcext:value-type="float">
            <text:p>810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207" calcext:value-type="float">
            <text:p>31207</text:p>
          </table:table-cell>
          <table:table-cell office:value-type="float" office:value="810.09" calcext:value-type="float">
            <text:p>810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225" calcext:value-type="float">
            <text:p>31225</text:p>
          </table:table-cell>
          <table:table-cell office:value-type="float" office:value="810.09" calcext:value-type="float">
            <text:p>810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244" calcext:value-type="float">
            <text:p>31244</text:p>
          </table:table-cell>
          <table:table-cell office:value-type="float" office:value="808.17" calcext:value-type="float">
            <text:p>808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263" calcext:value-type="float">
            <text:p>31263</text:p>
          </table:table-cell>
          <table:table-cell office:value-type="float" office:value="808.17" calcext:value-type="float">
            <text:p>808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282" calcext:value-type="float">
            <text:p>31282</text:p>
          </table:table-cell>
          <table:table-cell office:value-type="float" office:value="808.17" calcext:value-type="float">
            <text:p>808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808.17" calcext:value-type="float">
            <text:p>808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319" calcext:value-type="float">
            <text:p>31319</text:p>
          </table:table-cell>
          <table:table-cell office:value-type="float" office:value="808.17" calcext:value-type="float">
            <text:p>808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338" calcext:value-type="float">
            <text:p>31338</text:p>
          </table:table-cell>
          <table:table-cell office:value-type="float" office:value="808.17" calcext:value-type="float">
            <text:p>808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356" calcext:value-type="float">
            <text:p>31356</text:p>
          </table:table-cell>
          <table:table-cell office:value-type="float" office:value="816.79" calcext:value-type="float">
            <text:p>816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375" calcext:value-type="float">
            <text:p>31375</text:p>
          </table:table-cell>
          <table:table-cell office:value-type="float" office:value="816.79" calcext:value-type="float">
            <text:p>816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394" calcext:value-type="float">
            <text:p>31394</text:p>
          </table:table-cell>
          <table:table-cell office:value-type="float" office:value="816.79" calcext:value-type="float">
            <text:p>816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413" calcext:value-type="float">
            <text:p>31413</text:p>
          </table:table-cell>
          <table:table-cell office:value-type="float" office:value="816.79" calcext:value-type="float">
            <text:p>816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float" office:value="816.79" calcext:value-type="float">
            <text:p>816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450" calcext:value-type="float">
            <text:p>31450</text:p>
          </table:table-cell>
          <table:table-cell office:value-type="float" office:value="827.73" calcext:value-type="float">
            <text:p>827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469" calcext:value-type="float">
            <text:p>31469</text:p>
          </table:table-cell>
          <table:table-cell office:value-type="float" office:value="827.73" calcext:value-type="float">
            <text:p>827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488" calcext:value-type="float">
            <text:p>31488</text:p>
          </table:table-cell>
          <table:table-cell office:value-type="float" office:value="827.73" calcext:value-type="float">
            <text:p>827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506" calcext:value-type="float">
            <text:p>31506</text:p>
          </table:table-cell>
          <table:table-cell office:value-type="float" office:value="827.73" calcext:value-type="float">
            <text:p>827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525" calcext:value-type="float">
            <text:p>31525</text:p>
          </table:table-cell>
          <table:table-cell office:value-type="float" office:value="827.73" calcext:value-type="float">
            <text:p>827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544" calcext:value-type="float">
            <text:p>31544</text:p>
          </table:table-cell>
          <table:table-cell office:value-type="float" office:value="823.45" calcext:value-type="float">
            <text:p>823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562" calcext:value-type="float">
            <text:p>31562</text:p>
          </table:table-cell>
          <table:table-cell office:value-type="float" office:value="823.45" calcext:value-type="float">
            <text:p>823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581" calcext:value-type="float">
            <text:p>31581</text:p>
          </table:table-cell>
          <table:table-cell office:value-type="float" office:value="823.45" calcext:value-type="float">
            <text:p>823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823.45" calcext:value-type="float">
            <text:p>823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619" calcext:value-type="float">
            <text:p>31619</text:p>
          </table:table-cell>
          <table:table-cell office:value-type="float" office:value="823.45" calcext:value-type="float">
            <text:p>823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637" calcext:value-type="float">
            <text:p>31637</text:p>
          </table:table-cell>
          <table:table-cell office:value-type="float" office:value="831.86" calcext:value-type="float">
            <text:p>831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656" calcext:value-type="float">
            <text:p>31656</text:p>
          </table:table-cell>
          <table:table-cell office:value-type="float" office:value="831.86" calcext:value-type="float">
            <text:p>831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675" calcext:value-type="float">
            <text:p>31675</text:p>
          </table:table-cell>
          <table:table-cell office:value-type="float" office:value="831.86" calcext:value-type="float">
            <text:p>831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693" calcext:value-type="float">
            <text:p>31693</text:p>
          </table:table-cell>
          <table:table-cell office:value-type="float" office:value="831.86" calcext:value-type="float">
            <text:p>831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712" calcext:value-type="float">
            <text:p>31712</text:p>
          </table:table-cell>
          <table:table-cell office:value-type="float" office:value="831.86" calcext:value-type="float">
            <text:p>831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731" calcext:value-type="float">
            <text:p>31731</text:p>
          </table:table-cell>
          <table:table-cell office:value-type="float" office:value="833.92" calcext:value-type="float">
            <text:p>833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750" calcext:value-type="float">
            <text:p>31750</text:p>
          </table:table-cell>
          <table:table-cell office:value-type="float" office:value="833.92" calcext:value-type="float">
            <text:p>833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768" calcext:value-type="float">
            <text:p>31768</text:p>
          </table:table-cell>
          <table:table-cell office:value-type="float" office:value="833.92" calcext:value-type="float">
            <text:p>833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788" calcext:value-type="float">
            <text:p>31788</text:p>
          </table:table-cell>
          <table:table-cell office:value-type="float" office:value="833.92" calcext:value-type="float">
            <text:p>833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float" office:value="833.92" calcext:value-type="float">
            <text:p>833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824" calcext:value-type="float">
            <text:p>31824</text:p>
          </table:table-cell>
          <table:table-cell office:value-type="float" office:value="834.66" calcext:value-type="float">
            <text:p>834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843" calcext:value-type="float">
            <text:p>31843</text:p>
          </table:table-cell>
          <table:table-cell office:value-type="float" office:value="834.66" calcext:value-type="float">
            <text:p>834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862" calcext:value-type="float">
            <text:p>31862</text:p>
          </table:table-cell>
          <table:table-cell office:value-type="float" office:value="834.66" calcext:value-type="float">
            <text:p>834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881" calcext:value-type="float">
            <text:p>31881</text:p>
          </table:table-cell>
          <table:table-cell office:value-type="float" office:value="834.66" calcext:value-type="float">
            <text:p>834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899" calcext:value-type="float">
            <text:p>31899</text:p>
          </table:table-cell>
          <table:table-cell office:value-type="float" office:value="834.66" calcext:value-type="float">
            <text:p>834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918" calcext:value-type="float">
            <text:p>31918</text:p>
          </table:table-cell>
          <table:table-cell office:value-type="float" office:value="834.66" calcext:value-type="float">
            <text:p>834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937" calcext:value-type="float">
            <text:p>31937</text:p>
          </table:table-cell>
          <table:table-cell office:value-type="float" office:value="833.93" calcext:value-type="float">
            <text:p>83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955" calcext:value-type="float">
            <text:p>31955</text:p>
          </table:table-cell>
          <table:table-cell office:value-type="float" office:value="833.93" calcext:value-type="float">
            <text:p>83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974" calcext:value-type="float">
            <text:p>31974</text:p>
          </table:table-cell>
          <table:table-cell office:value-type="float" office:value="833.93" calcext:value-type="float">
            <text:p>83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1993" calcext:value-type="float">
            <text:p>31993</text:p>
          </table:table-cell>
          <table:table-cell office:value-type="float" office:value="833.93" calcext:value-type="float">
            <text:p>83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012" calcext:value-type="float">
            <text:p>32012</text:p>
          </table:table-cell>
          <table:table-cell office:value-type="float" office:value="833.93" calcext:value-type="float">
            <text:p>833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030" calcext:value-type="float">
            <text:p>32030</text:p>
          </table:table-cell>
          <table:table-cell office:value-type="float" office:value="821.62" calcext:value-type="float">
            <text:p>821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049" calcext:value-type="float">
            <text:p>32049</text:p>
          </table:table-cell>
          <table:table-cell office:value-type="float" office:value="821.62" calcext:value-type="float">
            <text:p>821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068" calcext:value-type="float">
            <text:p>32068</text:p>
          </table:table-cell>
          <table:table-cell office:value-type="float" office:value="821.62" calcext:value-type="float">
            <text:p>821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087" calcext:value-type="float">
            <text:p>32087</text:p>
          </table:table-cell>
          <table:table-cell office:value-type="float" office:value="821.62" calcext:value-type="float">
            <text:p>821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105" calcext:value-type="float">
            <text:p>32105</text:p>
          </table:table-cell>
          <table:table-cell office:value-type="float" office:value="821.62" calcext:value-type="float">
            <text:p>821.6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124" calcext:value-type="float">
            <text:p>32124</text:p>
          </table:table-cell>
          <table:table-cell office:value-type="float" office:value="822.61" calcext:value-type="float">
            <text:p>822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143" calcext:value-type="float">
            <text:p>32143</text:p>
          </table:table-cell>
          <table:table-cell office:value-type="float" office:value="822.61" calcext:value-type="float">
            <text:p>822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161" calcext:value-type="float">
            <text:p>32161</text:p>
          </table:table-cell>
          <table:table-cell office:value-type="float" office:value="822.61" calcext:value-type="float">
            <text:p>822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180" calcext:value-type="float">
            <text:p>32180</text:p>
          </table:table-cell>
          <table:table-cell office:value-type="float" office:value="822.61" calcext:value-type="float">
            <text:p>822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199" calcext:value-type="float">
            <text:p>32199</text:p>
          </table:table-cell>
          <table:table-cell office:value-type="float" office:value="822.61" calcext:value-type="float">
            <text:p>822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218" calcext:value-type="float">
            <text:p>32218</text:p>
          </table:table-cell>
          <table:table-cell office:value-type="float" office:value="831.44" calcext:value-type="float">
            <text:p>831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float" office:value="831.44" calcext:value-type="float">
            <text:p>831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float" office:value="831.44" calcext:value-type="float">
            <text:p>831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274" calcext:value-type="float">
            <text:p>32274</text:p>
          </table:table-cell>
          <table:table-cell office:value-type="float" office:value="831.44" calcext:value-type="float">
            <text:p>831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292" calcext:value-type="float">
            <text:p>32292</text:p>
          </table:table-cell>
          <table:table-cell office:value-type="float" office:value="831.44" calcext:value-type="float">
            <text:p>831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float" office:value="837.75" calcext:value-type="float">
            <text:p>837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330" calcext:value-type="float">
            <text:p>32330</text:p>
          </table:table-cell>
          <table:table-cell office:value-type="float" office:value="837.75" calcext:value-type="float">
            <text:p>837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349" calcext:value-type="float">
            <text:p>32349</text:p>
          </table:table-cell>
          <table:table-cell office:value-type="float" office:value="837.75" calcext:value-type="float">
            <text:p>837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367" calcext:value-type="float">
            <text:p>32367</text:p>
          </table:table-cell>
          <table:table-cell office:value-type="float" office:value="837.75" calcext:value-type="float">
            <text:p>837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387" calcext:value-type="float">
            <text:p>32387</text:p>
          </table:table-cell>
          <table:table-cell office:value-type="float" office:value="837.75" calcext:value-type="float">
            <text:p>837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405" calcext:value-type="float">
            <text:p>32405</text:p>
          </table:table-cell>
          <table:table-cell office:value-type="float" office:value="836.69" calcext:value-type="float">
            <text:p>836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423" calcext:value-type="float">
            <text:p>32423</text:p>
          </table:table-cell>
          <table:table-cell office:value-type="float" office:value="836.69" calcext:value-type="float">
            <text:p>836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442" calcext:value-type="float">
            <text:p>32442</text:p>
          </table:table-cell>
          <table:table-cell office:value-type="float" office:value="836.69" calcext:value-type="float">
            <text:p>836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461" calcext:value-type="float">
            <text:p>32461</text:p>
          </table:table-cell>
          <table:table-cell office:value-type="float" office:value="836.69" calcext:value-type="float">
            <text:p>836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480" calcext:value-type="float">
            <text:p>32480</text:p>
          </table:table-cell>
          <table:table-cell office:value-type="float" office:value="836.69" calcext:value-type="float">
            <text:p>836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498" calcext:value-type="float">
            <text:p>32498</text:p>
          </table:table-cell>
          <table:table-cell office:value-type="float" office:value="836.69" calcext:value-type="float">
            <text:p>836.6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517" calcext:value-type="float">
            <text:p>32517</text:p>
          </table:table-cell>
          <table:table-cell office:value-type="float" office:value="833.3" calcext:value-type="float">
            <text:p>833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536" calcext:value-type="float">
            <text:p>32536</text:p>
          </table:table-cell>
          <table:table-cell office:value-type="float" office:value="833.3" calcext:value-type="float">
            <text:p>833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555" calcext:value-type="float">
            <text:p>32555</text:p>
          </table:table-cell>
          <table:table-cell office:value-type="float" office:value="833.3" calcext:value-type="float">
            <text:p>833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573" calcext:value-type="float">
            <text:p>32573</text:p>
          </table:table-cell>
          <table:table-cell office:value-type="float" office:value="833.3" calcext:value-type="float">
            <text:p>833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592" calcext:value-type="float">
            <text:p>32592</text:p>
          </table:table-cell>
          <table:table-cell office:value-type="float" office:value="833.3" calcext:value-type="float">
            <text:p>833.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611" calcext:value-type="float">
            <text:p>32611</text:p>
          </table:table-cell>
          <table:table-cell office:value-type="float" office:value="831.79" calcext:value-type="float">
            <text:p>83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629" calcext:value-type="float">
            <text:p>32629</text:p>
          </table:table-cell>
          <table:table-cell office:value-type="float" office:value="831.79" calcext:value-type="float">
            <text:p>83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648" calcext:value-type="float">
            <text:p>32648</text:p>
          </table:table-cell>
          <table:table-cell office:value-type="float" office:value="831.79" calcext:value-type="float">
            <text:p>83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667" calcext:value-type="float">
            <text:p>32667</text:p>
          </table:table-cell>
          <table:table-cell office:value-type="float" office:value="831.79" calcext:value-type="float">
            <text:p>83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686" calcext:value-type="float">
            <text:p>32686</text:p>
          </table:table-cell>
          <table:table-cell office:value-type="float" office:value="831.79" calcext:value-type="float">
            <text:p>831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704" calcext:value-type="float">
            <text:p>32704</text:p>
          </table:table-cell>
          <table:table-cell office:value-type="float" office:value="830.53" calcext:value-type="float">
            <text:p>83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723" calcext:value-type="float">
            <text:p>32723</text:p>
          </table:table-cell>
          <table:table-cell office:value-type="float" office:value="830.53" calcext:value-type="float">
            <text:p>83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742" calcext:value-type="float">
            <text:p>32742</text:p>
          </table:table-cell>
          <table:table-cell office:value-type="float" office:value="830.53" calcext:value-type="float">
            <text:p>83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830.53" calcext:value-type="float">
            <text:p>83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779" calcext:value-type="float">
            <text:p>32779</text:p>
          </table:table-cell>
          <table:table-cell office:value-type="float" office:value="830.53" calcext:value-type="float">
            <text:p>830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798" calcext:value-type="float">
            <text:p>32798</text:p>
          </table:table-cell>
          <table:table-cell office:value-type="float" office:value="829.85" calcext:value-type="float">
            <text:p>829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817" calcext:value-type="float">
            <text:p>32817</text:p>
          </table:table-cell>
          <table:table-cell office:value-type="float" office:value="829.85" calcext:value-type="float">
            <text:p>829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835" calcext:value-type="float">
            <text:p>32835</text:p>
          </table:table-cell>
          <table:table-cell office:value-type="float" office:value="829.85" calcext:value-type="float">
            <text:p>829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855" calcext:value-type="float">
            <text:p>32855</text:p>
          </table:table-cell>
          <table:table-cell office:value-type="float" office:value="829.85" calcext:value-type="float">
            <text:p>829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873" calcext:value-type="float">
            <text:p>32873</text:p>
          </table:table-cell>
          <table:table-cell office:value-type="float" office:value="829.85" calcext:value-type="float">
            <text:p>829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891" calcext:value-type="float">
            <text:p>32891</text:p>
          </table:table-cell>
          <table:table-cell office:value-type="float" office:value="829.05" calcext:value-type="float">
            <text:p>829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910" calcext:value-type="float">
            <text:p>32910</text:p>
          </table:table-cell>
          <table:table-cell office:value-type="float" office:value="829.05" calcext:value-type="float">
            <text:p>829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929" calcext:value-type="float">
            <text:p>32929</text:p>
          </table:table-cell>
          <table:table-cell office:value-type="float" office:value="829.05" calcext:value-type="float">
            <text:p>829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948" calcext:value-type="float">
            <text:p>32948</text:p>
          </table:table-cell>
          <table:table-cell office:value-type="float" office:value="829.05" calcext:value-type="float">
            <text:p>829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966" calcext:value-type="float">
            <text:p>32966</text:p>
          </table:table-cell>
          <table:table-cell office:value-type="float" office:value="829.05" calcext:value-type="float">
            <text:p>829.0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2986" calcext:value-type="float">
            <text:p>32986</text:p>
          </table:table-cell>
          <table:table-cell office:value-type="float" office:value="828.88" calcext:value-type="float">
            <text:p>82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004" calcext:value-type="float">
            <text:p>33004</text:p>
          </table:table-cell>
          <table:table-cell office:value-type="float" office:value="828.88" calcext:value-type="float">
            <text:p>82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022" calcext:value-type="float">
            <text:p>33022</text:p>
          </table:table-cell>
          <table:table-cell office:value-type="float" office:value="828.88" calcext:value-type="float">
            <text:p>82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041" calcext:value-type="float">
            <text:p>33041</text:p>
          </table:table-cell>
          <table:table-cell office:value-type="float" office:value="828.88" calcext:value-type="float">
            <text:p>82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060" calcext:value-type="float">
            <text:p>33060</text:p>
          </table:table-cell>
          <table:table-cell office:value-type="float" office:value="828.88" calcext:value-type="float">
            <text:p>82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079" calcext:value-type="float">
            <text:p>33079</text:p>
          </table:table-cell>
          <table:table-cell office:value-type="float" office:value="828.88" calcext:value-type="float">
            <text:p>828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097" calcext:value-type="float">
            <text:p>33097</text:p>
          </table:table-cell>
          <table:table-cell office:value-type="float" office:value="826.87" calcext:value-type="float">
            <text:p>826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float" office:value="826.87" calcext:value-type="float">
            <text:p>826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135" calcext:value-type="float">
            <text:p>33135</text:p>
          </table:table-cell>
          <table:table-cell office:value-type="float" office:value="826.87" calcext:value-type="float">
            <text:p>826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float" office:value="826.87" calcext:value-type="float">
            <text:p>826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172" calcext:value-type="float">
            <text:p>33172</text:p>
          </table:table-cell>
          <table:table-cell office:value-type="float" office:value="826.87" calcext:value-type="float">
            <text:p>826.8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191" calcext:value-type="float">
            <text:p>33191</text:p>
          </table:table-cell>
          <table:table-cell office:value-type="float" office:value="826.49" calcext:value-type="float">
            <text:p>826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826.49" calcext:value-type="float">
            <text:p>826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228" calcext:value-type="float">
            <text:p>33228</text:p>
          </table:table-cell>
          <table:table-cell office:value-type="float" office:value="826.49" calcext:value-type="float">
            <text:p>826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247" calcext:value-type="float">
            <text:p>33247</text:p>
          </table:table-cell>
          <table:table-cell office:value-type="float" office:value="826.49" calcext:value-type="float">
            <text:p>826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266" calcext:value-type="float">
            <text:p>33266</text:p>
          </table:table-cell>
          <table:table-cell office:value-type="float" office:value="826.49" calcext:value-type="float">
            <text:p>826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285" calcext:value-type="float">
            <text:p>33285</text:p>
          </table:table-cell>
          <table:table-cell office:value-type="float" office:value="826.39" calcext:value-type="float">
            <text:p>82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303" calcext:value-type="float">
            <text:p>33303</text:p>
          </table:table-cell>
          <table:table-cell office:value-type="float" office:value="826.39" calcext:value-type="float">
            <text:p>82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323" calcext:value-type="float">
            <text:p>33323</text:p>
          </table:table-cell>
          <table:table-cell office:value-type="float" office:value="826.39" calcext:value-type="float">
            <text:p>82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341" calcext:value-type="float">
            <text:p>33341</text:p>
          </table:table-cell>
          <table:table-cell office:value-type="float" office:value="826.39" calcext:value-type="float">
            <text:p>82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359" calcext:value-type="float">
            <text:p>33359</text:p>
          </table:table-cell>
          <table:table-cell office:value-type="float" office:value="826.39" calcext:value-type="float">
            <text:p>82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378" calcext:value-type="float">
            <text:p>33378</text:p>
          </table:table-cell>
          <table:table-cell office:value-type="float" office:value="825.92" calcext:value-type="float">
            <text:p>825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397" calcext:value-type="float">
            <text:p>33397</text:p>
          </table:table-cell>
          <table:table-cell office:value-type="float" office:value="825.92" calcext:value-type="float">
            <text:p>825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416" calcext:value-type="float">
            <text:p>33416</text:p>
          </table:table-cell>
          <table:table-cell office:value-type="float" office:value="825.92" calcext:value-type="float">
            <text:p>825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434" calcext:value-type="float">
            <text:p>33434</text:p>
          </table:table-cell>
          <table:table-cell office:value-type="float" office:value="825.92" calcext:value-type="float">
            <text:p>825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454" calcext:value-type="float">
            <text:p>33454</text:p>
          </table:table-cell>
          <table:table-cell office:value-type="float" office:value="825.92" calcext:value-type="float">
            <text:p>825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472" calcext:value-type="float">
            <text:p>3347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490" calcext:value-type="float">
            <text:p>3349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509" calcext:value-type="float">
            <text:p>33509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528" calcext:value-type="float">
            <text:p>33528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547" calcext:value-type="float">
            <text:p>33547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565" calcext:value-type="float">
            <text:p>33565</text:p>
          </table:table-cell>
          <table:table-cell office:value-type="float" office:value="824.95" calcext:value-type="float">
            <text:p>82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585" calcext:value-type="float">
            <text:p>33585</text:p>
          </table:table-cell>
          <table:table-cell office:value-type="float" office:value="824.95" calcext:value-type="float">
            <text:p>82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603" calcext:value-type="float">
            <text:p>33603</text:p>
          </table:table-cell>
          <table:table-cell office:value-type="float" office:value="824.95" calcext:value-type="float">
            <text:p>82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622" calcext:value-type="float">
            <text:p>33622</text:p>
          </table:table-cell>
          <table:table-cell office:value-type="float" office:value="824.95" calcext:value-type="float">
            <text:p>82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640" calcext:value-type="float">
            <text:p>33640</text:p>
          </table:table-cell>
          <table:table-cell office:value-type="float" office:value="824.95" calcext:value-type="float">
            <text:p>824.9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659" calcext:value-type="float">
            <text:p>33659</text:p>
          </table:table-cell>
          <table:table-cell office:value-type="float" office:value="824.36" calcext:value-type="float">
            <text:p>824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678" calcext:value-type="float">
            <text:p>33678</text:p>
          </table:table-cell>
          <table:table-cell office:value-type="float" office:value="824.35" calcext:value-type="float">
            <text:p>824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696" calcext:value-type="float">
            <text:p>33696</text:p>
          </table:table-cell>
          <table:table-cell office:value-type="float" office:value="824.35" calcext:value-type="float">
            <text:p>824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715" calcext:value-type="float">
            <text:p>33715</text:p>
          </table:table-cell>
          <table:table-cell office:value-type="float" office:value="824.35" calcext:value-type="float">
            <text:p>824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734" calcext:value-type="float">
            <text:p>33734</text:p>
          </table:table-cell>
          <table:table-cell office:value-type="float" office:value="824.35" calcext:value-type="float">
            <text:p>824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753" calcext:value-type="float">
            <text:p>33753</text:p>
          </table:table-cell>
          <table:table-cell office:value-type="float" office:value="824.35" calcext:value-type="float">
            <text:p>824.3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771" calcext:value-type="float">
            <text:p>33771</text:p>
          </table:table-cell>
          <table:table-cell office:value-type="float" office:value="824.1" calcext:value-type="float">
            <text:p>824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790" calcext:value-type="float">
            <text:p>33790</text:p>
          </table:table-cell>
          <table:table-cell office:value-type="float" office:value="824.1" calcext:value-type="float">
            <text:p>824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809" calcext:value-type="float">
            <text:p>33809</text:p>
          </table:table-cell>
          <table:table-cell office:value-type="float" office:value="824.1" calcext:value-type="float">
            <text:p>824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827" calcext:value-type="float">
            <text:p>33827</text:p>
          </table:table-cell>
          <table:table-cell office:value-type="float" office:value="824.1" calcext:value-type="float">
            <text:p>824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846" calcext:value-type="float">
            <text:p>33846</text:p>
          </table:table-cell>
          <table:table-cell office:value-type="float" office:value="824.1" calcext:value-type="float">
            <text:p>824.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865" calcext:value-type="float">
            <text:p>33865</text:p>
          </table:table-cell>
          <table:table-cell office:value-type="float" office:value="824.42" calcext:value-type="float">
            <text:p>82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884" calcext:value-type="float">
            <text:p>33884</text:p>
          </table:table-cell>
          <table:table-cell office:value-type="float" office:value="824.42" calcext:value-type="float">
            <text:p>82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902" calcext:value-type="float">
            <text:p>33902</text:p>
          </table:table-cell>
          <table:table-cell office:value-type="float" office:value="824.42" calcext:value-type="float">
            <text:p>82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922" calcext:value-type="float">
            <text:p>33922</text:p>
          </table:table-cell>
          <table:table-cell office:value-type="float" office:value="824.42" calcext:value-type="float">
            <text:p>82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940" calcext:value-type="float">
            <text:p>33940</text:p>
          </table:table-cell>
          <table:table-cell office:value-type="float" office:value="824.42" calcext:value-type="float">
            <text:p>82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958" calcext:value-type="float">
            <text:p>33958</text:p>
          </table:table-cell>
          <table:table-cell office:value-type="float" office:value="823.98" calcext:value-type="float">
            <text:p>823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977" calcext:value-type="float">
            <text:p>33977</text:p>
          </table:table-cell>
          <table:table-cell office:value-type="float" office:value="823.98" calcext:value-type="float">
            <text:p>823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3996" calcext:value-type="float">
            <text:p>33996</text:p>
          </table:table-cell>
          <table:table-cell office:value-type="float" office:value="823.98" calcext:value-type="float">
            <text:p>823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015" calcext:value-type="float">
            <text:p>34015</text:p>
          </table:table-cell>
          <table:table-cell office:value-type="float" office:value="823.98" calcext:value-type="float">
            <text:p>823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033" calcext:value-type="float">
            <text:p>34033</text:p>
          </table:table-cell>
          <table:table-cell office:value-type="float" office:value="823.98" calcext:value-type="float">
            <text:p>823.9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053" calcext:value-type="float">
            <text:p>34053</text:p>
          </table:table-cell>
          <table:table-cell office:value-type="float" office:value="824.19" calcext:value-type="float">
            <text:p>824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071" calcext:value-type="float">
            <text:p>34071</text:p>
          </table:table-cell>
          <table:table-cell office:value-type="float" office:value="824.19" calcext:value-type="float">
            <text:p>824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089" calcext:value-type="float">
            <text:p>34089</text:p>
          </table:table-cell>
          <table:table-cell office:value-type="float" office:value="824.19" calcext:value-type="float">
            <text:p>824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108" calcext:value-type="float">
            <text:p>34108</text:p>
          </table:table-cell>
          <table:table-cell office:value-type="float" office:value="824.19" calcext:value-type="float">
            <text:p>824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127" calcext:value-type="float">
            <text:p>34127</text:p>
          </table:table-cell>
          <table:table-cell office:value-type="float" office:value="824.19" calcext:value-type="float">
            <text:p>824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146" calcext:value-type="float">
            <text:p>34146</text:p>
          </table:table-cell>
          <table:table-cell office:value-type="float" office:value="827.76" calcext:value-type="float">
            <text:p>827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164" calcext:value-type="float">
            <text:p>34164</text:p>
          </table:table-cell>
          <table:table-cell office:value-type="float" office:value="827.76" calcext:value-type="float">
            <text:p>827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184" calcext:value-type="float">
            <text:p>34184</text:p>
          </table:table-cell>
          <table:table-cell office:value-type="float" office:value="827.76" calcext:value-type="float">
            <text:p>827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202" calcext:value-type="float">
            <text:p>34202</text:p>
          </table:table-cell>
          <table:table-cell office:value-type="float" office:value="827.76" calcext:value-type="float">
            <text:p>827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221" calcext:value-type="float">
            <text:p>34221</text:p>
          </table:table-cell>
          <table:table-cell office:value-type="float" office:value="827.76" calcext:value-type="float">
            <text:p>827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239" calcext:value-type="float">
            <text:p>34239</text:p>
          </table:table-cell>
          <table:table-cell office:value-type="float" office:value="836.09" calcext:value-type="float">
            <text:p>836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258" calcext:value-type="float">
            <text:p>34258</text:p>
          </table:table-cell>
          <table:table-cell office:value-type="float" office:value="836.09" calcext:value-type="float">
            <text:p>836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277" calcext:value-type="float">
            <text:p>34277</text:p>
          </table:table-cell>
          <table:table-cell office:value-type="float" office:value="836.09" calcext:value-type="float">
            <text:p>836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836.09" calcext:value-type="float">
            <text:p>836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float" office:value="836.09" calcext:value-type="float">
            <text:p>836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333" calcext:value-type="float">
            <text:p>34333</text:p>
          </table:table-cell>
          <table:table-cell office:value-type="float" office:value="836.09" calcext:value-type="float">
            <text:p>836.0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352" calcext:value-type="float">
            <text:p>34352</text:p>
          </table:table-cell>
          <table:table-cell office:value-type="float" office:value="871.43" calcext:value-type="float">
            <text:p>871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370" calcext:value-type="float">
            <text:p>34370</text:p>
          </table:table-cell>
          <table:table-cell office:value-type="float" office:value="871.43" calcext:value-type="float">
            <text:p>871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390" calcext:value-type="float">
            <text:p>34390</text:p>
          </table:table-cell>
          <table:table-cell office:value-type="float" office:value="871.43" calcext:value-type="float">
            <text:p>871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408" calcext:value-type="float">
            <text:p>34408</text:p>
          </table:table-cell>
          <table:table-cell office:value-type="float" office:value="871.43" calcext:value-type="float">
            <text:p>871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426" calcext:value-type="float">
            <text:p>34426</text:p>
          </table:table-cell>
          <table:table-cell office:value-type="float" office:value="871.43" calcext:value-type="float">
            <text:p>871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445" calcext:value-type="float">
            <text:p>34445</text:p>
          </table:table-cell>
          <table:table-cell office:value-type="float" office:value="885.41" calcext:value-type="float">
            <text:p>885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464" calcext:value-type="float">
            <text:p>34464</text:p>
          </table:table-cell>
          <table:table-cell office:value-type="float" office:value="885.41" calcext:value-type="float">
            <text:p>885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483" calcext:value-type="float">
            <text:p>34483</text:p>
          </table:table-cell>
          <table:table-cell office:value-type="float" office:value="885.41" calcext:value-type="float">
            <text:p>885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501" calcext:value-type="float">
            <text:p>34501</text:p>
          </table:table-cell>
          <table:table-cell office:value-type="float" office:value="885.41" calcext:value-type="float">
            <text:p>885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float" office:value="885.41" calcext:value-type="float">
            <text:p>885.4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539" calcext:value-type="float">
            <text:p>34539</text:p>
          </table:table-cell>
          <table:table-cell office:value-type="float" office:value="889.63" calcext:value-type="float">
            <text:p>889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557" calcext:value-type="float">
            <text:p>34557</text:p>
          </table:table-cell>
          <table:table-cell office:value-type="float" office:value="889.63" calcext:value-type="float">
            <text:p>889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576" calcext:value-type="float">
            <text:p>34576</text:p>
          </table:table-cell>
          <table:table-cell office:value-type="float" office:value="889.63" calcext:value-type="float">
            <text:p>889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595" calcext:value-type="float">
            <text:p>34595</text:p>
          </table:table-cell>
          <table:table-cell office:value-type="float" office:value="889.63" calcext:value-type="float">
            <text:p>889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614" calcext:value-type="float">
            <text:p>34614</text:p>
          </table:table-cell>
          <table:table-cell office:value-type="float" office:value="889.63" calcext:value-type="float">
            <text:p>889.6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632" calcext:value-type="float">
            <text:p>34632</text:p>
          </table:table-cell>
          <table:table-cell office:value-type="float" office:value="892.44" calcext:value-type="float">
            <text:p>892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652" calcext:value-type="float">
            <text:p>34652</text:p>
          </table:table-cell>
          <table:table-cell office:value-type="float" office:value="892.44" calcext:value-type="float">
            <text:p>892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670" calcext:value-type="float">
            <text:p>34670</text:p>
          </table:table-cell>
          <table:table-cell office:value-type="float" office:value="892.44" calcext:value-type="float">
            <text:p>892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689" calcext:value-type="float">
            <text:p>34689</text:p>
          </table:table-cell>
          <table:table-cell office:value-type="float" office:value="892.44" calcext:value-type="float">
            <text:p>892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707" calcext:value-type="float">
            <text:p>34707</text:p>
          </table:table-cell>
          <table:table-cell office:value-type="float" office:value="892.44" calcext:value-type="float">
            <text:p>892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726" calcext:value-type="float">
            <text:p>34726</text:p>
          </table:table-cell>
          <table:table-cell office:value-type="float" office:value="894.38" calcext:value-type="float">
            <text:p>894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745" calcext:value-type="float">
            <text:p>34745</text:p>
          </table:table-cell>
          <table:table-cell office:value-type="float" office:value="894.38" calcext:value-type="float">
            <text:p>894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763" calcext:value-type="float">
            <text:p>34763</text:p>
          </table:table-cell>
          <table:table-cell office:value-type="float" office:value="894.38" calcext:value-type="float">
            <text:p>894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783" calcext:value-type="float">
            <text:p>34783</text:p>
          </table:table-cell>
          <table:table-cell office:value-type="float" office:value="894.38" calcext:value-type="float">
            <text:p>894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801" calcext:value-type="float">
            <text:p>34801</text:p>
          </table:table-cell>
          <table:table-cell office:value-type="float" office:value="894.38" calcext:value-type="float">
            <text:p>894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820" calcext:value-type="float">
            <text:p>34820</text:p>
          </table:table-cell>
          <table:table-cell office:value-type="float" office:value="895.88" calcext:value-type="float">
            <text:p>895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838" calcext:value-type="float">
            <text:p>34838</text:p>
          </table:table-cell>
          <table:table-cell office:value-type="float" office:value="895.88" calcext:value-type="float">
            <text:p>895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857" calcext:value-type="float">
            <text:p>34857</text:p>
          </table:table-cell>
          <table:table-cell office:value-type="float" office:value="895.88" calcext:value-type="float">
            <text:p>895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876" calcext:value-type="float">
            <text:p>34876</text:p>
          </table:table-cell>
          <table:table-cell office:value-type="float" office:value="895.88" calcext:value-type="float">
            <text:p>895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894" calcext:value-type="float">
            <text:p>34894</text:p>
          </table:table-cell>
          <table:table-cell office:value-type="float" office:value="895.88" calcext:value-type="float">
            <text:p>895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913" calcext:value-type="float">
            <text:p>34913</text:p>
          </table:table-cell>
          <table:table-cell office:value-type="float" office:value="895.88" calcext:value-type="float">
            <text:p>895.8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932" calcext:value-type="float">
            <text:p>34932</text:p>
          </table:table-cell>
          <table:table-cell office:value-type="float" office:value="897.03" calcext:value-type="float">
            <text:p>89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951" calcext:value-type="float">
            <text:p>34951</text:p>
          </table:table-cell>
          <table:table-cell office:value-type="float" office:value="897.03" calcext:value-type="float">
            <text:p>89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969" calcext:value-type="float">
            <text:p>34969</text:p>
          </table:table-cell>
          <table:table-cell office:value-type="float" office:value="897.03" calcext:value-type="float">
            <text:p>89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4989" calcext:value-type="float">
            <text:p>34989</text:p>
          </table:table-cell>
          <table:table-cell office:value-type="float" office:value="897.03" calcext:value-type="float">
            <text:p>89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007" calcext:value-type="float">
            <text:p>35007</text:p>
          </table:table-cell>
          <table:table-cell office:value-type="float" office:value="897.03" calcext:value-type="float">
            <text:p>89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025" calcext:value-type="float">
            <text:p>35025</text:p>
          </table:table-cell>
          <table:table-cell office:value-type="float" office:value="897.79" calcext:value-type="float">
            <text:p>897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044" calcext:value-type="float">
            <text:p>35044</text:p>
          </table:table-cell>
          <table:table-cell office:value-type="float" office:value="897.79" calcext:value-type="float">
            <text:p>897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063" calcext:value-type="float">
            <text:p>35063</text:p>
          </table:table-cell>
          <table:table-cell office:value-type="float" office:value="897.79" calcext:value-type="float">
            <text:p>897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082" calcext:value-type="float">
            <text:p>35082</text:p>
          </table:table-cell>
          <table:table-cell office:value-type="float" office:value="897.79" calcext:value-type="float">
            <text:p>897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897.79" calcext:value-type="float">
            <text:p>897.7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120" calcext:value-type="float">
            <text:p>35120</text:p>
          </table:table-cell>
          <table:table-cell office:value-type="float" office:value="898.24" calcext:value-type="float">
            <text:p>898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138" calcext:value-type="float">
            <text:p>35138</text:p>
          </table:table-cell>
          <table:table-cell office:value-type="float" office:value="898.24" calcext:value-type="float">
            <text:p>898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156" calcext:value-type="float">
            <text:p>35156</text:p>
          </table:table-cell>
          <table:table-cell office:value-type="float" office:value="898.24" calcext:value-type="float">
            <text:p>898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175" calcext:value-type="float">
            <text:p>35175</text:p>
          </table:table-cell>
          <table:table-cell office:value-type="float" office:value="898.24" calcext:value-type="float">
            <text:p>898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194" calcext:value-type="float">
            <text:p>35194</text:p>
          </table:table-cell>
          <table:table-cell office:value-type="float" office:value="898.24" calcext:value-type="float">
            <text:p>898.2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213" calcext:value-type="float">
            <text:p>35213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231" calcext:value-type="float">
            <text:p>35231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251" calcext:value-type="float">
            <text:p>35251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269" calcext:value-type="float">
            <text:p>35269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288" calcext:value-type="float">
            <text:p>35288</text:p>
          </table:table-cell>
          <table:table-cell office:value-type="float" office:value="898.58" calcext:value-type="float">
            <text:p>898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306" calcext:value-type="float">
            <text:p>35306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325" calcext:value-type="float">
            <text:p>35325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344" calcext:value-type="float">
            <text:p>35344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362" calcext:value-type="float">
            <text:p>35362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382" calcext:value-type="float">
            <text:p>35382</text:p>
          </table:table-cell>
          <table:table-cell office:value-type="float" office:value="898.93" calcext:value-type="float">
            <text:p>898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899.44" calcext:value-type="float">
            <text:p>89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419" calcext:value-type="float">
            <text:p>35419</text:p>
          </table:table-cell>
          <table:table-cell office:value-type="float" office:value="899.44" calcext:value-type="float">
            <text:p>89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float" office:value="899.44" calcext:value-type="float">
            <text:p>89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457" calcext:value-type="float">
            <text:p>35457</text:p>
          </table:table-cell>
          <table:table-cell office:value-type="float" office:value="899.44" calcext:value-type="float">
            <text:p>89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475" calcext:value-type="float">
            <text:p>35475</text:p>
          </table:table-cell>
          <table:table-cell office:value-type="float" office:value="899.44" calcext:value-type="float">
            <text:p>89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493" calcext:value-type="float">
            <text:p>35493</text:p>
          </table:table-cell>
          <table:table-cell office:value-type="float" office:value="899.44" calcext:value-type="float">
            <text:p>899.4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512" calcext:value-type="float">
            <text:p>35512</text:p>
          </table:table-cell>
          <table:table-cell office:value-type="float" office:value="899.4" calcext:value-type="float">
            <text:p>899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531" calcext:value-type="float">
            <text:p>35531</text:p>
          </table:table-cell>
          <table:table-cell office:value-type="float" office:value="899.4" calcext:value-type="float">
            <text:p>899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550" calcext:value-type="float">
            <text:p>35550</text:p>
          </table:table-cell>
          <table:table-cell office:value-type="float" office:value="899.4" calcext:value-type="float">
            <text:p>899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568" calcext:value-type="float">
            <text:p>35568</text:p>
          </table:table-cell>
          <table:table-cell office:value-type="float" office:value="899.4" calcext:value-type="float">
            <text:p>899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588" calcext:value-type="float">
            <text:p>35588</text:p>
          </table:table-cell>
          <table:table-cell office:value-type="float" office:value="899.4" calcext:value-type="float">
            <text:p>899.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606" calcext:value-type="float">
            <text:p>35606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624" calcext:value-type="float">
            <text:p>35624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643" calcext:value-type="float">
            <text:p>35643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662" calcext:value-type="float">
            <text:p>35662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681" calcext:value-type="float">
            <text:p>35681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699" calcext:value-type="float">
            <text:p>35699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719" calcext:value-type="float">
            <text:p>35719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737" calcext:value-type="float">
            <text:p>35737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756" calcext:value-type="float">
            <text:p>35756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774" calcext:value-type="float">
            <text:p>35774</text:p>
          </table:table-cell>
          <table:table-cell office:value-type="float" office:value="899.54" calcext:value-type="float">
            <text:p>899.5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793" calcext:value-type="float">
            <text:p>35793</text:p>
          </table:table-cell>
          <table:table-cell office:value-type="float" office:value="899.48" calcext:value-type="float">
            <text:p>899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812" calcext:value-type="float">
            <text:p>35812</text:p>
          </table:table-cell>
          <table:table-cell office:value-type="float" office:value="899.48" calcext:value-type="float">
            <text:p>899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830" calcext:value-type="float">
            <text:p>35830</text:p>
          </table:table-cell>
          <table:table-cell office:value-type="float" office:value="899.48" calcext:value-type="float">
            <text:p>899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850" calcext:value-type="float">
            <text:p>35850</text:p>
          </table:table-cell>
          <table:table-cell office:value-type="float" office:value="899.48" calcext:value-type="float">
            <text:p>899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868" calcext:value-type="float">
            <text:p>35868</text:p>
          </table:table-cell>
          <table:table-cell office:value-type="float" office:value="899.48" calcext:value-type="float">
            <text:p>899.4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887" calcext:value-type="float">
            <text:p>35887</text:p>
          </table:table-cell>
          <table:table-cell office:value-type="float" office:value="899.58" calcext:value-type="float">
            <text:p>899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905" calcext:value-type="float">
            <text:p>35905</text:p>
          </table:table-cell>
          <table:table-cell office:value-type="float" office:value="899.58" calcext:value-type="float">
            <text:p>899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924" calcext:value-type="float">
            <text:p>35924</text:p>
          </table:table-cell>
          <table:table-cell office:value-type="float" office:value="899.58" calcext:value-type="float">
            <text:p>899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943" calcext:value-type="float">
            <text:p>35943</text:p>
          </table:table-cell>
          <table:table-cell office:value-type="float" office:value="899.58" calcext:value-type="float">
            <text:p>899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961" calcext:value-type="float">
            <text:p>35961</text:p>
          </table:table-cell>
          <table:table-cell office:value-type="float" office:value="899.58" calcext:value-type="float">
            <text:p>899.5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981" calcext:value-type="float">
            <text:p>35981</text:p>
          </table:table-cell>
          <table:table-cell office:value-type="float" office:value="899.6" calcext:value-type="float">
            <text:p>899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5999" calcext:value-type="float">
            <text:p>35999</text:p>
          </table:table-cell>
          <table:table-cell office:value-type="float" office:value="899.6" calcext:value-type="float">
            <text:p>899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float" office:value="899.6" calcext:value-type="float">
            <text:p>899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036" calcext:value-type="float">
            <text:p>36036</text:p>
          </table:table-cell>
          <table:table-cell office:value-type="float" office:value="899.6" calcext:value-type="float">
            <text:p>899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056" calcext:value-type="float">
            <text:p>36056</text:p>
          </table:table-cell>
          <table:table-cell office:value-type="float" office:value="899.6" calcext:value-type="float">
            <text:p>899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074" calcext:value-type="float">
            <text:p>36074</text:p>
          </table:table-cell>
          <table:table-cell office:value-type="float" office:value="899.6" calcext:value-type="float">
            <text:p>899.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092" calcext:value-type="float">
            <text:p>36092</text:p>
          </table:table-cell>
          <table:table-cell office:value-type="float" office:value="899.61" calcext:value-type="float">
            <text:p>8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float" office:value="899.61" calcext:value-type="float">
            <text:p>8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130" calcext:value-type="float">
            <text:p>36130</text:p>
          </table:table-cell>
          <table:table-cell office:value-type="float" office:value="899.61" calcext:value-type="float">
            <text:p>8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149" calcext:value-type="float">
            <text:p>36149</text:p>
          </table:table-cell>
          <table:table-cell office:value-type="float" office:value="899.61" calcext:value-type="float">
            <text:p>8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167" calcext:value-type="float">
            <text:p>36167</text:p>
          </table:table-cell>
          <table:table-cell office:value-type="float" office:value="899.61" calcext:value-type="float">
            <text:p>899.6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187" calcext:value-type="float">
            <text:p>36187</text:p>
          </table:table-cell>
          <table:table-cell office:value-type="float" office:value="902.66" calcext:value-type="float">
            <text:p>902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205" calcext:value-type="float">
            <text:p>36205</text:p>
          </table:table-cell>
          <table:table-cell office:value-type="float" office:value="902.66" calcext:value-type="float">
            <text:p>902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224" calcext:value-type="float">
            <text:p>36224</text:p>
          </table:table-cell>
          <table:table-cell office:value-type="float" office:value="902.66" calcext:value-type="float">
            <text:p>902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242" calcext:value-type="float">
            <text:p>36242</text:p>
          </table:table-cell>
          <table:table-cell office:value-type="float" office:value="902.66" calcext:value-type="float">
            <text:p>902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261" calcext:value-type="float">
            <text:p>36261</text:p>
          </table:table-cell>
          <table:table-cell office:value-type="float" office:value="902.66" calcext:value-type="float">
            <text:p>902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280" calcext:value-type="float">
            <text:p>36280</text:p>
          </table:table-cell>
          <table:table-cell office:value-type="float" office:value="914.83" calcext:value-type="float">
            <text:p>91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298" calcext:value-type="float">
            <text:p>36298</text:p>
          </table:table-cell>
          <table:table-cell office:value-type="float" office:value="914.83" calcext:value-type="float">
            <text:p>91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318" calcext:value-type="float">
            <text:p>36318</text:p>
          </table:table-cell>
          <table:table-cell office:value-type="float" office:value="914.83" calcext:value-type="float">
            <text:p>91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336" calcext:value-type="float">
            <text:p>36336</text:p>
          </table:table-cell>
          <table:table-cell office:value-type="float" office:value="914.83" calcext:value-type="float">
            <text:p>91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355" calcext:value-type="float">
            <text:p>36355</text:p>
          </table:table-cell>
          <table:table-cell office:value-type="float" office:value="914.83" calcext:value-type="float">
            <text:p>914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373" calcext:value-type="float">
            <text:p>36373</text:p>
          </table:table-cell>
          <table:table-cell office:value-type="float" office:value="925.8" calcext:value-type="float">
            <text:p>925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392" calcext:value-type="float">
            <text:p>36392</text:p>
          </table:table-cell>
          <table:table-cell office:value-type="float" office:value="925.8" calcext:value-type="float">
            <text:p>925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411" calcext:value-type="float">
            <text:p>36411</text:p>
          </table:table-cell>
          <table:table-cell office:value-type="float" office:value="925.8" calcext:value-type="float">
            <text:p>925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429" calcext:value-type="float">
            <text:p>36429</text:p>
          </table:table-cell>
          <table:table-cell office:value-type="float" office:value="925.8" calcext:value-type="float">
            <text:p>925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449" calcext:value-type="float">
            <text:p>36449</text:p>
          </table:table-cell>
          <table:table-cell office:value-type="float" office:value="925.8" calcext:value-type="float">
            <text:p>925.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467" calcext:value-type="float">
            <text:p>36467</text:p>
          </table:table-cell>
          <table:table-cell office:value-type="float" office:value="935.19" calcext:value-type="float">
            <text:p>93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486" calcext:value-type="float">
            <text:p>36486</text:p>
          </table:table-cell>
          <table:table-cell office:value-type="float" office:value="935.19" calcext:value-type="float">
            <text:p>93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504" calcext:value-type="float">
            <text:p>36504</text:p>
          </table:table-cell>
          <table:table-cell office:value-type="float" office:value="935.19" calcext:value-type="float">
            <text:p>93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524" calcext:value-type="float">
            <text:p>36524</text:p>
          </table:table-cell>
          <table:table-cell office:value-type="float" office:value="935.19" calcext:value-type="float">
            <text:p>93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542" calcext:value-type="float">
            <text:p>36542</text:p>
          </table:table-cell>
          <table:table-cell office:value-type="float" office:value="935.19" calcext:value-type="float">
            <text:p>935.1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560" calcext:value-type="float">
            <text:p>36560</text:p>
          </table:table-cell>
          <table:table-cell office:value-type="float" office:value="943.25" calcext:value-type="float">
            <text:p>94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580" calcext:value-type="float">
            <text:p>36580</text:p>
          </table:table-cell>
          <table:table-cell office:value-type="float" office:value="943.25" calcext:value-type="float">
            <text:p>94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598" calcext:value-type="float">
            <text:p>36598</text:p>
          </table:table-cell>
          <table:table-cell office:value-type="float" office:value="943.25" calcext:value-type="float">
            <text:p>94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617" calcext:value-type="float">
            <text:p>36617</text:p>
          </table:table-cell>
          <table:table-cell office:value-type="float" office:value="943.25" calcext:value-type="float">
            <text:p>94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635" calcext:value-type="float">
            <text:p>36635</text:p>
          </table:table-cell>
          <table:table-cell office:value-type="float" office:value="943.25" calcext:value-type="float">
            <text:p>94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655" calcext:value-type="float">
            <text:p>36655</text:p>
          </table:table-cell>
          <table:table-cell office:value-type="float" office:value="943.25" calcext:value-type="float">
            <text:p>943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673" calcext:value-type="float">
            <text:p>36673</text:p>
          </table:table-cell>
          <table:table-cell office:value-type="float" office:value="950.21" calcext:value-type="float">
            <text:p>950.2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691" calcext:value-type="float">
            <text:p>36691</text:p>
          </table:table-cell>
          <table:table-cell office:value-type="float" office:value="950.21" calcext:value-type="float">
            <text:p>950.2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710" calcext:value-type="float">
            <text:p>36710</text:p>
          </table:table-cell>
          <table:table-cell office:value-type="float" office:value="950.21" calcext:value-type="float">
            <text:p>950.2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729" calcext:value-type="float">
            <text:p>36729</text:p>
          </table:table-cell>
          <table:table-cell office:value-type="float" office:value="950.21" calcext:value-type="float">
            <text:p>950.2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748" calcext:value-type="float">
            <text:p>36748</text:p>
          </table:table-cell>
          <table:table-cell office:value-type="float" office:value="950.21" calcext:value-type="float">
            <text:p>950.2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766" calcext:value-type="float">
            <text:p>36766</text:p>
          </table:table-cell>
          <table:table-cell office:value-type="float" office:value="956.31" calcext:value-type="float">
            <text:p>95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786" calcext:value-type="float">
            <text:p>36786</text:p>
          </table:table-cell>
          <table:table-cell office:value-type="float" office:value="956.31" calcext:value-type="float">
            <text:p>95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804" calcext:value-type="float">
            <text:p>36804</text:p>
          </table:table-cell>
          <table:table-cell office:value-type="float" office:value="956.31" calcext:value-type="float">
            <text:p>95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823" calcext:value-type="float">
            <text:p>36823</text:p>
          </table:table-cell>
          <table:table-cell office:value-type="float" office:value="956.31" calcext:value-type="float">
            <text:p>95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841" calcext:value-type="float">
            <text:p>36841</text:p>
          </table:table-cell>
          <table:table-cell office:value-type="float" office:value="956.31" calcext:value-type="float">
            <text:p>95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860" calcext:value-type="float">
            <text:p>36860</text:p>
          </table:table-cell>
          <table:table-cell office:value-type="float" office:value="961.57" calcext:value-type="float">
            <text:p>961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879" calcext:value-type="float">
            <text:p>36879</text:p>
          </table:table-cell>
          <table:table-cell office:value-type="float" office:value="961.57" calcext:value-type="float">
            <text:p>961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897" calcext:value-type="float">
            <text:p>36897</text:p>
          </table:table-cell>
          <table:table-cell office:value-type="float" office:value="961.57" calcext:value-type="float">
            <text:p>961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917" calcext:value-type="float">
            <text:p>36917</text:p>
          </table:table-cell>
          <table:table-cell office:value-type="float" office:value="961.57" calcext:value-type="float">
            <text:p>961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935" calcext:value-type="float">
            <text:p>36935</text:p>
          </table:table-cell>
          <table:table-cell office:value-type="float" office:value="961.57" calcext:value-type="float">
            <text:p>961.5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float" office:value="966.22" calcext:value-type="float">
            <text:p>96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972" calcext:value-type="float">
            <text:p>36972</text:p>
          </table:table-cell>
          <table:table-cell office:value-type="float" office:value="966.22" calcext:value-type="float">
            <text:p>96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6992" calcext:value-type="float">
            <text:p>36992</text:p>
          </table:table-cell>
          <table:table-cell office:value-type="float" office:value="966.22" calcext:value-type="float">
            <text:p>96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010" calcext:value-type="float">
            <text:p>37010</text:p>
          </table:table-cell>
          <table:table-cell office:value-type="float" office:value="966.22" calcext:value-type="float">
            <text:p>96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028" calcext:value-type="float">
            <text:p>37028</text:p>
          </table:table-cell>
          <table:table-cell office:value-type="float" office:value="966.22" calcext:value-type="float">
            <text:p>966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048" calcext:value-type="float">
            <text:p>37048</text:p>
          </table:table-cell>
          <table:table-cell office:value-type="float" office:value="970.25" calcext:value-type="float">
            <text:p>970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066" calcext:value-type="float">
            <text:p>37066</text:p>
          </table:table-cell>
          <table:table-cell office:value-type="float" office:value="970.25" calcext:value-type="float">
            <text:p>970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085" calcext:value-type="float">
            <text:p>37085</text:p>
          </table:table-cell>
          <table:table-cell office:value-type="float" office:value="970.25" calcext:value-type="float">
            <text:p>970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103" calcext:value-type="float">
            <text:p>37103</text:p>
          </table:table-cell>
          <table:table-cell office:value-type="float" office:value="970.25" calcext:value-type="float">
            <text:p>970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123" calcext:value-type="float">
            <text:p>37123</text:p>
          </table:table-cell>
          <table:table-cell office:value-type="float" office:value="970.25" calcext:value-type="float">
            <text:p>970.2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141" calcext:value-type="float">
            <text:p>37141</text:p>
          </table:table-cell>
          <table:table-cell office:value-type="float" office:value="973.83" calcext:value-type="float">
            <text:p>973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159" calcext:value-type="float">
            <text:p>37159</text:p>
          </table:table-cell>
          <table:table-cell office:value-type="float" office:value="973.83" calcext:value-type="float">
            <text:p>973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179" calcext:value-type="float">
            <text:p>37179</text:p>
          </table:table-cell>
          <table:table-cell office:value-type="float" office:value="973.83" calcext:value-type="float">
            <text:p>973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197" calcext:value-type="float">
            <text:p>37197</text:p>
          </table:table-cell>
          <table:table-cell office:value-type="float" office:value="973.83" calcext:value-type="float">
            <text:p>973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216" calcext:value-type="float">
            <text:p>37216</text:p>
          </table:table-cell>
          <table:table-cell office:value-type="float" office:value="973.83" calcext:value-type="float">
            <text:p>973.8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234" calcext:value-type="float">
            <text:p>37234</text:p>
          </table:table-cell>
          <table:table-cell office:value-type="float" office:value="976.91" calcext:value-type="float">
            <text:p>976.9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254" calcext:value-type="float">
            <text:p>37254</text:p>
          </table:table-cell>
          <table:table-cell office:value-type="float" office:value="976.93" calcext:value-type="float">
            <text:p>97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272" calcext:value-type="float">
            <text:p>37272</text:p>
          </table:table-cell>
          <table:table-cell office:value-type="float" office:value="976.93" calcext:value-type="float">
            <text:p>97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291" calcext:value-type="float">
            <text:p>37291</text:p>
          </table:table-cell>
          <table:table-cell office:value-type="float" office:value="976.93" calcext:value-type="float">
            <text:p>97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309" calcext:value-type="float">
            <text:p>37309</text:p>
          </table:table-cell>
          <table:table-cell office:value-type="float" office:value="976.93" calcext:value-type="float">
            <text:p>97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328" calcext:value-type="float">
            <text:p>37328</text:p>
          </table:table-cell>
          <table:table-cell office:value-type="float" office:value="976.93" calcext:value-type="float">
            <text:p>97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347" calcext:value-type="float">
            <text:p>37347</text:p>
          </table:table-cell>
          <table:table-cell office:value-type="float" office:value="979.75" calcext:value-type="float">
            <text:p>979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365" calcext:value-type="float">
            <text:p>37365</text:p>
          </table:table-cell>
          <table:table-cell office:value-type="float" office:value="979.75" calcext:value-type="float">
            <text:p>979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385" calcext:value-type="float">
            <text:p>37385</text:p>
          </table:table-cell>
          <table:table-cell office:value-type="float" office:value="979.75" calcext:value-type="float">
            <text:p>979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403" calcext:value-type="float">
            <text:p>37403</text:p>
          </table:table-cell>
          <table:table-cell office:value-type="float" office:value="979.75" calcext:value-type="float">
            <text:p>979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422" calcext:value-type="float">
            <text:p>37422</text:p>
          </table:table-cell>
          <table:table-cell office:value-type="float" office:value="979.75" calcext:value-type="float">
            <text:p>979.7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440" calcext:value-type="float">
            <text:p>37440</text:p>
          </table:table-cell>
          <table:table-cell office:value-type="float" office:value="982.38" calcext:value-type="float">
            <text:p>982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459" calcext:value-type="float">
            <text:p>37459</text:p>
          </table:table-cell>
          <table:table-cell office:value-type="float" office:value="982.38" calcext:value-type="float">
            <text:p>982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478" calcext:value-type="float">
            <text:p>37478</text:p>
          </table:table-cell>
          <table:table-cell office:value-type="float" office:value="982.38" calcext:value-type="float">
            <text:p>982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496" calcext:value-type="float">
            <text:p>37496</text:p>
          </table:table-cell>
          <table:table-cell office:value-type="float" office:value="982.38" calcext:value-type="float">
            <text:p>982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516" calcext:value-type="float">
            <text:p>37516</text:p>
          </table:table-cell>
          <table:table-cell office:value-type="float" office:value="982.38" calcext:value-type="float">
            <text:p>982.3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534" calcext:value-type="float">
            <text:p>37534</text:p>
          </table:table-cell>
          <table:table-cell office:value-type="float" office:value="984.49" calcext:value-type="float">
            <text:p>98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553" calcext:value-type="float">
            <text:p>37553</text:p>
          </table:table-cell>
          <table:table-cell office:value-type="float" office:value="984.49" calcext:value-type="float">
            <text:p>98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571" calcext:value-type="float">
            <text:p>37571</text:p>
          </table:table-cell>
          <table:table-cell office:value-type="float" office:value="984.49" calcext:value-type="float">
            <text:p>98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591" calcext:value-type="float">
            <text:p>37591</text:p>
          </table:table-cell>
          <table:table-cell office:value-type="float" office:value="984.49" calcext:value-type="float">
            <text:p>98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609" calcext:value-type="float">
            <text:p>37609</text:p>
          </table:table-cell>
          <table:table-cell office:value-type="float" office:value="984.49" calcext:value-type="float">
            <text:p>98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627" calcext:value-type="float">
            <text:p>37627</text:p>
          </table:table-cell>
          <table:table-cell office:value-type="float" office:value="986.13" calcext:value-type="float">
            <text:p>98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647" calcext:value-type="float">
            <text:p>37647</text:p>
          </table:table-cell>
          <table:table-cell office:value-type="float" office:value="986.13" calcext:value-type="float">
            <text:p>98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665" calcext:value-type="float">
            <text:p>37665</text:p>
          </table:table-cell>
          <table:table-cell office:value-type="float" office:value="986.13" calcext:value-type="float">
            <text:p>98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684" calcext:value-type="float">
            <text:p>37684</text:p>
          </table:table-cell>
          <table:table-cell office:value-type="float" office:value="986.13" calcext:value-type="float">
            <text:p>98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702" calcext:value-type="float">
            <text:p>37702</text:p>
          </table:table-cell>
          <table:table-cell office:value-type="float" office:value="986.13" calcext:value-type="float">
            <text:p>986.1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722" calcext:value-type="float">
            <text:p>37722</text:p>
          </table:table-cell>
          <table:table-cell office:value-type="float" office:value="987.7" calcext:value-type="float">
            <text:p>987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740" calcext:value-type="float">
            <text:p>37740</text:p>
          </table:table-cell>
          <table:table-cell office:value-type="float" office:value="987.7" calcext:value-type="float">
            <text:p>987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758" calcext:value-type="float">
            <text:p>37758</text:p>
          </table:table-cell>
          <table:table-cell office:value-type="float" office:value="987.7" calcext:value-type="float">
            <text:p>987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778" calcext:value-type="float">
            <text:p>37778</text:p>
          </table:table-cell>
          <table:table-cell office:value-type="float" office:value="987.7" calcext:value-type="float">
            <text:p>987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796" calcext:value-type="float">
            <text:p>37796</text:p>
          </table:table-cell>
          <table:table-cell office:value-type="float" office:value="987.7" calcext:value-type="float">
            <text:p>987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815" calcext:value-type="float">
            <text:p>37815</text:p>
          </table:table-cell>
          <table:table-cell office:value-type="float" office:value="989.37" calcext:value-type="float">
            <text:p>989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833" calcext:value-type="float">
            <text:p>37833</text:p>
          </table:table-cell>
          <table:table-cell office:value-type="float" office:value="989.37" calcext:value-type="float">
            <text:p>989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853" calcext:value-type="float">
            <text:p>37853</text:p>
          </table:table-cell>
          <table:table-cell office:value-type="float" office:value="989.37" calcext:value-type="float">
            <text:p>989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871" calcext:value-type="float">
            <text:p>37871</text:p>
          </table:table-cell>
          <table:table-cell office:value-type="float" office:value="989.37" calcext:value-type="float">
            <text:p>989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890" calcext:value-type="float">
            <text:p>37890</text:p>
          </table:table-cell>
          <table:table-cell office:value-type="float" office:value="989.37" calcext:value-type="float">
            <text:p>989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908" calcext:value-type="float">
            <text:p>37908</text:p>
          </table:table-cell>
          <table:table-cell office:value-type="float" office:value="989.37" calcext:value-type="float">
            <text:p>989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927" calcext:value-type="float">
            <text:p>37927</text:p>
          </table:table-cell>
          <table:table-cell office:value-type="float" office:value="991.15" calcext:value-type="float">
            <text:p>991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946" calcext:value-type="float">
            <text:p>37946</text:p>
          </table:table-cell>
          <table:table-cell office:value-type="float" office:value="991.15" calcext:value-type="float">
            <text:p>991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964" calcext:value-type="float">
            <text:p>37964</text:p>
          </table:table-cell>
          <table:table-cell office:value-type="float" office:value="991.15" calcext:value-type="float">
            <text:p>991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7984" calcext:value-type="float">
            <text:p>37984</text:p>
          </table:table-cell>
          <table:table-cell office:value-type="float" office:value="991.15" calcext:value-type="float">
            <text:p>991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002" calcext:value-type="float">
            <text:p>38002</text:p>
          </table:table-cell>
          <table:table-cell office:value-type="float" office:value="991.15" calcext:value-type="float">
            <text:p>991.1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021" calcext:value-type="float">
            <text:p>38021</text:p>
          </table:table-cell>
          <table:table-cell office:value-type="float" office:value="992.36" calcext:value-type="float">
            <text:p>992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039" calcext:value-type="float">
            <text:p>38039</text:p>
          </table:table-cell>
          <table:table-cell office:value-type="float" office:value="992.36" calcext:value-type="float">
            <text:p>992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059" calcext:value-type="float">
            <text:p>38059</text:p>
          </table:table-cell>
          <table:table-cell office:value-type="float" office:value="992.36" calcext:value-type="float">
            <text:p>992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077" calcext:value-type="float">
            <text:p>38077</text:p>
          </table:table-cell>
          <table:table-cell office:value-type="float" office:value="992.36" calcext:value-type="float">
            <text:p>992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095" calcext:value-type="float">
            <text:p>38095</text:p>
          </table:table-cell>
          <table:table-cell office:value-type="float" office:value="992.36" calcext:value-type="float">
            <text:p>992.3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115" calcext:value-type="float">
            <text:p>38115</text:p>
          </table:table-cell>
          <table:table-cell office:value-type="float" office:value="993.33" calcext:value-type="float">
            <text:p>993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133" calcext:value-type="float">
            <text:p>38133</text:p>
          </table:table-cell>
          <table:table-cell office:value-type="float" office:value="993.33" calcext:value-type="float">
            <text:p>993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152" calcext:value-type="float">
            <text:p>38152</text:p>
          </table:table-cell>
          <table:table-cell office:value-type="float" office:value="993.33" calcext:value-type="float">
            <text:p>993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170" calcext:value-type="float">
            <text:p>38170</text:p>
          </table:table-cell>
          <table:table-cell office:value-type="float" office:value="993.33" calcext:value-type="float">
            <text:p>993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190" calcext:value-type="float">
            <text:p>38190</text:p>
          </table:table-cell>
          <table:table-cell office:value-type="float" office:value="993.33" calcext:value-type="float">
            <text:p>993.3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208" calcext:value-type="float">
            <text:p>38208</text:p>
          </table:table-cell>
          <table:table-cell office:value-type="float" office:value="994.42" calcext:value-type="float">
            <text:p>99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226" calcext:value-type="float">
            <text:p>38226</text:p>
          </table:table-cell>
          <table:table-cell office:value-type="float" office:value="994.42" calcext:value-type="float">
            <text:p>99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246" calcext:value-type="float">
            <text:p>38246</text:p>
          </table:table-cell>
          <table:table-cell office:value-type="float" office:value="994.42" calcext:value-type="float">
            <text:p>99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264" calcext:value-type="float">
            <text:p>38264</text:p>
          </table:table-cell>
          <table:table-cell office:value-type="float" office:value="994.42" calcext:value-type="float">
            <text:p>99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283" calcext:value-type="float">
            <text:p>38283</text:p>
          </table:table-cell>
          <table:table-cell office:value-type="float" office:value="994.42" calcext:value-type="float">
            <text:p>994.4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301" calcext:value-type="float">
            <text:p>38301</text:p>
          </table:table-cell>
          <table:table-cell office:value-type="float" office:value="995.43" calcext:value-type="float">
            <text:p>995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321" calcext:value-type="float">
            <text:p>38321</text:p>
          </table:table-cell>
          <table:table-cell office:value-type="float" office:value="995.43" calcext:value-type="float">
            <text:p>995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339" calcext:value-type="float">
            <text:p>38339</text:p>
          </table:table-cell>
          <table:table-cell office:value-type="float" office:value="995.43" calcext:value-type="float">
            <text:p>995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358" calcext:value-type="float">
            <text:p>38358</text:p>
          </table:table-cell>
          <table:table-cell office:value-type="float" office:value="995.43" calcext:value-type="float">
            <text:p>995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377" calcext:value-type="float">
            <text:p>38377</text:p>
          </table:table-cell>
          <table:table-cell office:value-type="float" office:value="995.43" calcext:value-type="float">
            <text:p>995.4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395" calcext:value-type="float">
            <text:p>38395</text:p>
          </table:table-cell>
          <table:table-cell office:value-type="float" office:value="996.39" calcext:value-type="float">
            <text:p>99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414" calcext:value-type="float">
            <text:p>38414</text:p>
          </table:table-cell>
          <table:table-cell office:value-type="float" office:value="996.39" calcext:value-type="float">
            <text:p>99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432" calcext:value-type="float">
            <text:p>38432</text:p>
          </table:table-cell>
          <table:table-cell office:value-type="float" office:value="996.39" calcext:value-type="float">
            <text:p>99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452" calcext:value-type="float">
            <text:p>38452</text:p>
          </table:table-cell>
          <table:table-cell office:value-type="float" office:value="996.39" calcext:value-type="float">
            <text:p>99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470" calcext:value-type="float">
            <text:p>38470</text:p>
          </table:table-cell>
          <table:table-cell office:value-type="float" office:value="996.39" calcext:value-type="float">
            <text:p>99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489" calcext:value-type="float">
            <text:p>38489</text:p>
          </table:table-cell>
          <table:table-cell office:value-type="float" office:value="996.39" calcext:value-type="float">
            <text:p>996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507" calcext:value-type="float">
            <text:p>38507</text:p>
          </table:table-cell>
          <table:table-cell office:value-type="float" office:value="997.2" calcext:value-type="float">
            <text:p>997.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526" calcext:value-type="float">
            <text:p>38526</text:p>
          </table:table-cell>
          <table:table-cell office:value-type="float" office:value="997.2" calcext:value-type="float">
            <text:p>997.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545" calcext:value-type="float">
            <text:p>38545</text:p>
          </table:table-cell>
          <table:table-cell office:value-type="float" office:value="997.2" calcext:value-type="float">
            <text:p>997.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563" calcext:value-type="float">
            <text:p>38563</text:p>
          </table:table-cell>
          <table:table-cell office:value-type="float" office:value="997.2" calcext:value-type="float">
            <text:p>997.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583" calcext:value-type="float">
            <text:p>38583</text:p>
          </table:table-cell>
          <table:table-cell office:value-type="float" office:value="997.2" calcext:value-type="float">
            <text:p>997.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601" calcext:value-type="float">
            <text:p>38601</text:p>
          </table:table-cell>
          <table:table-cell office:value-type="float" office:value="997.97" calcext:value-type="float">
            <text:p>997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620" calcext:value-type="float">
            <text:p>38620</text:p>
          </table:table-cell>
          <table:table-cell office:value-type="float" office:value="997.97" calcext:value-type="float">
            <text:p>997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638" calcext:value-type="float">
            <text:p>38638</text:p>
          </table:table-cell>
          <table:table-cell office:value-type="float" office:value="997.97" calcext:value-type="float">
            <text:p>997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658" calcext:value-type="float">
            <text:p>38658</text:p>
          </table:table-cell>
          <table:table-cell office:value-type="float" office:value="997.97" calcext:value-type="float">
            <text:p>997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676" calcext:value-type="float">
            <text:p>38676</text:p>
          </table:table-cell>
          <table:table-cell office:value-type="float" office:value="997.97" calcext:value-type="float">
            <text:p>997.9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694" calcext:value-type="float">
            <text:p>38694</text:p>
          </table:table-cell>
          <table:table-cell office:value-type="float" office:value="998.68" calcext:value-type="float">
            <text:p>998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714" calcext:value-type="float">
            <text:p>38714</text:p>
          </table:table-cell>
          <table:table-cell office:value-type="float" office:value="998.68" calcext:value-type="float">
            <text:p>998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732" calcext:value-type="float">
            <text:p>38732</text:p>
          </table:table-cell>
          <table:table-cell office:value-type="float" office:value="998.68" calcext:value-type="float">
            <text:p>998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751" calcext:value-type="float">
            <text:p>38751</text:p>
          </table:table-cell>
          <table:table-cell office:value-type="float" office:value="998.68" calcext:value-type="float">
            <text:p>998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769" calcext:value-type="float">
            <text:p>38769</text:p>
          </table:table-cell>
          <table:table-cell office:value-type="float" office:value="998.68" calcext:value-type="float">
            <text:p>998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789" calcext:value-type="float">
            <text:p>38789</text:p>
          </table:table-cell>
          <table:table-cell office:value-type="float" office:value="999.32" calcext:value-type="float">
            <text:p>99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807" calcext:value-type="float">
            <text:p>38807</text:p>
          </table:table-cell>
          <table:table-cell office:value-type="float" office:value="999.32" calcext:value-type="float">
            <text:p>99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825" calcext:value-type="float">
            <text:p>38825</text:p>
          </table:table-cell>
          <table:table-cell office:value-type="float" office:value="999.32" calcext:value-type="float">
            <text:p>99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845" calcext:value-type="float">
            <text:p>38845</text:p>
          </table:table-cell>
          <table:table-cell office:value-type="float" office:value="999.32" calcext:value-type="float">
            <text:p>99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863" calcext:value-type="float">
            <text:p>38863</text:p>
          </table:table-cell>
          <table:table-cell office:value-type="float" office:value="999.32" calcext:value-type="float">
            <text:p>999.3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882" calcext:value-type="float">
            <text:p>38882</text:p>
          </table:table-cell>
          <table:table-cell office:value-type="float" office:value="999.93" calcext:value-type="float">
            <text:p>9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999.93" calcext:value-type="float">
            <text:p>9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920" calcext:value-type="float">
            <text:p>38920</text:p>
          </table:table-cell>
          <table:table-cell office:value-type="float" office:value="999.93" calcext:value-type="float">
            <text:p>9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938" calcext:value-type="float">
            <text:p>38938</text:p>
          </table:table-cell>
          <table:table-cell office:value-type="float" office:value="999.93" calcext:value-type="float">
            <text:p>9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957" calcext:value-type="float">
            <text:p>38957</text:p>
          </table:table-cell>
          <table:table-cell office:value-type="float" office:value="999.93" calcext:value-type="float">
            <text:p>999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976" calcext:value-type="float">
            <text:p>38976</text:p>
          </table:table-cell>
          <table:table-cell office:value-type="float" office:value="1000.46" calcext:value-type="float">
            <text:p>10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8995" calcext:value-type="float">
            <text:p>38995</text:p>
          </table:table-cell>
          <table:table-cell office:value-type="float" office:value="1000.46" calcext:value-type="float">
            <text:p>10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015" calcext:value-type="float">
            <text:p>39015</text:p>
          </table:table-cell>
          <table:table-cell office:value-type="float" office:value="1000.46" calcext:value-type="float">
            <text:p>10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034" calcext:value-type="float">
            <text:p>39034</text:p>
          </table:table-cell>
          <table:table-cell office:value-type="float" office:value="1000.46" calcext:value-type="float">
            <text:p>10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055" calcext:value-type="float">
            <text:p>39055</text:p>
          </table:table-cell>
          <table:table-cell office:value-type="float" office:value="1000.46" calcext:value-type="float">
            <text:p>1000.4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074" calcext:value-type="float">
            <text:p>39074</text:p>
          </table:table-cell>
          <table:table-cell office:value-type="float" office:value="1000.96" calcext:value-type="float">
            <text:p>1000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094" calcext:value-type="float">
            <text:p>39094</text:p>
          </table:table-cell>
          <table:table-cell office:value-type="float" office:value="1000.96" calcext:value-type="float">
            <text:p>1000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114" calcext:value-type="float">
            <text:p>39114</text:p>
          </table:table-cell>
          <table:table-cell office:value-type="float" office:value="1000.96" calcext:value-type="float">
            <text:p>1000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134" calcext:value-type="float">
            <text:p>39134</text:p>
          </table:table-cell>
          <table:table-cell office:value-type="float" office:value="1000.96" calcext:value-type="float">
            <text:p>1000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153" calcext:value-type="float">
            <text:p>39153</text:p>
          </table:table-cell>
          <table:table-cell office:value-type="float" office:value="1000.96" calcext:value-type="float">
            <text:p>1000.9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173" calcext:value-type="float">
            <text:p>39173</text:p>
          </table:table-cell>
          <table:table-cell office:value-type="float" office:value="1001.45" calcext:value-type="float">
            <text:p>1001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193" calcext:value-type="float">
            <text:p>39193</text:p>
          </table:table-cell>
          <table:table-cell office:value-type="float" office:value="1001.45" calcext:value-type="float">
            <text:p>1001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213" calcext:value-type="float">
            <text:p>39213</text:p>
          </table:table-cell>
          <table:table-cell office:value-type="float" office:value="1001.45" calcext:value-type="float">
            <text:p>1001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232" calcext:value-type="float">
            <text:p>39232</text:p>
          </table:table-cell>
          <table:table-cell office:value-type="float" office:value="1001.45" calcext:value-type="float">
            <text:p>1001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252" calcext:value-type="float">
            <text:p>39252</text:p>
          </table:table-cell>
          <table:table-cell office:value-type="float" office:value="1001.45" calcext:value-type="float">
            <text:p>1001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272" calcext:value-type="float">
            <text:p>39272</text:p>
          </table:table-cell>
          <table:table-cell office:value-type="float" office:value="1001.92" calcext:value-type="float">
            <text:p>1001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291" calcext:value-type="float">
            <text:p>39291</text:p>
          </table:table-cell>
          <table:table-cell office:value-type="float" office:value="1001.92" calcext:value-type="float">
            <text:p>1001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312" calcext:value-type="float">
            <text:p>39312</text:p>
          </table:table-cell>
          <table:table-cell office:value-type="float" office:value="1001.92" calcext:value-type="float">
            <text:p>1001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331" calcext:value-type="float">
            <text:p>39331</text:p>
          </table:table-cell>
          <table:table-cell office:value-type="float" office:value="1001.92" calcext:value-type="float">
            <text:p>1001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351" calcext:value-type="float">
            <text:p>39351</text:p>
          </table:table-cell>
          <table:table-cell office:value-type="float" office:value="1001.92" calcext:value-type="float">
            <text:p>1001.9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370" calcext:value-type="float">
            <text:p>39370</text:p>
          </table:table-cell>
          <table:table-cell office:value-type="float" office:value="1002.31" calcext:value-type="float">
            <text:p>100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391" calcext:value-type="float">
            <text:p>39391</text:p>
          </table:table-cell>
          <table:table-cell office:value-type="float" office:value="1002.31" calcext:value-type="float">
            <text:p>100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float" office:value="1002.31" calcext:value-type="float">
            <text:p>100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430" calcext:value-type="float">
            <text:p>39430</text:p>
          </table:table-cell>
          <table:table-cell office:value-type="float" office:value="1002.31" calcext:value-type="float">
            <text:p>100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450" calcext:value-type="float">
            <text:p>39450</text:p>
          </table:table-cell>
          <table:table-cell office:value-type="float" office:value="1002.31" calcext:value-type="float">
            <text:p>1002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470" calcext:value-type="float">
            <text:p>39470</text:p>
          </table:table-cell>
          <table:table-cell office:value-type="float" office:value="1002.68" calcext:value-type="float">
            <text:p>1002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489" calcext:value-type="float">
            <text:p>39489</text:p>
          </table:table-cell>
          <table:table-cell office:value-type="float" office:value="1002.68" calcext:value-type="float">
            <text:p>1002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float" office:value="1002.68" calcext:value-type="float">
            <text:p>1002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529" calcext:value-type="float">
            <text:p>39529</text:p>
          </table:table-cell>
          <table:table-cell office:value-type="float" office:value="1002.68" calcext:value-type="float">
            <text:p>1002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548" calcext:value-type="float">
            <text:p>39548</text:p>
          </table:table-cell>
          <table:table-cell office:value-type="float" office:value="1002.68" calcext:value-type="float">
            <text:p>1002.68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568" calcext:value-type="float">
            <text:p>39568</text:p>
          </table:table-cell>
          <table:table-cell office:value-type="float" office:value="1003.07" calcext:value-type="float">
            <text:p>1003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588" calcext:value-type="float">
            <text:p>39588</text:p>
          </table:table-cell>
          <table:table-cell office:value-type="float" office:value="1003.07" calcext:value-type="float">
            <text:p>1003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608" calcext:value-type="float">
            <text:p>39608</text:p>
          </table:table-cell>
          <table:table-cell office:value-type="float" office:value="1003.07" calcext:value-type="float">
            <text:p>1003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627" calcext:value-type="float">
            <text:p>39627</text:p>
          </table:table-cell>
          <table:table-cell office:value-type="float" office:value="1003.07" calcext:value-type="float">
            <text:p>1003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648" calcext:value-type="float">
            <text:p>39648</text:p>
          </table:table-cell>
          <table:table-cell office:value-type="float" office:value="1003.07" calcext:value-type="float">
            <text:p>1003.0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667" calcext:value-type="float">
            <text:p>39667</text:p>
          </table:table-cell>
          <table:table-cell office:value-type="float" office:value="1003.37" calcext:value-type="float">
            <text:p>1003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687" calcext:value-type="float">
            <text:p>39687</text:p>
          </table:table-cell>
          <table:table-cell office:value-type="float" office:value="1003.37" calcext:value-type="float">
            <text:p>1003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706" calcext:value-type="float">
            <text:p>39706</text:p>
          </table:table-cell>
          <table:table-cell office:value-type="float" office:value="1003.37" calcext:value-type="float">
            <text:p>1003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727" calcext:value-type="float">
            <text:p>39727</text:p>
          </table:table-cell>
          <table:table-cell office:value-type="float" office:value="1003.37" calcext:value-type="float">
            <text:p>1003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746" calcext:value-type="float">
            <text:p>39746</text:p>
          </table:table-cell>
          <table:table-cell office:value-type="float" office:value="1003.37" calcext:value-type="float">
            <text:p>1003.3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766" calcext:value-type="float">
            <text:p>39766</text:p>
          </table:table-cell>
          <table:table-cell office:value-type="float" office:value="1003.7" calcext:value-type="float">
            <text:p>1003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786" calcext:value-type="float">
            <text:p>39786</text:p>
          </table:table-cell>
          <table:table-cell office:value-type="float" office:value="1003.7" calcext:value-type="float">
            <text:p>1003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805" calcext:value-type="float">
            <text:p>39805</text:p>
          </table:table-cell>
          <table:table-cell office:value-type="float" office:value="1003.7" calcext:value-type="float">
            <text:p>1003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825" calcext:value-type="float">
            <text:p>39825</text:p>
          </table:table-cell>
          <table:table-cell office:value-type="float" office:value="1003.7" calcext:value-type="float">
            <text:p>1003.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845" calcext:value-type="float">
            <text:p>39845</text:p>
          </table:table-cell>
          <table:table-cell office:value-type="float" office:value="1004.01" calcext:value-type="float">
            <text:p>1004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865" calcext:value-type="float">
            <text:p>39865</text:p>
          </table:table-cell>
          <table:table-cell office:value-type="float" office:value="1004.01" calcext:value-type="float">
            <text:p>1004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884" calcext:value-type="float">
            <text:p>39884</text:p>
          </table:table-cell>
          <table:table-cell office:value-type="float" office:value="1004.01" calcext:value-type="float">
            <text:p>1004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904" calcext:value-type="float">
            <text:p>39904</text:p>
          </table:table-cell>
          <table:table-cell office:value-type="float" office:value="1004.01" calcext:value-type="float">
            <text:p>1004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924" calcext:value-type="float">
            <text:p>39924</text:p>
          </table:table-cell>
          <table:table-cell office:value-type="float" office:value="1004.01" calcext:value-type="float">
            <text:p>1004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944" calcext:value-type="float">
            <text:p>39944</text:p>
          </table:table-cell>
          <table:table-cell office:value-type="float" office:value="1004.26" calcext:value-type="float">
            <text:p>1004.2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963" calcext:value-type="float">
            <text:p>39963</text:p>
          </table:table-cell>
          <table:table-cell office:value-type="float" office:value="1004.26" calcext:value-type="float">
            <text:p>1004.2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39984" calcext:value-type="float">
            <text:p>39984</text:p>
          </table:table-cell>
          <table:table-cell office:value-type="float" office:value="1004.26" calcext:value-type="float">
            <text:p>1004.2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1004.26" calcext:value-type="float">
            <text:p>1004.2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023" calcext:value-type="float">
            <text:p>40023</text:p>
          </table:table-cell>
          <table:table-cell office:value-type="float" office:value="1004.26" calcext:value-type="float">
            <text:p>1004.2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043" calcext:value-type="float">
            <text:p>40043</text:p>
          </table:table-cell>
          <table:table-cell office:value-type="float" office:value="1004.49" calcext:value-type="float">
            <text:p>100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062" calcext:value-type="float">
            <text:p>40062</text:p>
          </table:table-cell>
          <table:table-cell office:value-type="float" office:value="1004.49" calcext:value-type="float">
            <text:p>100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082" calcext:value-type="float">
            <text:p>40082</text:p>
          </table:table-cell>
          <table:table-cell office:value-type="float" office:value="1004.49" calcext:value-type="float">
            <text:p>100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101" calcext:value-type="float">
            <text:p>40101</text:p>
          </table:table-cell>
          <table:table-cell office:value-type="float" office:value="1004.49" calcext:value-type="float">
            <text:p>100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122" calcext:value-type="float">
            <text:p>40122</text:p>
          </table:table-cell>
          <table:table-cell office:value-type="float" office:value="1004.49" calcext:value-type="float">
            <text:p>1004.4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141" calcext:value-type="float">
            <text:p>40141</text:p>
          </table:table-cell>
          <table:table-cell office:value-type="float" office:value="1004.76" calcext:value-type="float">
            <text:p>1004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161" calcext:value-type="float">
            <text:p>40161</text:p>
          </table:table-cell>
          <table:table-cell office:value-type="float" office:value="1004.76" calcext:value-type="float">
            <text:p>1004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181" calcext:value-type="float">
            <text:p>40181</text:p>
          </table:table-cell>
          <table:table-cell office:value-type="float" office:value="1004.76" calcext:value-type="float">
            <text:p>1004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float" office:value="1004.76" calcext:value-type="float">
            <text:p>1004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220" calcext:value-type="float">
            <text:p>40220</text:p>
          </table:table-cell>
          <table:table-cell office:value-type="float" office:value="1004.76" calcext:value-type="float">
            <text:p>1004.7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241" calcext:value-type="float">
            <text:p>40241</text:p>
          </table:table-cell>
          <table:table-cell office:value-type="float" office:value="1004.99" calcext:value-type="float">
            <text:p>1004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260" calcext:value-type="float">
            <text:p>40260</text:p>
          </table:table-cell>
          <table:table-cell office:value-type="float" office:value="1004.99" calcext:value-type="float">
            <text:p>1004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280" calcext:value-type="float">
            <text:p>40280</text:p>
          </table:table-cell>
          <table:table-cell office:value-type="float" office:value="1004.99" calcext:value-type="float">
            <text:p>1004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299" calcext:value-type="float">
            <text:p>40299</text:p>
          </table:table-cell>
          <table:table-cell office:value-type="float" office:value="1004.99" calcext:value-type="float">
            <text:p>1004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320" calcext:value-type="float">
            <text:p>40320</text:p>
          </table:table-cell>
          <table:table-cell office:value-type="float" office:value="1004.99" calcext:value-type="float">
            <text:p>1004.9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339" calcext:value-type="float">
            <text:p>40339</text:p>
          </table:table-cell>
          <table:table-cell office:value-type="float" office:value="1005.17" calcext:value-type="float">
            <text:p>1005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358" calcext:value-type="float">
            <text:p>40358</text:p>
          </table:table-cell>
          <table:table-cell office:value-type="float" office:value="1005.17" calcext:value-type="float">
            <text:p>1005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379" calcext:value-type="float">
            <text:p>40379</text:p>
          </table:table-cell>
          <table:table-cell office:value-type="float" office:value="1005.17" calcext:value-type="float">
            <text:p>1005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398" calcext:value-type="float">
            <text:p>40398</text:p>
          </table:table-cell>
          <table:table-cell office:value-type="float" office:value="1005.17" calcext:value-type="float">
            <text:p>1005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418" calcext:value-type="float">
            <text:p>40418</text:p>
          </table:table-cell>
          <table:table-cell office:value-type="float" office:value="1005.17" calcext:value-type="float">
            <text:p>1005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437" calcext:value-type="float">
            <text:p>40437</text:p>
          </table:table-cell>
          <table:table-cell office:value-type="float" office:value="1005.39" calcext:value-type="float">
            <text:p>100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458" calcext:value-type="float">
            <text:p>40458</text:p>
          </table:table-cell>
          <table:table-cell office:value-type="float" office:value="1005.39" calcext:value-type="float">
            <text:p>100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477" calcext:value-type="float">
            <text:p>40477</text:p>
          </table:table-cell>
          <table:table-cell office:value-type="float" office:value="1005.39" calcext:value-type="float">
            <text:p>100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497" calcext:value-type="float">
            <text:p>40497</text:p>
          </table:table-cell>
          <table:table-cell office:value-type="float" office:value="1005.39" calcext:value-type="float">
            <text:p>100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517" calcext:value-type="float">
            <text:p>40517</text:p>
          </table:table-cell>
          <table:table-cell office:value-type="float" office:value="1005.39" calcext:value-type="float">
            <text:p>1005.39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537" calcext:value-type="float">
            <text:p>40537</text:p>
          </table:table-cell>
          <table:table-cell office:value-type="float" office:value="1005.56" calcext:value-type="float">
            <text:p>1005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556" calcext:value-type="float">
            <text:p>40556</text:p>
          </table:table-cell>
          <table:table-cell office:value-type="float" office:value="1005.56" calcext:value-type="float">
            <text:p>1005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577" calcext:value-type="float">
            <text:p>40577</text:p>
          </table:table-cell>
          <table:table-cell office:value-type="float" office:value="1005.56" calcext:value-type="float">
            <text:p>1005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596" calcext:value-type="float">
            <text:p>40596</text:p>
          </table:table-cell>
          <table:table-cell office:value-type="float" office:value="1005.56" calcext:value-type="float">
            <text:p>1005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615" calcext:value-type="float">
            <text:p>40615</text:p>
          </table:table-cell>
          <table:table-cell office:value-type="float" office:value="1005.56" calcext:value-type="float">
            <text:p>1005.5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635" calcext:value-type="float">
            <text:p>40635</text:p>
          </table:table-cell>
          <table:table-cell office:value-type="float" office:value="1005.73" calcext:value-type="float">
            <text:p>1005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655" calcext:value-type="float">
            <text:p>40655</text:p>
          </table:table-cell>
          <table:table-cell office:value-type="float" office:value="1005.73" calcext:value-type="float">
            <text:p>1005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675" calcext:value-type="float">
            <text:p>40675</text:p>
          </table:table-cell>
          <table:table-cell office:value-type="float" office:value="1005.73" calcext:value-type="float">
            <text:p>1005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694" calcext:value-type="float">
            <text:p>40694</text:p>
          </table:table-cell>
          <table:table-cell office:value-type="float" office:value="1005.73" calcext:value-type="float">
            <text:p>1005.7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715" calcext:value-type="float">
            <text:p>40715</text:p>
          </table:table-cell>
          <table:table-cell office:value-type="float" office:value="1005.85" calcext:value-type="float">
            <text:p>1005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734" calcext:value-type="float">
            <text:p>40734</text:p>
          </table:table-cell>
          <table:table-cell office:value-type="float" office:value="1005.85" calcext:value-type="float">
            <text:p>1005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754" calcext:value-type="float">
            <text:p>40754</text:p>
          </table:table-cell>
          <table:table-cell office:value-type="float" office:value="1005.85" calcext:value-type="float">
            <text:p>1005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774" calcext:value-type="float">
            <text:p>40774</text:p>
          </table:table-cell>
          <table:table-cell office:value-type="float" office:value="1005.85" calcext:value-type="float">
            <text:p>1005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794" calcext:value-type="float">
            <text:p>40794</text:p>
          </table:table-cell>
          <table:table-cell office:value-type="float" office:value="1005.85" calcext:value-type="float">
            <text:p>1005.8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813" calcext:value-type="float">
            <text:p>40813</text:p>
          </table:table-cell>
          <table:table-cell office:value-type="float" office:value="1006.01" calcext:value-type="float">
            <text:p>1006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833" calcext:value-type="float">
            <text:p>40833</text:p>
          </table:table-cell>
          <table:table-cell office:value-type="float" office:value="1006.01" calcext:value-type="float">
            <text:p>1006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853" calcext:value-type="float">
            <text:p>40853</text:p>
          </table:table-cell>
          <table:table-cell office:value-type="float" office:value="1006.01" calcext:value-type="float">
            <text:p>1006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872" calcext:value-type="float">
            <text:p>40872</text:p>
          </table:table-cell>
          <table:table-cell office:value-type="float" office:value="1006.01" calcext:value-type="float">
            <text:p>1006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892" calcext:value-type="float">
            <text:p>40892</text:p>
          </table:table-cell>
          <table:table-cell office:value-type="float" office:value="1006.01" calcext:value-type="float">
            <text:p>1006.0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912" calcext:value-type="float">
            <text:p>40912</text:p>
          </table:table-cell>
          <table:table-cell office:value-type="float" office:value="1006.17" calcext:value-type="float">
            <text:p>100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932" calcext:value-type="float">
            <text:p>40932</text:p>
          </table:table-cell>
          <table:table-cell office:value-type="float" office:value="1006.17" calcext:value-type="float">
            <text:p>100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951" calcext:value-type="float">
            <text:p>40951</text:p>
          </table:table-cell>
          <table:table-cell office:value-type="float" office:value="1006.17" calcext:value-type="float">
            <text:p>100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971" calcext:value-type="float">
            <text:p>40971</text:p>
          </table:table-cell>
          <table:table-cell office:value-type="float" office:value="1006.17" calcext:value-type="float">
            <text:p>100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float" office:value="1006.17" calcext:value-type="float">
            <text:p>1006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float" office:value="1006.31" calcext:value-type="float">
            <text:p>100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030" calcext:value-type="float">
            <text:p>41030</text:p>
          </table:table-cell>
          <table:table-cell office:value-type="float" office:value="1006.31" calcext:value-type="float">
            <text:p>100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float" office:value="1006.31" calcext:value-type="float">
            <text:p>100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float" office:value="1006.31" calcext:value-type="float">
            <text:p>100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float" office:value="1006.31" calcext:value-type="float">
            <text:p>1006.31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float" office:value="1006.45" calcext:value-type="float">
            <text:p>1006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float" office:value="1006.45" calcext:value-type="float">
            <text:p>1006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float" office:value="1006.45" calcext:value-type="float">
            <text:p>1006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float" office:value="1006.45" calcext:value-type="float">
            <text:p>1006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float" office:value="1006.45" calcext:value-type="float">
            <text:p>1006.45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float" office:value="1006.53" calcext:value-type="float">
            <text:p>1006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float" office:value="1006.53" calcext:value-type="float">
            <text:p>1006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float" office:value="1006.53" calcext:value-type="float">
            <text:p>1006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float" office:value="1006.53" calcext:value-type="float">
            <text:p>1006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287" calcext:value-type="float">
            <text:p>41287</text:p>
          </table:table-cell>
          <table:table-cell office:value-type="float" office:value="1006.53" calcext:value-type="float">
            <text:p>1006.5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float" office:value="1006.66" calcext:value-type="float">
            <text:p>1006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327" calcext:value-type="float">
            <text:p>41327</text:p>
          </table:table-cell>
          <table:table-cell office:value-type="float" office:value="1006.66" calcext:value-type="float">
            <text:p>1006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float" office:value="1006.66" calcext:value-type="float">
            <text:p>1006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366" calcext:value-type="float">
            <text:p>41366</text:p>
          </table:table-cell>
          <table:table-cell office:value-type="float" office:value="1006.66" calcext:value-type="float">
            <text:p>1006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387" calcext:value-type="float">
            <text:p>41387</text:p>
          </table:table-cell>
          <table:table-cell office:value-type="float" office:value="1006.66" calcext:value-type="float">
            <text:p>1006.6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406" calcext:value-type="float">
            <text:p>41406</text:p>
          </table:table-cell>
          <table:table-cell office:value-type="float" office:value="1006.74" calcext:value-type="float">
            <text:p>1006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425" calcext:value-type="float">
            <text:p>41425</text:p>
          </table:table-cell>
          <table:table-cell office:value-type="float" office:value="1006.74" calcext:value-type="float">
            <text:p>1006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446" calcext:value-type="float">
            <text:p>41446</text:p>
          </table:table-cell>
          <table:table-cell office:value-type="float" office:value="1006.74" calcext:value-type="float">
            <text:p>1006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465" calcext:value-type="float">
            <text:p>41465</text:p>
          </table:table-cell>
          <table:table-cell office:value-type="float" office:value="1006.74" calcext:value-type="float">
            <text:p>1006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485" calcext:value-type="float">
            <text:p>41485</text:p>
          </table:table-cell>
          <table:table-cell office:value-type="float" office:value="1006.74" calcext:value-type="float">
            <text:p>1006.74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505" calcext:value-type="float">
            <text:p>41505</text:p>
          </table:table-cell>
          <table:table-cell office:value-type="float" office:value="1006.86" calcext:value-type="float">
            <text:p>1006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525" calcext:value-type="float">
            <text:p>41525</text:p>
          </table:table-cell>
          <table:table-cell office:value-type="float" office:value="1006.86" calcext:value-type="float">
            <text:p>1006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544" calcext:value-type="float">
            <text:p>41544</text:p>
          </table:table-cell>
          <table:table-cell office:value-type="float" office:value="1006.86" calcext:value-type="float">
            <text:p>1006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564" calcext:value-type="float">
            <text:p>41564</text:p>
          </table:table-cell>
          <table:table-cell office:value-type="float" office:value="1006.86" calcext:value-type="float">
            <text:p>1006.86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584" calcext:value-type="float">
            <text:p>41584</text:p>
          </table:table-cell>
          <table:table-cell office:value-type="float" office:value="1006.93" calcext:value-type="float">
            <text:p>100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604" calcext:value-type="float">
            <text:p>41604</text:p>
          </table:table-cell>
          <table:table-cell office:value-type="float" office:value="1006.93" calcext:value-type="float">
            <text:p>100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float" office:value="1006.93" calcext:value-type="float">
            <text:p>100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644" calcext:value-type="float">
            <text:p>41644</text:p>
          </table:table-cell>
          <table:table-cell office:value-type="float" office:value="1006.93" calcext:value-type="float">
            <text:p>100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663" calcext:value-type="float">
            <text:p>41663</text:p>
          </table:table-cell>
          <table:table-cell office:value-type="float" office:value="1006.93" calcext:value-type="float">
            <text:p>1006.9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682" calcext:value-type="float">
            <text:p>41682</text:p>
          </table:table-cell>
          <table:table-cell office:value-type="float" office:value="1007.03" calcext:value-type="float">
            <text:p>100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702" calcext:value-type="float">
            <text:p>41702</text:p>
          </table:table-cell>
          <table:table-cell office:value-type="float" office:value="1007.03" calcext:value-type="float">
            <text:p>100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722" calcext:value-type="float">
            <text:p>41722</text:p>
          </table:table-cell>
          <table:table-cell office:value-type="float" office:value="1007.03" calcext:value-type="float">
            <text:p>100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742" calcext:value-type="float">
            <text:p>41742</text:p>
          </table:table-cell>
          <table:table-cell office:value-type="float" office:value="1007.03" calcext:value-type="float">
            <text:p>100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761" calcext:value-type="float">
            <text:p>41761</text:p>
          </table:table-cell>
          <table:table-cell office:value-type="float" office:value="1007.03" calcext:value-type="float">
            <text:p>1007.03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782" calcext:value-type="float">
            <text:p>41782</text:p>
          </table:table-cell>
          <table:table-cell office:value-type="float" office:value="1007.12" calcext:value-type="float">
            <text:p>1007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801" calcext:value-type="float">
            <text:p>41801</text:p>
          </table:table-cell>
          <table:table-cell office:value-type="float" office:value="1007.12" calcext:value-type="float">
            <text:p>1007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821" calcext:value-type="float">
            <text:p>41821</text:p>
          </table:table-cell>
          <table:table-cell office:value-type="float" office:value="1007.12" calcext:value-type="float">
            <text:p>1007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841" calcext:value-type="float">
            <text:p>41841</text:p>
          </table:table-cell>
          <table:table-cell office:value-type="float" office:value="1007.12" calcext:value-type="float">
            <text:p>1007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861" calcext:value-type="float">
            <text:p>41861</text:p>
          </table:table-cell>
          <table:table-cell office:value-type="float" office:value="1007.12" calcext:value-type="float">
            <text:p>1007.1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880" calcext:value-type="float">
            <text:p>41880</text:p>
          </table:table-cell>
          <table:table-cell office:value-type="float" office:value="1007.17" calcext:value-type="float">
            <text:p>1007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1007.17" calcext:value-type="float">
            <text:p>1007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920" calcext:value-type="float">
            <text:p>41920</text:p>
          </table:table-cell>
          <table:table-cell office:value-type="float" office:value="1007.17" calcext:value-type="float">
            <text:p>1007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939" calcext:value-type="float">
            <text:p>41939</text:p>
          </table:table-cell>
          <table:table-cell office:value-type="float" office:value="1007.17" calcext:value-type="float">
            <text:p>1007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959" calcext:value-type="float">
            <text:p>41959</text:p>
          </table:table-cell>
          <table:table-cell office:value-type="float" office:value="1007.17" calcext:value-type="float">
            <text:p>1007.17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979" calcext:value-type="float">
            <text:p>41979</text:p>
          </table:table-cell>
          <table:table-cell office:value-type="float" office:value="1007.22" calcext:value-type="float">
            <text:p>1007.22</text:p>
          </table:table-cell>
          <table:table-cell office:value-type="string" calcext:value-type="string">
            <text:p>hPa</text:p>
          </table:table-cell>
        </table:table-row>
        <table:table-row table:style-name="ro1">
          <table:table-cell office:value-type="float" office:value="41999" calcext:value-type="float">
            <text:p>41999</text:p>
          </table:table-cell>
          <table:table-cell office:value-type="float" office:value="1007.22" calcext:value-type="float">
            <text:p>1007.22</text:p>
          </table:table-cell>
          <table:table-cell office:value-type="string" calcext:value-type="string">
            <text:p>hP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3:23:07.364235270</meta:creation-date>
    <dc:date>2019-04-16T17:36:09.394260307</dc:date>
    <meta:editing-duration>PT2M41S</meta:editing-duration>
    <meta:editing-cycles>1</meta:editing-cycles>
    <meta:document-statistic meta:table-count="1" meta:cell-count="6654" meta:object-count="1"/>
    <meta:generator>LibreOffice/5.1.6.2$Linux_X86_64 LibreOffice_project/1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159cm" svg:height="20.852cm" xlink:href=".." xlink:type="simple" chart:class="chart:line" chart:style-name="ch1">
        <chart:legend chart:legend-position="end" svg:x="26.307cm" svg:y="10.127cm" style:legend-expansion="high" chart:style-name="ch2"/>
        <chart:plot-area chart:style-name="ch3" table:cell-range-address="Sheet1.B1:Sheet1.B2204" svg:x="0.583cm" svg:y="0.417cm" svg:width="25.141cm" svg:height="20.018cm">
          <chartooo:coordinate-region svg:x="1.575cm" svg:y="0.417cm" svg:width="24.149cm" svg:height="18.7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204" chart:class="chart:line">
            <chart:data-point chart:repeated="221"/>
            <chart:data-point chart:style-name="ch8"/>
            <chart:data-point chart:repeated="263"/>
            <chart:data-point chart:style-name="ch9"/>
            <chart:data-point chart:repeated="9"/>
            <chart:data-point chart:style-name="ch9"/>
            <chart:data-point chart:repeated="15"/>
            <chart:data-point chart:style-name="ch8"/>
            <chart:data-point chart:repeated="451"/>
            <chart:data-point chart:style-name="ch9"/>
            <chart:data-point chart:repeated="7"/>
            <chart:data-point chart:style-name="ch9"/>
            <chart:data-point chart:repeated="16"/>
            <chart:data-point chart:style-name="ch8"/>
            <chart:data-point chart:repeated="359"/>
            <chart:data-point chart:style-name="ch9"/>
            <chart:data-point chart:repeated="8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8.05">
                <text:p>1008.05</text:p>
                <draw:g>
                  <svg:desc>Sheet1.B1:Sheet1.B2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8.05">
                <text:p>1008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05">
                <text:p>1008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05">
                <text:p>1008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8.05">
                <text:p>1008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8.05">
                <text:p>1008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8.05">
                <text:p>1008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8.05">
                <text:p>1008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8.13">
                <text:p>1008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8.14">
                <text:p>1008.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8.15">
                <text:p>1008.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8.06">
                <text:p>1008.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8.07">
                <text:p>1008.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8.12">
                <text:p>1008.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08.11">
                <text:p>1008.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08.1">
                <text:p>1008.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08.08">
                <text:p>1008.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08.09">
                <text:p>1008.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04.22">
                <text:p>1004.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04.22">
                <text:p>1004.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04.22">
                <text:p>1004.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04.22">
                <text:p>1004.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04.22">
                <text:p>1004.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79.94">
                <text:p>979.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79.94">
                <text:p>979.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79.94">
                <text:p>979.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79.94">
                <text:p>979.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9.94">
                <text:p>979.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59.34">
                <text:p>959.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59.34">
                <text:p>959.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59.34">
                <text:p>959.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59.34">
                <text:p>959.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59.34">
                <text:p>959.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43.78">
                <text:p>943.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43.78">
                <text:p>943.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43.78">
                <text:p>943.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43.78">
                <text:p>943.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43.78">
                <text:p>943.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32.23">
                <text:p>932.2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32.23">
                <text:p>932.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2.23">
                <text:p>932.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32.23">
                <text:p>932.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32.23">
                <text:p>932.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32.23">
                <text:p>932.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23.69">
                <text:p>923.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23.69">
                <text:p>923.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23.69">
                <text:p>923.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23.69">
                <text:p>923.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23.69">
                <text:p>923.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7.53">
                <text:p>917.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17.53">
                <text:p>917.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17.53">
                <text:p>917.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17.53">
                <text:p>917.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17.53">
                <text:p>917.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2.85">
                <text:p>912.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12.85">
                <text:p>912.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12.85">
                <text:p>912.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2.85">
                <text:p>912.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12.85">
                <text:p>912.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09.57">
                <text:p>909.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09.57">
                <text:p>909.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09.57">
                <text:p>909.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09.57">
                <text:p>909.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09.57">
                <text:p>909.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07.11">
                <text:p>907.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07.11">
                <text:p>907.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07.11">
                <text:p>907.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07.11">
                <text:p>907.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07.11">
                <text:p>907.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05.28">
                <text:p>905.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05.28">
                <text:p>905.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05.28">
                <text:p>905.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05.28">
                <text:p>905.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05.28">
                <text:p>905.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05.28">
                <text:p>905.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03.93">
                <text:p>903.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03.93">
                <text:p>903.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03.93">
                <text:p>903.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03.93">
                <text:p>903.9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03.93">
                <text:p>903.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2.83">
                <text:p>902.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02.83">
                <text:p>902.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02.83">
                <text:p>902.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02.83">
                <text:p>902.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02.83">
                <text:p>902.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02.12">
                <text:p>902.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2.12">
                <text:p>902.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02.12">
                <text:p>902.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02.12">
                <text:p>902.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02.12">
                <text:p>902.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01.77">
                <text:p>901.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01.77">
                <text:p>901.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01.77">
                <text:p>901.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01.77">
                <text:p>901.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01.77">
                <text:p>901.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01.4">
                <text:p>901.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1.4">
                <text:p>901.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01.4">
                <text:p>901.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01.4">
                <text:p>901.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01.4">
                <text:p>901.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01.16">
                <text:p>901.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01.16">
                <text:p>901.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01.16">
                <text:p>901.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01.16">
                <text:p>901.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1.16">
                <text:p>901.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01.16">
                <text:p>901.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00.94">
                <text:p>900.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00.94">
                <text:p>900.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00.94">
                <text:p>900.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00.94">
                <text:p>900.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00.94">
                <text:p>900.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00.97">
                <text:p>900.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00.97">
                <text:p>900.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00.97">
                <text:p>900.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00.97">
                <text:p>900.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00.97">
                <text:p>900.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00.82">
                <text:p>900.8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00.82">
                <text:p>900.8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00.82">
                <text:p>900.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00.82">
                <text:p>900.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00.82">
                <text:p>900.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00.63">
                <text:p>900.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00.63">
                <text:p>900.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0.63">
                <text:p>900.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0.63">
                <text:p>900.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00.63">
                <text:p>900.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00.74">
                <text:p>900.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0.74">
                <text:p>900.7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00.74">
                <text:p>900.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00.74">
                <text:p>900.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00.74">
                <text:p>900.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00.66">
                <text:p>900.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00.66">
                <text:p>900.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00.66">
                <text:p>900.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00.66">
                <text:p>900.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0.66">
                <text:p>900.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00.66">
                <text:p>900.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00.7">
                <text:p>900.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00.7">
                <text:p>900.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00.7">
                <text:p>900.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00.7">
                <text:p>900.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00.7">
                <text:p>900.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00.54">
                <text:p>900.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00.54">
                <text:p>900.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00.54">
                <text:p>900.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00.54">
                <text:p>900.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00.54">
                <text:p>900.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00.5">
                <text:p>900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00.5">
                <text:p>900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00.5">
                <text:p>900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00.5">
                <text:p>900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00.5">
                <text:p>900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00.6">
                <text:p>900.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00.6">
                <text:p>900.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00.6">
                <text:p>900.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00.6">
                <text:p>900.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00.6">
                <text:p>900.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00.56">
                <text:p>900.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00.56">
                <text:p>900.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00.56">
                <text:p>900.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00.56">
                <text:p>900.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00.56">
                <text:p>900.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00.49">
                <text:p>900.4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00.49">
                <text:p>900.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00.49">
                <text:p>900.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00.49">
                <text:p>900.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00.49">
                <text:p>900.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00.54">
                <text:p>900.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00.53">
                <text:p>900.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00.53">
                <text:p>900.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00.53">
                <text:p>900.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00.53">
                <text:p>900.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00.53">
                <text:p>900.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00.43">
                <text:p>900.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00.43">
                <text:p>900.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0.43">
                <text:p>900.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00.43">
                <text:p>900.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00.43">
                <text:p>900.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00.58">
                <text:p>900.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00.58">
                <text:p>900.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00.58">
                <text:p>900.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00.58">
                <text:p>900.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00.58">
                <text:p>900.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00.3">
                <text:p>900.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00.3">
                <text:p>900.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00.3">
                <text:p>900.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00.3">
                <text:p>900.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00.3">
                <text:p>900.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00.52">
                <text:p>900.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00.46">
                <text:p>900.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00.46">
                <text:p>900.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00.46">
                <text:p>900.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00.46">
                <text:p>900.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00.46">
                <text:p>900.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00.47">
                <text:p>900.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00.31">
                <text:p>900.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00.31">
                <text:p>900.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00.31">
                <text:p>900.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00.31">
                <text:p>900.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00.31">
                <text:p>900.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00.39">
                <text:p>900.3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00.39">
                <text:p>900.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00.39">
                <text:p>900.3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00.39">
                <text:p>900.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00.39">
                <text:p>900.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00.24">
                <text:p>900.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00.24">
                <text:p>900.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00.24">
                <text:p>900.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00.24">
                <text:p>900.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00.24">
                <text:p>900.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00.08">
                <text:p>900.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0.08">
                <text:p>900.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0.08">
                <text:p>900.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0.08">
                <text:p>900.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0.08">
                <text:p>900.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00.27">
                <text:p>900.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00.32">
                <text:p>900.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00.23">
                <text:p>900.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00.23">
                <text:p>900.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00.23">
                <text:p>900.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00.23">
                <text:p>900.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00.23">
                <text:p>900.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00.1">
                <text:p>900.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99.99">
                <text:p>899.9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99.99">
                <text:p>899.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99.99">
                <text:p>899.9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99.99">
                <text:p>899.9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99.99">
                <text:p>899.9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99.84">
                <text:p>899.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99.84">
                <text:p>899.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99.84">
                <text:p>899.8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99.84">
                <text:p>899.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99.84">
                <text:p>899.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99.84">
                <text:p>899.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99.9">
                <text:p>899.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99.94">
                <text:p>899.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00.12">
                <text:p>900.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00.12">
                <text:p>900.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00.12">
                <text:p>900.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00.12">
                <text:p>900.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00.12">
                <text:p>900.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0.12">
                <text:p>900.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00.04">
                <text:p>900.0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00.07">
                <text:p>900.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99.89">
                <text:p>899.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99.89">
                <text:p>899.8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99.89">
                <text:p>899.8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99.89">
                <text:p>899.8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99.89">
                <text:p>899.8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00.02">
                <text:p>900.0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9.88">
                <text:p>899.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9.88">
                <text:p>899.8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99.88">
                <text:p>899.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99.88">
                <text:p>899.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9.88">
                <text:p>899.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0.01">
                <text:p>900.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0.01">
                <text:p>900.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0.01">
                <text:p>900.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0.01">
                <text:p>900.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0.01">
                <text:p>900.0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99.98">
                <text:p>899.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99.95">
                <text:p>899.9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69.51">
                <text:p>869.5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69.51">
                <text:p>869.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69.51">
                <text:p>869.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69.51">
                <text:p>869.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69.51">
                <text:p>869.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38.32">
                <text:p>838.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38.32">
                <text:p>838.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38.32">
                <text:p>838.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38.32">
                <text:p>838.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38.32">
                <text:p>838.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29.36">
                <text:p>829.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29.36">
                <text:p>829.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29.36">
                <text:p>829.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29.36">
                <text:p>829.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29.36">
                <text:p>829.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23.91">
                <text:p>823.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23.91">
                <text:p>823.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23.91">
                <text:p>823.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23.91">
                <text:p>823.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23.91">
                <text:p>823.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18.7">
                <text:p>818.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18.7">
                <text:p>818.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18.7">
                <text:p>818.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18.7">
                <text:p>818.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18.7">
                <text:p>818.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14.58">
                <text:p>814.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14.58">
                <text:p>814.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14.58">
                <text:p>814.5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14.58">
                <text:p>814.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14.58">
                <text:p>814.5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11.61">
                <text:p>811.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11.59">
                <text:p>811.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11.59">
                <text:p>811.5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11.59">
                <text:p>811.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11.59">
                <text:p>811.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11.59">
                <text:p>811.5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05.62">
                <text:p>805.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05.62">
                <text:p>805.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05.62">
                <text:p>805.6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05.62">
                <text:p>805.6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05.62">
                <text:p>805.6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03.78">
                <text:p>803.7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03.78">
                <text:p>803.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03.78">
                <text:p>803.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03.78">
                <text:p>803.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03.78">
                <text:p>803.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02.06">
                <text:p>802.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02.06">
                <text:p>802.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02.06">
                <text:p>802.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02.06">
                <text:p>802.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02.06">
                <text:p>802.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00.62">
                <text:p>800.6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00.62">
                <text:p>800.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00.62">
                <text:p>800.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00.62">
                <text:p>800.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00.62">
                <text:p>800.6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99.61">
                <text:p>799.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99.61">
                <text:p>799.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99.61">
                <text:p>799.6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99.61">
                <text:p>799.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99.61">
                <text:p>799.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99.61">
                <text:p>799.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98.45">
                <text:p>798.4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98.45">
                <text:p>798.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98.45">
                <text:p>798.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98.45">
                <text:p>798.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98.45">
                <text:p>798.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96.76">
                <text:p>796.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96.76">
                <text:p>796.7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96.76">
                <text:p>796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96.76">
                <text:p>796.7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96.76">
                <text:p>796.7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96.22">
                <text:p>796.2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96.22">
                <text:p>796.2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96.22">
                <text:p>796.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96.22">
                <text:p>796.2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96.22">
                <text:p>796.2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95.44">
                <text:p>795.4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95.44">
                <text:p>795.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95.44">
                <text:p>795.4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95.44">
                <text:p>795.4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95.44">
                <text:p>795.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94.83">
                <text:p>794.8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94.83">
                <text:p>794.8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94.83">
                <text:p>794.8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94.83">
                <text:p>794.8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94.83">
                <text:p>794.8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93.78">
                <text:p>793.7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93.78">
                <text:p>793.7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93.78">
                <text:p>793.7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93.78">
                <text:p>793.7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93.78">
                <text:p>793.7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93.78">
                <text:p>793.7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93.75">
                <text:p>793.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93.75">
                <text:p>793.7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93.75">
                <text:p>793.7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93.75">
                <text:p>793.7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93.75">
                <text:p>793.7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93.44">
                <text:p>793.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93.44">
                <text:p>793.4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93.44">
                <text:p>793.4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93.44">
                <text:p>793.4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93.44">
                <text:p>793.4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93.25">
                <text:p>793.2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93.25">
                <text:p>793.2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93.25">
                <text:p>793.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93.25">
                <text:p>793.2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93.25">
                <text:p>793.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93.12">
                <text:p>793.1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93.12">
                <text:p>793.1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93.12">
                <text:p>793.1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93.12">
                <text:p>793.1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93.12">
                <text:p>793.1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91.63">
                <text:p>791.6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91.63">
                <text:p>791.6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91.63">
                <text:p>791.6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791.63">
                <text:p>791.6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91.63">
                <text:p>791.6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91.63">
                <text:p>791.6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92.09">
                <text:p>792.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92.09">
                <text:p>792.0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92.09">
                <text:p>792.0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92.09">
                <text:p>792.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92.09">
                <text:p>792.0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92.01">
                <text:p>792.0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92.01">
                <text:p>792.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92.01">
                <text:p>792.0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92.01">
                <text:p>792.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92.01">
                <text:p>792.0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91.75">
                <text:p>791.7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91.75">
                <text:p>791.7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91.75">
                <text:p>791.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91.75">
                <text:p>791.7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91.75">
                <text:p>791.7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91.79">
                <text:p>791.7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91.79">
                <text:p>791.7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91.79">
                <text:p>791.7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91.79">
                <text:p>791.7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91.79">
                <text:p>791.7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91.85">
                <text:p>791.8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91.85">
                <text:p>791.8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91.85">
                <text:p>791.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91.85">
                <text:p>791.8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91.85">
                <text:p>791.8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91.67">
                <text:p>791.6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91.67">
                <text:p>791.6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91.67">
                <text:p>791.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91.67">
                <text:p>791.6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91.67">
                <text:p>791.6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91.67">
                <text:p>791.6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91.19">
                <text:p>791.1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91.19">
                <text:p>791.1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91.19">
                <text:p>791.1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91.19">
                <text:p>791.1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91.19">
                <text:p>791.1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90.58">
                <text:p>790.5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90.58">
                <text:p>790.5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90.58">
                <text:p>790.5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90.58">
                <text:p>790.5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90.58">
                <text:p>790.5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91.3">
                <text:p>791.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90.42">
                <text:p>790.4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90.42">
                <text:p>790.4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90.42">
                <text:p>790.4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0.42">
                <text:p>790.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90.42">
                <text:p>790.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90.62">
                <text:p>790.6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90.62">
                <text:p>790.6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90.62">
                <text:p>790.6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90.62">
                <text:p>790.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90.62">
                <text:p>790.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90.62">
                <text:p>790.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848.42">
                <text:p>848.4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848.42">
                <text:p>848.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848.42">
                <text:p>848.4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848.42">
                <text:p>848.4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848.42">
                <text:p>848.4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868.03">
                <text:p>868.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868.03">
                <text:p>868.0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68.03">
                <text:p>868.0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68.03">
                <text:p>868.0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868.03">
                <text:p>868.0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76.13">
                <text:p>876.1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76.13">
                <text:p>876.1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76.13">
                <text:p>876.1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76.13">
                <text:p>876.1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76.13">
                <text:p>876.1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81.99">
                <text:p>881.9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81.99">
                <text:p>881.9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881.99">
                <text:p>881.9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881.99">
                <text:p>881.9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81.99">
                <text:p>881.9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886.25">
                <text:p>886.2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886.25">
                <text:p>886.2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886.25">
                <text:p>886.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886.25">
                <text:p>886.2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886.25">
                <text:p>886.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889.44">
                <text:p>889.4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89.44">
                <text:p>889.4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889.44">
                <text:p>889.4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889.44">
                <text:p>889.4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89.44">
                <text:p>889.4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889.44">
                <text:p>889.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891.96">
                <text:p>891.9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91.96">
                <text:p>891.9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91.96">
                <text:p>891.9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91.96">
                <text:p>891.9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891.96">
                <text:p>891.9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893.71">
                <text:p>893.7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893.71">
                <text:p>893.7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93.71">
                <text:p>893.7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93.71">
                <text:p>893.7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93.71">
                <text:p>893.7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95.07">
                <text:p>895.0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95.07">
                <text:p>895.0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95.07">
                <text:p>895.0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95.07">
                <text:p>895.0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95.07">
                <text:p>895.0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96.17">
                <text:p>896.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96.17">
                <text:p>896.1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96.17">
                <text:p>896.1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96.17">
                <text:p>896.1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96.17">
                <text:p>896.1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897.06">
                <text:p>897.0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897.06">
                <text:p>897.0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897.06">
                <text:p>897.0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897.06">
                <text:p>897.0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97.06">
                <text:p>897.0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97.56">
                <text:p>897.5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97.56">
                <text:p>897.5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97.56">
                <text:p>897.5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97.56">
                <text:p>897.5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97.56">
                <text:p>897.5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97.56">
                <text:p>897.5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98.03">
                <text:p>898.0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898.03">
                <text:p>898.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98.03">
                <text:p>898.0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98.03">
                <text:p>898.0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98.03">
                <text:p>898.0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98.35">
                <text:p>898.3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898.35">
                <text:p>898.3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98.35">
                <text:p>898.3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98.35">
                <text:p>898.3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98.35">
                <text:p>898.3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98.73">
                <text:p>898.7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98.73">
                <text:p>898.7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98.73">
                <text:p>898.7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98.73">
                <text:p>898.7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98.73">
                <text:p>898.7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98.82">
                <text:p>898.8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98.82">
                <text:p>898.8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98.82">
                <text:p>898.8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98.82">
                <text:p>898.8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98.82">
                <text:p>898.8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98.97">
                <text:p>898.9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98.81">
                <text:p>898.8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98.81">
                <text:p>898.8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98.81">
                <text:p>898.8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98.81">
                <text:p>898.8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98.81">
                <text:p>898.8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98.88">
                <text:p>898.8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98.88">
                <text:p>898.8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98.88">
                <text:p>898.8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98.88">
                <text:p>898.8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98.88">
                <text:p>898.8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98.79">
                <text:p>898.7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98.79">
                <text:p>898.7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98.79">
                <text:p>898.7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98.79">
                <text:p>898.7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98.79">
                <text:p>898.7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98.79">
                <text:p>898.7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98.8">
                <text:p>898.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98.8">
                <text:p>898.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98.8">
                <text:p>898.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98.8">
                <text:p>898.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98.8">
                <text:p>898.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98.89">
                <text:p>898.8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98.86">
                <text:p>898.8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98.91">
                <text:p>898.9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98.92">
                <text:p>898.9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42.43">
                <text:p>842.4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42.43">
                <text:p>842.4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42.43">
                <text:p>842.4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42.43">
                <text:p>842.4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42.43">
                <text:p>842.4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36.62">
                <text:p>836.6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36.62">
                <text:p>836.6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36.62">
                <text:p>836.6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36.62">
                <text:p>836.6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36.62">
                <text:p>836.6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36.62">
                <text:p>836.6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29.32">
                <text:p>829.3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29.32">
                <text:p>829.3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29.32">
                <text:p>829.3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29.32">
                <text:p>829.3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29.32">
                <text:p>829.3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23.52">
                <text:p>823.5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23.52">
                <text:p>823.5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23.52">
                <text:p>823.5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23.52">
                <text:p>823.5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823.52">
                <text:p>823.5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18.47">
                <text:p>818.4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18.47">
                <text:p>818.4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18.47">
                <text:p>818.4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18.47">
                <text:p>818.4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18.47">
                <text:p>818.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14.12">
                <text:p>814.1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14.12">
                <text:p>814.1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14.12">
                <text:p>814.1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14.12">
                <text:p>814.1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814.12">
                <text:p>814.1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11.22">
                <text:p>811.2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11.22">
                <text:p>811.2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11.22">
                <text:p>811.2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11.22">
                <text:p>811.2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811.22">
                <text:p>811.2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08.29">
                <text:p>808.2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08.29">
                <text:p>808.2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08.29">
                <text:p>808.2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08.29">
                <text:p>808.2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08.29">
                <text:p>808.2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08.29">
                <text:p>808.2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05.52">
                <text:p>805.5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05.52">
                <text:p>805.5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05.52">
                <text:p>805.5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05.52">
                <text:p>805.5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05.52">
                <text:p>805.5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03.27">
                <text:p>803.2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03.27">
                <text:p>803.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03.27">
                <text:p>803.2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03.27">
                <text:p>803.2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03.27">
                <text:p>803.2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01.77">
                <text:p>801.7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01.77">
                <text:p>801.7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01.77">
                <text:p>801.7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01.77">
                <text:p>801.7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01.77">
                <text:p>801.7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99.87">
                <text:p>799.8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99.87">
                <text:p>799.8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99.87">
                <text:p>799.8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99.87">
                <text:p>799.8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99.87">
                <text:p>799.8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98.54">
                <text:p>798.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98.54">
                <text:p>798.5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98.54">
                <text:p>798.5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98.54">
                <text:p>798.5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98.54">
                <text:p>798.5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97.48">
                <text:p>797.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97.48">
                <text:p>797.4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97.48">
                <text:p>797.4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97.48">
                <text:p>797.4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97.48">
                <text:p>797.4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96.54">
                <text:p>796.5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96.54">
                <text:p>796.5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96.54">
                <text:p>796.5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96.54">
                <text:p>796.5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96.54">
                <text:p>796.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96.54">
                <text:p>796.5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95.98">
                <text:p>795.9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95.98">
                <text:p>795.9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95.98">
                <text:p>795.9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95.98">
                <text:p>795.9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95.98">
                <text:p>795.9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94.95">
                <text:p>794.9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94.95">
                <text:p>794.9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94.95">
                <text:p>794.9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94.95">
                <text:p>794.9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94.95">
                <text:p>794.9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94.41">
                <text:p>794.4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94.41">
                <text:p>794.4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94.41">
                <text:p>794.4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94.41">
                <text:p>794.4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94.41">
                <text:p>794.4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94.08">
                <text:p>794.0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94.08">
                <text:p>794.0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94.08">
                <text:p>794.0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94.08">
                <text:p>794.0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94.08">
                <text:p>794.0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93.41">
                <text:p>793.4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93.41">
                <text:p>793.4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93.41">
                <text:p>793.4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93.41">
                <text:p>793.4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93.41">
                <text:p>793.4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92.95">
                <text:p>792.9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92.95">
                <text:p>792.9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92.95">
                <text:p>792.9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92.95">
                <text:p>792.9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92.95">
                <text:p>792.9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92.95">
                <text:p>792.9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92.65">
                <text:p>792.6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92.65">
                <text:p>792.6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92.65">
                <text:p>792.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92.65">
                <text:p>792.6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92.65">
                <text:p>792.6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93.17">
                <text:p>793.1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93.17">
                <text:p>793.1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93.17">
                <text:p>793.1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93.17">
                <text:p>793.1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93.17">
                <text:p>793.1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92.53">
                <text:p>792.5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93.46">
                <text:p>793.4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93.46">
                <text:p>793.4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93.46">
                <text:p>793.4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93.46">
                <text:p>793.4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93.46">
                <text:p>793.4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95.19">
                <text:p>795.1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95.19">
                <text:p>795.1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95.19">
                <text:p>795.1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95.19">
                <text:p>795.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95.19">
                <text:p>795.1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800.02">
                <text:p>800.0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800.02">
                <text:p>800.0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00.02">
                <text:p>800.0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00.02">
                <text:p>800.0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00.02">
                <text:p>800.0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00.02">
                <text:p>800.0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10.86">
                <text:p>810.8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810.86">
                <text:p>810.8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10.86">
                <text:p>810.8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10.86">
                <text:p>810.8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10.86">
                <text:p>810.8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46.95">
                <text:p>846.9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846.95">
                <text:p>846.9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46.95">
                <text:p>846.9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46.95">
                <text:p>846.9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846.95">
                <text:p>846.9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873.15">
                <text:p>873.1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873.15">
                <text:p>873.1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73.15">
                <text:p>873.1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73.15">
                <text:p>873.1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73.15">
                <text:p>873.1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80.44">
                <text:p>880.4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80.44">
                <text:p>880.4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80.44">
                <text:p>880.4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80.44">
                <text:p>880.4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80.44">
                <text:p>880.4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85.39">
                <text:p>885.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85.39">
                <text:p>885.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85.39">
                <text:p>885.3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85.39">
                <text:p>885.3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85.39">
                <text:p>885.3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88.8">
                <text:p>888.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88.8">
                <text:p>888.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88.8">
                <text:p>888.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88.8">
                <text:p>888.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888.8">
                <text:p>888.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888.8">
                <text:p>888.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91.64">
                <text:p>891.6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891.64">
                <text:p>891.6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891.64">
                <text:p>891.6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91.64">
                <text:p>891.6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91.64">
                <text:p>891.6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93.6">
                <text:p>893.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93.6">
                <text:p>893.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93.6">
                <text:p>893.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93.6">
                <text:p>893.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93.6">
                <text:p>893.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95.1">
                <text:p>895.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895.1">
                <text:p>895.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895.1">
                <text:p>895.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895.1">
                <text:p>895.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895.1">
                <text:p>895.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896.13">
                <text:p>896.1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96.13">
                <text:p>896.1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6.13">
                <text:p>896.1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96.13">
                <text:p>896.1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96.13">
                <text:p>896.1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897.1">
                <text:p>897.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97.1">
                <text:p>897.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97.1">
                <text:p>897.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97.1">
                <text:p>897.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97.1">
                <text:p>897.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97.64">
                <text:p>897.6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897.64">
                <text:p>897.6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897.64">
                <text:p>897.6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97.64">
                <text:p>897.6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897.64">
                <text:p>897.6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897.64">
                <text:p>897.6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97.98">
                <text:p>897.9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897.98">
                <text:p>897.9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97.98">
                <text:p>897.9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97.98">
                <text:p>897.9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897.98">
                <text:p>897.9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98.41">
                <text:p>898.4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98.41">
                <text:p>898.4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98.41">
                <text:p>898.4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98.41">
                <text:p>898.4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98.41">
                <text:p>898.4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898.6">
                <text:p>898.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98.6">
                <text:p>898.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898.6">
                <text:p>898.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898.6">
                <text:p>898.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98.6">
                <text:p>898.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99.04">
                <text:p>899.0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898.95">
                <text:p>898.9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898.94">
                <text:p>898.9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98.96">
                <text:p>898.9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898.96">
                <text:p>898.9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898.96">
                <text:p>898.9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898.96">
                <text:p>898.9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98.96">
                <text:p>898.9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98.54">
                <text:p>898.5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98.54">
                <text:p>898.5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898.54">
                <text:p>898.5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98.54">
                <text:p>898.5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98.54">
                <text:p>898.5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97.88">
                <text:p>897.8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97.88">
                <text:p>897.8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97.88">
                <text:p>897.8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897.88">
                <text:p>897.8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897.88">
                <text:p>897.8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859.04">
                <text:p>859.0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859.03">
                <text:p>859.0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859.03">
                <text:p>859.0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59.03">
                <text:p>859.0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59.03">
                <text:p>859.0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859.03">
                <text:p>859.0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37.98">
                <text:p>837.9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37.98">
                <text:p>837.9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37.98">
                <text:p>837.9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37.98">
                <text:p>837.9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37.98">
                <text:p>837.9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29.15">
                <text:p>829.1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29.15">
                <text:p>829.1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29.15">
                <text:p>829.1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29.15">
                <text:p>829.1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29.15">
                <text:p>829.1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22.31">
                <text:p>822.3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22.31">
                <text:p>822.3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22.31">
                <text:p>822.3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22.31">
                <text:p>822.3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22.31">
                <text:p>822.3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18.89">
                <text:p>818.8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18.89">
                <text:p>818.8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18.89">
                <text:p>818.8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18.89">
                <text:p>818.8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18.89">
                <text:p>818.8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15.33">
                <text:p>815.3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15.33">
                <text:p>815.3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15.33">
                <text:p>815.3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15.33">
                <text:p>815.3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15.33">
                <text:p>815.3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13.02">
                <text:p>813.0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13.02">
                <text:p>813.0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13.02">
                <text:p>813.0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13.02">
                <text:p>813.0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13.02">
                <text:p>813.0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13.02">
                <text:p>813.0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10.82">
                <text:p>810.8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10.82">
                <text:p>810.8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10.82">
                <text:p>810.8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10.82">
                <text:p>810.8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10.82">
                <text:p>810.8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09.73">
                <text:p>809.7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09.73">
                <text:p>809.7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09.73">
                <text:p>809.7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09.73">
                <text:p>809.7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09.73">
                <text:p>809.7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08.81">
                <text:p>808.8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08.81">
                <text:p>808.8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08.81">
                <text:p>808.8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08.81">
                <text:p>808.8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08.81">
                <text:p>808.8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09.29">
                <text:p>809.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09.29">
                <text:p>809.2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09.29">
                <text:p>809.2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09.29">
                <text:p>809.2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09.29">
                <text:p>809.2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10.09">
                <text:p>810.0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10.09">
                <text:p>810.0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10.09">
                <text:p>810.0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10.09">
                <text:p>810.0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10.09">
                <text:p>810.0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08.17">
                <text:p>808.1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08.17">
                <text:p>808.1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08.17">
                <text:p>808.1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08.17">
                <text:p>808.1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08.17">
                <text:p>808.1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08.17">
                <text:p>808.1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16.79">
                <text:p>816.7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16.79">
                <text:p>816.7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16.79">
                <text:p>816.7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16.79">
                <text:p>816.7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16.79">
                <text:p>816.7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27.73">
                <text:p>827.7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27.73">
                <text:p>827.7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27.73">
                <text:p>827.7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27.73">
                <text:p>827.7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27.73">
                <text:p>827.7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23.45">
                <text:p>823.4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23.45">
                <text:p>823.4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23.45">
                <text:p>823.4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23.45">
                <text:p>823.4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23.45">
                <text:p>823.4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31.86">
                <text:p>831.8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31.86">
                <text:p>831.8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31.86">
                <text:p>831.8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31.86">
                <text:p>831.8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31.86">
                <text:p>831.8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33.92">
                <text:p>833.9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33.92">
                <text:p>833.9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33.92">
                <text:p>833.9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33.92">
                <text:p>833.9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33.92">
                <text:p>833.9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34.66">
                <text:p>834.6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34.66">
                <text:p>834.6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34.66">
                <text:p>834.6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34.66">
                <text:p>834.6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34.66">
                <text:p>834.6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34.66">
                <text:p>834.6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33.93">
                <text:p>833.9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33.93">
                <text:p>833.9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33.93">
                <text:p>833.9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33.93">
                <text:p>833.9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33.93">
                <text:p>833.9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21.62">
                <text:p>821.6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21.62">
                <text:p>821.6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21.62">
                <text:p>821.6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21.62">
                <text:p>821.6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21.62">
                <text:p>821.6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22.61">
                <text:p>822.6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22.61">
                <text:p>822.6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22.61">
                <text:p>822.6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22.61">
                <text:p>822.6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22.61">
                <text:p>822.6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31.44">
                <text:p>831.4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31.44">
                <text:p>831.4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31.44">
                <text:p>831.4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31.44">
                <text:p>831.4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31.44">
                <text:p>831.4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37.75">
                <text:p>837.7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37.75">
                <text:p>837.7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37.75">
                <text:p>837.7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37.75">
                <text:p>837.7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37.75">
                <text:p>837.7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36.69">
                <text:p>836.6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36.69">
                <text:p>836.6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36.69">
                <text:p>836.6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36.69">
                <text:p>836.6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36.69">
                <text:p>836.6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36.69">
                <text:p>836.6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33.3">
                <text:p>833.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33.3">
                <text:p>833.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33.3">
                <text:p>833.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33.3">
                <text:p>833.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33.3">
                <text:p>833.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31.79">
                <text:p>831.7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31.79">
                <text:p>831.7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31.79">
                <text:p>831.7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31.79">
                <text:p>831.7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31.79">
                <text:p>831.7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30.53">
                <text:p>830.5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30.53">
                <text:p>830.5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30.53">
                <text:p>830.5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30.53">
                <text:p>830.5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30.53">
                <text:p>830.5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29.85">
                <text:p>829.8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29.85">
                <text:p>829.8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29.85">
                <text:p>829.8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29.85">
                <text:p>829.8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29.85">
                <text:p>829.8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29.05">
                <text:p>829.0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29.05">
                <text:p>829.0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29.05">
                <text:p>829.0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29.05">
                <text:p>829.0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29.05">
                <text:p>829.0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28.88">
                <text:p>828.8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28.88">
                <text:p>828.8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28.88">
                <text:p>828.8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28.88">
                <text:p>828.8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28.88">
                <text:p>828.8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28.88">
                <text:p>828.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26.87">
                <text:p>826.8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6.87">
                <text:p>826.8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26.87">
                <text:p>826.8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26.87">
                <text:p>826.8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26.87">
                <text:p>826.8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26.49">
                <text:p>826.4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26.49">
                <text:p>826.4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26.49">
                <text:p>826.4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26.49">
                <text:p>826.4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26.49">
                <text:p>826.4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26.39">
                <text:p>826.3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26.39">
                <text:p>826.3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26.39">
                <text:p>826.3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26.39">
                <text:p>826.3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26.39">
                <text:p>826.3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25.92">
                <text:p>825.9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25.92">
                <text:p>825.9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25.92">
                <text:p>825.9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25.92">
                <text:p>825.9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25.92">
                <text:p>825.9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24.95">
                <text:p>824.9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24.95">
                <text:p>824.9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24.95">
                <text:p>824.9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24.95">
                <text:p>824.9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24.95">
                <text:p>824.9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24.36">
                <text:p>824.3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24.35">
                <text:p>824.3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24.35">
                <text:p>824.3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24.35">
                <text:p>824.3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24.35">
                <text:p>824.3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24.35">
                <text:p>824.3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24.1">
                <text:p>824.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24.1">
                <text:p>824.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24.1">
                <text:p>824.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24.1">
                <text:p>824.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24.1">
                <text:p>824.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24.42">
                <text:p>824.4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24.42">
                <text:p>824.4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24.42">
                <text:p>824.4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24.42">
                <text:p>824.4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24.42">
                <text:p>824.4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23.98">
                <text:p>823.9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23.98">
                <text:p>823.9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23.98">
                <text:p>823.9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23.98">
                <text:p>823.9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23.98">
                <text:p>823.9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24.19">
                <text:p>824.1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24.19">
                <text:p>824.1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24.19">
                <text:p>824.1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24.19">
                <text:p>824.1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24.19">
                <text:p>824.1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27.76">
                <text:p>827.7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27.76">
                <text:p>827.7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27.76">
                <text:p>827.7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27.76">
                <text:p>827.7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27.76">
                <text:p>827.7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36.09">
                <text:p>836.0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36.09">
                <text:p>836.0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36.09">
                <text:p>836.0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36.09">
                <text:p>836.0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36.09">
                <text:p>836.0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36.09">
                <text:p>836.0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71.43">
                <text:p>871.4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71.43">
                <text:p>871.4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71.43">
                <text:p>871.4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71.43">
                <text:p>871.4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71.43">
                <text:p>871.4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85.41">
                <text:p>885.4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85.41">
                <text:p>885.4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85.41">
                <text:p>885.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85.41">
                <text:p>885.4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85.41">
                <text:p>885.4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89.63">
                <text:p>889.6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89.63">
                <text:p>889.6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89.63">
                <text:p>889.6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89.63">
                <text:p>889.6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89.63">
                <text:p>889.6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92.44">
                <text:p>892.4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92.44">
                <text:p>892.4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92.44">
                <text:p>892.4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92.44">
                <text:p>892.4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92.44">
                <text:p>892.4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94.38">
                <text:p>894.3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94.38">
                <text:p>894.3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94.38">
                <text:p>894.3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94.38">
                <text:p>894.3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94.38">
                <text:p>894.3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95.88">
                <text:p>895.8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95.88">
                <text:p>895.8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95.88">
                <text:p>895.8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95.88">
                <text:p>895.8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95.88">
                <text:p>895.8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95.88">
                <text:p>895.8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97.03">
                <text:p>897.0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97.03">
                <text:p>897.0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97.03">
                <text:p>897.0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97.03">
                <text:p>897.0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97.03">
                <text:p>897.0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97.79">
                <text:p>897.7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97.79">
                <text:p>897.7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97.79">
                <text:p>897.7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97.79">
                <text:p>897.7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97.79">
                <text:p>897.7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98.24">
                <text:p>898.2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98.24">
                <text:p>898.2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98.24">
                <text:p>898.2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98.24">
                <text:p>898.2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98.24">
                <text:p>898.2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98.93">
                <text:p>898.9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99.44">
                <text:p>899.4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99.44">
                <text:p>899.4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99.44">
                <text:p>899.4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99.44">
                <text:p>899.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99.44">
                <text:p>899.4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99.44">
                <text:p>899.4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99.4">
                <text:p>899.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99.4">
                <text:p>899.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99.4">
                <text:p>899.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99.4">
                <text:p>899.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99.4">
                <text:p>899.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99.54">
                <text:p>899.5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99.48">
                <text:p>899.4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99.48">
                <text:p>899.4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99.48">
                <text:p>899.4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99.48">
                <text:p>899.4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99.48">
                <text:p>899.4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99.58">
                <text:p>899.5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99.58">
                <text:p>899.5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99.58">
                <text:p>899.5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99.58">
                <text:p>899.5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99.58">
                <text:p>899.5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99.6">
                <text:p>899.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99.6">
                <text:p>899.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99.6">
                <text:p>899.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99.6">
                <text:p>899.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99.6">
                <text:p>899.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99.6">
                <text:p>899.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99.61">
                <text:p>899.6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99.61">
                <text:p>899.6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99.61">
                <text:p>899.6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99.61">
                <text:p>899.6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99.61">
                <text:p>899.6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02.66">
                <text:p>902.6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02.66">
                <text:p>902.6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02.66">
                <text:p>902.6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02.66">
                <text:p>902.6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02.66">
                <text:p>902.6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14.83">
                <text:p>914.8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14.83">
                <text:p>914.8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14.83">
                <text:p>914.8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14.83">
                <text:p>914.8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14.83">
                <text:p>914.8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25.8">
                <text:p>925.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25.8">
                <text:p>925.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25.8">
                <text:p>925.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25.8">
                <text:p>925.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25.8">
                <text:p>925.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35.19">
                <text:p>935.1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35.19">
                <text:p>935.1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35.19">
                <text:p>935.1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35.19">
                <text:p>935.1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35.19">
                <text:p>935.1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43.25">
                <text:p>943.2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43.25">
                <text:p>943.2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43.25">
                <text:p>943.2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43.25">
                <text:p>943.2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43.25">
                <text:p>943.2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43.25">
                <text:p>943.2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50.21">
                <text:p>950.2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50.21">
                <text:p>950.2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50.21">
                <text:p>950.2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50.21">
                <text:p>950.2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50.21">
                <text:p>950.2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56.31">
                <text:p>956.3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56.31">
                <text:p>956.3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56.31">
                <text:p>956.3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56.31">
                <text:p>956.3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56.31">
                <text:p>956.3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61.57">
                <text:p>961.5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61.57">
                <text:p>961.5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61.57">
                <text:p>961.5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61.57">
                <text:p>961.5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61.57">
                <text:p>961.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66.22">
                <text:p>966.2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66.22">
                <text:p>966.2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66.22">
                <text:p>966.2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66.22">
                <text:p>966.2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66.22">
                <text:p>966.2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70.25">
                <text:p>970.2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70.25">
                <text:p>970.2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70.25">
                <text:p>970.2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70.25">
                <text:p>970.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70.25">
                <text:p>970.2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73.83">
                <text:p>973.8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73.83">
                <text:p>973.8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73.83">
                <text:p>973.8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73.83">
                <text:p>973.8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73.83">
                <text:p>973.8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76.91">
                <text:p>976.9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76.93">
                <text:p>976.9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76.93">
                <text:p>976.9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76.93">
                <text:p>976.9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76.93">
                <text:p>976.9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76.93">
                <text:p>976.9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79.75">
                <text:p>979.7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79.75">
                <text:p>979.7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79.75">
                <text:p>979.7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79.75">
                <text:p>979.7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79.75">
                <text:p>979.7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82.38">
                <text:p>982.3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82.38">
                <text:p>982.3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82.38">
                <text:p>982.3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82.38">
                <text:p>982.3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82.38">
                <text:p>982.3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84.49">
                <text:p>984.4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86.13">
                <text:p>986.1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86.13">
                <text:p>986.1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86.13">
                <text:p>986.1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86.13">
                <text:p>986.1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86.13">
                <text:p>986.1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87.7">
                <text:p>987.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87.7">
                <text:p>987.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87.7">
                <text:p>987.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87.7">
                <text:p>987.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87.7">
                <text:p>987.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89.37">
                <text:p>989.3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89.37">
                <text:p>989.3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89.37">
                <text:p>989.3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89.37">
                <text:p>989.3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89.37">
                <text:p>989.3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89.37">
                <text:p>989.3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91.15">
                <text:p>991.1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91.15">
                <text:p>991.1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91.15">
                <text:p>991.1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91.15">
                <text:p>991.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91.15">
                <text:p>991.1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92.36">
                <text:p>992.3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92.36">
                <text:p>992.3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92.36">
                <text:p>992.3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92.36">
                <text:p>992.3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92.36">
                <text:p>992.3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93.33">
                <text:p>993.3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93.33">
                <text:p>993.3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93.33">
                <text:p>993.3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93.33">
                <text:p>993.3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93.33">
                <text:p>993.3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94.42">
                <text:p>994.4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94.42">
                <text:p>994.4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94.42">
                <text:p>994.4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94.42">
                <text:p>994.4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94.42">
                <text:p>994.4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95.43">
                <text:p>995.4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95.43">
                <text:p>995.4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95.43">
                <text:p>995.4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95.43">
                <text:p>995.4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95.43">
                <text:p>995.4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96.39">
                <text:p>996.3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96.39">
                <text:p>996.3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96.39">
                <text:p>996.3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96.39">
                <text:p>996.3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96.39">
                <text:p>996.3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96.39">
                <text:p>996.3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97.97">
                <text:p>997.9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97.97">
                <text:p>997.9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97.97">
                <text:p>997.9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97.97">
                <text:p>997.9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97.97">
                <text:p>997.9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98.68">
                <text:p>998.6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98.68">
                <text:p>998.6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98.68">
                <text:p>998.6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98.68">
                <text:p>998.6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98.68">
                <text:p>998.6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99.32">
                <text:p>999.3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99.32">
                <text:p>999.3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99.32">
                <text:p>999.3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99.32">
                <text:p>999.3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99.32">
                <text:p>999.3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99.93">
                <text:p>999.9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99.93">
                <text:p>999.9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99.93">
                <text:p>999.9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99.93">
                <text:p>999.9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99.93">
                <text:p>999.9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000.96">
                <text:p>1000.9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000.96">
                <text:p>1000.9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00.96">
                <text:p>1000.9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000.96">
                <text:p>1000.9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000.96">
                <text:p>1000.9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001.45">
                <text:p>1001.4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001.45">
                <text:p>1001.4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001.45">
                <text:p>1001.4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001.45">
                <text:p>1001.4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001.45">
                <text:p>1001.4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001.92">
                <text:p>1001.9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001.92">
                <text:p>1001.9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001.92">
                <text:p>1001.9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001.92">
                <text:p>1001.9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001.92">
                <text:p>1001.9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002.31">
                <text:p>1002.3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002.31">
                <text:p>1002.3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002.31">
                <text:p>1002.3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002.31">
                <text:p>1002.3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002.31">
                <text:p>1002.3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002.68">
                <text:p>1002.6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002.68">
                <text:p>1002.6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002.68">
                <text:p>1002.6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002.68">
                <text:p>1002.6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002.68">
                <text:p>1002.6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003.07">
                <text:p>1003.0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003.07">
                <text:p>1003.0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003.07">
                <text:p>1003.0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003.07">
                <text:p>1003.0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003.07">
                <text:p>1003.0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003.37">
                <text:p>1003.3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003.37">
                <text:p>1003.3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03.37">
                <text:p>1003.3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03.37">
                <text:p>1003.3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003.37">
                <text:p>1003.3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003.7">
                <text:p>1003.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003.7">
                <text:p>1003.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003.7">
                <text:p>1003.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003.7">
                <text:p>1003.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004.01">
                <text:p>1004.01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004.01">
                <text:p>1004.0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004.01">
                <text:p>1004.0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004.01">
                <text:p>1004.0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04.01">
                <text:p>1004.0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004.26">
                <text:p>1004.26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004.26">
                <text:p>1004.2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004.26">
                <text:p>1004.2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004.26">
                <text:p>1004.2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004.26">
                <text:p>1004.2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004.49">
                <text:p>1004.4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004.49">
                <text:p>1004.4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004.49">
                <text:p>1004.4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004.49">
                <text:p>1004.4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004.49">
                <text:p>1004.49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004.76">
                <text:p>1004.7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004.76">
                <text:p>1004.7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004.76">
                <text:p>1004.7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004.76">
                <text:p>1004.7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004.76">
                <text:p>1004.7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004.99">
                <text:p>1004.9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004.99">
                <text:p>1004.9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004.99">
                <text:p>1004.9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004.99">
                <text:p>1004.9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004.99">
                <text:p>1004.9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005.17">
                <text:p>1005.1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005.17">
                <text:p>1005.17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005.17">
                <text:p>1005.1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005.17">
                <text:p>1005.1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005.17">
                <text:p>1005.1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005.39">
                <text:p>1005.3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005.39">
                <text:p>1005.3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005.39">
                <text:p>1005.3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005.39">
                <text:p>1005.3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005.39">
                <text:p>1005.3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005.56">
                <text:p>1005.5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005.56">
                <text:p>1005.5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005.56">
                <text:p>1005.5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005.56">
                <text:p>1005.5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005.56">
                <text:p>1005.5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005.73">
                <text:p>1005.7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005.85">
                <text:p>1005.8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005.85">
                <text:p>1005.8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005.85">
                <text:p>1005.8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005.85">
                <text:p>1005.8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005.85">
                <text:p>1005.8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006.01">
                <text:p>1006.0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006.01">
                <text:p>1006.0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006.01">
                <text:p>1006.0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06.01">
                <text:p>1006.0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006.01">
                <text:p>1006.0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006.17">
                <text:p>1006.1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006.17">
                <text:p>1006.1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006.17">
                <text:p>1006.1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006.17">
                <text:p>1006.1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006.17">
                <text:p>1006.1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006.31">
                <text:p>1006.3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006.31">
                <text:p>1006.3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006.31">
                <text:p>1006.3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006.31">
                <text:p>1006.3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006.31">
                <text:p>1006.3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006.45">
                <text:p>1006.4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006.45">
                <text:p>1006.4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006.45">
                <text:p>1006.4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006.45">
                <text:p>1006.4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06.45">
                <text:p>1006.4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006.53">
                <text:p>1006.5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006.53">
                <text:p>1006.5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006.53">
                <text:p>1006.5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006.53">
                <text:p>1006.5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06.53">
                <text:p>1006.5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006.66">
                <text:p>1006.66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006.66">
                <text:p>1006.66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006.66">
                <text:p>1006.66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006.66">
                <text:p>1006.6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006.66">
                <text:p>1006.6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006.74">
                <text:p>1006.7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006.74">
                <text:p>1006.7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006.74">
                <text:p>1006.7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006.74">
                <text:p>1006.7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006.74">
                <text:p>1006.7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006.86">
                <text:p>1006.8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006.86">
                <text:p>1006.8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006.86">
                <text:p>1006.8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006.86">
                <text:p>1006.8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006.93">
                <text:p>1006.9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006.93">
                <text:p>1006.9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006.93">
                <text:p>1006.93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006.93">
                <text:p>1006.9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006.93">
                <text:p>1006.93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007.03">
                <text:p>1007.0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007.03">
                <text:p>1007.0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007.03">
                <text:p>1007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